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Alegreya Sans&quot;" svg:font-family="'&quot;docs-Alegreya Sans&quot;'"/>
    <style:font-face style:name="Alegreya Sans" svg:font-family="'Alegreya Sans'"/>
    <style:font-face style:name="Alegreya Sans, Arial" svg:font-family="'Alegreya Sans, Arial'"/>
    <style:font-face style:name="Arial" svg:font-family="Arial"/>
    <style:font-face style:name="Cambria" svg:font-family="Cambria"/>
    <style:font-face style:name="Roboto" svg:font-family="Roboto"/>
    <style:font-face style:name="Roboto Mono" svg:font-family="'Roboto Mono'"/>
    <style:font-face style:name="Roboto Mono, Arial" svg:font-family="'Roboto Mono, Aria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1.06pt"/>
    </style:style>
    <style:style style:name="co2" style:family="table-column">
      <style:table-column-properties fo:break-before="auto" style:column-width="54.06pt"/>
    </style:style>
    <style:style style:name="co3" style:family="table-column">
      <style:table-column-properties fo:break-before="auto" style:column-width="147.06pt"/>
    </style:style>
    <style:style style:name="co4" style:family="table-column">
      <style:table-column-properties fo:break-before="auto" style:column-width="91.81pt"/>
    </style:style>
    <style:style style:name="co5" style:family="table-column">
      <style:table-column-properties fo:break-before="auto" style:column-width="151.09pt"/>
    </style:style>
    <style:style style:name="co6" style:family="table-column">
      <style:table-column-properties fo:break-before="auto" style:column-width="137.76pt"/>
    </style:style>
    <style:style style:name="co7" style:family="table-column">
      <style:table-column-properties fo:break-before="auto" style:column-width="146.44pt"/>
    </style:style>
    <style:style style:name="co8" style:family="table-column">
      <style:table-column-properties fo:break-before="auto" style:column-width="102.25pt"/>
    </style:style>
    <style:style style:name="co9" style:family="table-column">
      <style:table-column-properties fo:break-before="auto" style:column-width="225.44pt"/>
    </style:style>
    <style:style style:name="co10" style:family="table-column">
      <style:table-column-properties fo:break-before="auto" style:column-width="221.41pt"/>
    </style:style>
    <style:style style:name="co11" style:family="table-column">
      <style:table-column-properties fo:break-before="auto" style:column-width="58.7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45.75pt" fo:break-before="auto" style:use-optimal-row-height="false"/>
    </style:style>
    <style:style style:name="ro4" style:family="table-row">
      <style:table-row-properties style:row-height="49.49pt" fo:break-before="auto" style:use-optimal-row-height="false"/>
    </style:style>
    <style:style style:name="ro5" style:family="table-row">
      <style:table-row-properties style:row-height="71.26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8.74pt" fo:break-before="auto" style:use-optimal-row-height="false"/>
    </style:style>
    <style:style style:name="ro8" style:family="table-row">
      <style:table-row-properties style:row-height="15.76pt" fo:break-before="auto" style:use-optimal-row-height="fals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Debt_20_Summaries">
      <style:table-properties table:display="true" style:writing-mode="lr-tb"/>
    </style:style>
    <style:style style:name="ta3" style:family="table" style:master-page-name="PageStyle_5f_deleted_20_data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5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1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9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0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efefe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6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9" style:family="table-cell" style:parent-style-name="Default" style:data-style-name="N13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1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normal" style:font-size-asian="14pt" style:font-style-asian="normal" style:font-weight-asian="normal" style:font-name-complex="Alegreya Sans" style:font-size-complex="14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name-complex="&quot;docs-Alegreya Sans&quot;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4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8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9" style:family="table-cell" style:parent-style-name="Default" style:data-style-name="N129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0" style:family="table-cell" style:parent-style-name="Default" style:data-style-name="N13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28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3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4" style:family="table-cell" style:parent-style-name="Default" style:data-style-name="N130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5" style:family="table-cell" style:parent-style-name="Default" style:data-style-name="N128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6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7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9" style:family="table-cell" style:parent-style-name="Default">
      <style:table-cell-properties fo:border-bottom="none" fo:background-color="#ffffff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0" style:family="table-cell" style:parent-style-name="Default">
      <style:table-cell-properties fo:border-bottom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1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2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3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8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1" style:family="table-cell" style:parent-style-name="Default" style:data-style-name="N129">
      <style:table-cell-properties fo:background-color="#ffffff" style:rotation-align="non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2" style:family="table-cell" style:parent-style-name="Default" style:data-style-name="N130">
      <style:table-cell-properties fo:background-color="#ffffff" style:rotation-align="non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3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3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normal" style:font-size-asian="14pt" style:font-style-asian="normal" style:font-weight-asian="normal" style:font-name-complex="Alegreya Sans" style:font-size-complex="14pt" style:font-style-complex="normal" style:font-weight-complex="normal"/>
    </style:style>
    <style:style style:name="ce10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bold" style:font-size-asian="12pt" style:font-style-asian="normal" style:font-weight-asian="bold" style:font-name-complex="&quot;docs-Alegreya Sans&quot;" style:font-size-complex="12pt" style:font-style-complex="normal" style:font-weight-complex="bold"/>
    </style:style>
    <style:style style:name="ce119" style:family="table-cell" style:parent-style-name="Default" style:data-style-name="N13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4" style:family="table-cell" style:parent-style-name="Default" style:data-style-name="N13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28" style:family="table-cell" style:parent-style-name="Default" style:data-style-name="N13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35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3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3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4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42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4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4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4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48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49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50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52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5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55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56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58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59" style:family="table-cell" style:parent-style-name="Default" style:data-style-name="N13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60" style:family="table-cell" style:parent-style-name="Default" style:data-style-name="N130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T1" style:family="text">
      <style:text-properties fo:color="#000000" style:font-name="Alegreya Sans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fo:color="#000000" style:text-outline="false" fo:font-style="normal" style:text-line-through-type="none" style:text-underline-style="none" style:text-underline-color="font-color" fo:font-weight="normal" fo:font-size="12pt" fo:text-shadow="none"/>
    </style:style>
    <style:style style:name="T4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fo:text-shadow="none" fo:color="#38761d"/>
    </style:style>
    <style:style style:name="T5" style:family="text">
      <style:text-properties fo:color="#000000" style:font-name="Alegreya Sans" fo:font-size="12pt" fo:font-weight="normal" style:text-underline-style="none" style:text-underline-color="font-color" style:text-line-through-type="none" fo:font-style="italic" style:text-outline="false" fo:text-shadow="none" style:text-position="0% 100%" style:font-name-complex="Alegreya Sans" style:font-size-asian="12pt" style:font-size-complex="12pt" style:font-weight-asian="normal" style:font-weight-complex="normal" style:font-style-asian="italic" style:font-style-complex="italic"/>
    </style:style>
    <style:style style:name="T6" style:family="text">
      <style:text-properties style:font-style-complex="normal" style:font-name="Alegreya Sans, Arial" style:font-style-asian="normal" style:font-weight-complex="normal" style:font-weight-asian="normal" style:font-size-complex="12pt" style:font-size-asian="12pt" style:font-name-complex="Alegreya Sans, Arial" style:text-position="0% 100%" fo:color="#000000" style:text-outline="false" fo:font-style="normal" style:text-line-through-type="none" style:text-underline-style="none" style:text-underline-color="font-color" fo:font-weight="normal" fo:font-size="12pt" fo:text-shadow="none"/>
    </style:style>
    <style:style style:name="T7" style:family="text">
      <style:text-properties style:font-name="Alegreya Sans, Arial" style:font-weight-complex="normal" style:font-weight-asian="normal" style:font-size-complex="12pt" style:font-size-asian="12pt" style:font-name-complex="Alegreya Sans, Arial" style:text-position="0% 100%" fo:color="#000000" style:text-outline="false" style:text-line-through-type="none" style:text-underline-style="none" style:text-underline-color="font-color" fo:font-weight="normal" fo:font-size="12pt" fo:text-shadow="none" fo:font-style="italic" style:font-style-asian="italic" style:font-style-complex="italic"/>
    </style:style>
    <style:style style:name="T8" style:family="text">
      <style:text-properties style:text-underline-style="none" style:text-underline-color="font-color" style:font-style-asian="normal" style:font-weight-complex="bold" style:font-weight-asian="bold" style:font-size-complex="11pt" style:font-size-asian="11pt" style:font-name-complex="Roboto Mono" fo:text-shadow="none" fo:font-weight="bold" style:font-name="Roboto Mono" fo:font-size="11pt" fo:color="#000000" style:font-style-complex="normal" style:text-position="0% 100%" style:text-outline="false" fo:font-style="normal" style:text-line-through-type="none"/>
    </style:style>
    <style:style style:name="T9" style:family="text">
      <style:text-properties style:text-underline-style="none" style:text-underline-color="font-color" style:font-style-asian="normal" style:font-size-complex="11pt" style:font-size-asian="11pt" style:font-name-complex="Roboto Mono" fo:text-shadow="none" style:font-name="Roboto Mono" fo:font-size="11pt" fo:color="#000000" style:font-style-complex="normal" style:text-position="0% 100%" style:text-outline="false" fo:font-style="normal" style:text-line-through-type="none" style:font-weight-complex="normal" style:font-weight-asian="normal" fo:font-weight="normal"/>
    </style:style>
    <style:style style:name="T10" style:family="text">
      <style:text-properties style:text-underline-style="none" style:text-underline-color="font-color" style:font-style-asian="normal" style:font-size-complex="11pt" style:font-size-asian="11pt" style:font-name-complex="Roboto Mono" fo:text-shadow="none" style:font-name="Roboto Mono" fo:font-size="11pt" fo:color="#000000" style:font-style-complex="normal" style:text-position="0% 100%" style:text-outline="false" fo:font-style="normal" style:text-line-through-type="none" style:font-weight-complex="bold" style:font-weight-asian="bold" fo:font-weight="bold"/>
    </style:style>
    <style:style style:name="T11" style:family="text">
      <style:text-properties style:text-underline-style="none" style:text-underline-color="font-color" style:font-style-asian="normal" style:font-size-complex="11pt" style:font-size-asian="11pt" style:font-name-complex="Roboto Mono" fo:text-shadow="none" style:font-name="Roboto Mono" fo:font-size="11pt" fo:color="#000000" style:font-style-complex="normal" style:text-position="0% 100%" style:text-outline="false" fo:font-style="normal" style:text-line-through-type="none" fo:font-weight="normal" style:font-weight-asian="normal" style:font-weight-complex="normal"/>
    </style:style>
    <style:style style:name="T12" style:family="text">
      <style:text-properties style:text-underline-style="none" style:text-underline-color="font-color" style:font-style-asian="normal" style:font-size-complex="11pt" style:font-size-asian="11pt" style:font-name-complex="Roboto Mono" fo:text-shadow="none" style:font-name="Roboto Mono" fo:font-size="11pt" fo:color="#000000" style:font-style-complex="normal" style:text-position="0% 100%" style:text-outline="false" fo:font-style="normal" style:text-line-through-type="none" fo:font-weight="bold" style:font-weight-complex="bold" style:font-weight-asian="bold"/>
    </style:style>
    <style:style style:name="T13" style:family="text">
      <style:text-properties style:text-underline-style="none" style:text-underline-color="font-color" style:font-style-asian="normal" style:font-size-complex="11pt" style:font-size-asian="11pt" style:font-name-complex="Roboto Mono" fo:text-shadow="none" style:font-name="Roboto Mono" fo:font-size="11pt" fo:color="#000000" style:font-style-complex="normal" style:text-position="0% 100%" style:text-outline="false" fo:font-style="normal" style:text-line-through-type="none" fo:font-weight="bold" style:font-weight-asian="bold" style:font-weight-complex="bold"/>
    </style:style>
    <style:style style:name="T14" style:family="text">
      <style:text-properties style:font-style-complex="normal" fo:color="#000000" fo:text-shadow="none" style:font-style-asian="normal" style:font-weight-complex="normal" style:font-weight-asian="normal" style:font-size-complex="11pt" style:font-size-asian="11pt" style:font-name-complex="Roboto Mono" style:text-outline="false" fo:font-style="normal" style:text-line-through-type="none" style:text-underline-style="none" style:text-underline-color="font-color" fo:font-weight="normal" fo:font-size="11pt" style:font-name="Roboto Mono" style:text-position="0% 100%"/>
    </style:style>
    <style:style style:name="T15" style:family="text">
      <style:text-properties style:font-style-complex="normal" fo:color="#000000" fo:text-shadow="none" style:font-style-asian="normal" style:font-size-complex="11pt" style:font-size-asian="11pt" style:font-name-complex="Roboto Mono" style:text-outline="false" fo:font-style="normal" style:text-line-through-type="none" style:text-underline-style="none" style:text-underline-color="font-color" fo:font-size="11pt" style:font-name="Roboto Mono" style:text-position="0% 100%" style:font-weight-complex="bold" fo:font-weight="bold" style:font-weight-asian="bold"/>
    </style:style>
    <style:style style:name="T16" style:family="text">
      <style:text-properties style:font-style-complex="normal" fo:color="#000000" fo:text-shadow="none" style:font-style-asian="normal" style:font-size-complex="11pt" style:font-size-asian="11pt" style:font-name-complex="Roboto Mono" style:text-outline="false" fo:font-style="normal" style:text-line-through-type="none" style:text-underline-style="none" style:text-underline-color="font-color" fo:font-size="11pt" style:font-name="Roboto Mono" style:text-position="0% 100%" fo:font-weight="normal" style:font-weight-asian="normal" style:font-weight-complex="normal"/>
    </style:style>
    <style:style style:name="T17" style:family="text">
      <style:text-properties style:font-style-complex="normal" fo:color="#000000" fo:text-shadow="none" style:font-style-asian="normal" style:font-size-complex="11pt" style:font-size-asian="11pt" style:font-name-complex="Roboto Mono" style:text-outline="false" fo:font-style="normal" style:text-line-through-type="none" style:text-underline-style="none" style:text-underline-color="font-color" fo:font-size="11pt" style:font-name="Roboto Mono" style:text-position="0% 100%" fo:font-weight="bold" style:font-weight-asian="bold" style:font-weight-complex="bold"/>
    </style:style>
    <style:style style:name="T18" style:family="text">
      <style:text-properties fo:color="#000000" style:font-name="Roboto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Roboto Mono" style:font-size-asian="11pt" style:font-size-complex="11pt" style:font-weight-asian="normal" style:font-weight-complex="normal" style:font-style-asian="normal" style:font-style-complex="normal"/>
    </style:style>
    <style:style style:name="T19" style:family="text">
      <style:text-properties style:text-position="0% 100%" style:font-style-complex="normal" style:font-style-asian="normal" style:font-weight-complex="bold" style:font-weight-asian="bold" style:font-size-complex="11pt" style:font-size-asian="11pt" style:font-name-complex="Roboto Mono, Arial" fo:color="#000000" fo:text-shadow="none" style:text-outline="false" fo:font-style="normal" style:text-line-through-type="none" style:text-underline-style="none" style:text-underline-color="font-color" fo:font-weight="bold" fo:font-size="11pt" style:font-name="Roboto Mono, Arial"/>
    </style:style>
    <style:style style:name="T20" style:family="text">
      <style:text-properties fo:color="#000000" style:font-name="Roboto Mono, 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Roboto Mono, Arial" style:font-size-asian="11pt" style:font-size-complex="11pt" style:font-weight-asian="bold" style:font-weight-complex="bold" style:font-style-asian="normal" style:font-style-complex="normal"/>
    </style:style>
    <style:style style:name="T21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fo:text-shadow="none" fo:color="#990000"/>
    </style:style>
    <style:style style:name="T22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fo:color="#000000" style:text-position="0% 100%" style:font-name-complex="Alegreya Sans" style:font-size-asian="12pt" style:font-size-complex="12pt" style:font-weight-asian="normal" style:font-weight-complex="normal" style:font-style-asian="normal" style:font-name="Alegreya Sans"/>
    </style:style>
    <style:style style:name="T23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legreya Sans" style:font-size-asian="12pt" style:font-size-complex="12pt" style:font-weight-asian="normal" style:font-weight-complex="normal" style:font-style-asian="normal" style:font-name="Alegreya Sans" fo:color="#990000"/>
    </style:style>
    <style:style style:name="T24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legreya Sans" style:font-size-asian="12pt" style:font-size-complex="12pt" style:font-weight-asian="normal" style:font-weight-complex="normal" style:font-style-asian="normal" style:font-name="Alegreya Sans" fo:color="#000000"/>
    </style:style>
    <style:style style:name="T25" style:family="text">
      <style:text-properties fo:color="#38761d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26" style:family="text">
      <style:text-properties fo:color="#99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27" style:family="text">
      <style:text-properties fo:text-shadow="none" fo:font-size="12pt" fo:font-weight="normal" style:text-underline-style="none" style:text-underline-color="font-color" style:text-line-through-type="none" style:text-outline="false" fo:color="#000000" style:text-position="0% 100%" style:font-name-complex="Alegreya Sans" style:font-size-asian="12pt" style:font-size-complex="12pt" style:font-weight-asian="normal" style:font-weight-complex="normal" style:font-name="Alegreya Sans" fo:font-style="italic" style:font-style-asian="italic" style:font-style-complex="italic"/>
    </style:style>
    <style:style style:name="T28" style:family="text">
      <style:text-properties fo:text-shadow="none" fo:font-size="12pt" fo:font-weight="normal" style:text-underline-style="none" style:text-underline-color="font-color" style:text-line-through-type="none" style:text-outline="false" fo:color="#000000" style:text-position="0% 100%" style:font-name-complex="Alegreya Sans" style:font-size-asian="12pt" style:font-size-complex="12pt" style:font-weight-asian="normal" style:font-weight-complex="normal" style:font-name="Alegreya Sans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1"/>
          <table:table-cell table:style-name="ce51" table:number-columns-spanned="6" table:number-rows-spanned="1"/>
          <table:covered-table-cell table:number-columns-repeated="4" table:style-name="ce21"/>
          <table:covered-table-cell table:style-name="ce93"/>
          <table:table-cell table:style-name="ce108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2" table:number-rows-spanned="1">
            <text:p>Financial Statement</text:p>
          </table:table-cell>
          <table:covered-table-cell table:style-name="ce22"/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 table:number-columns-spanned="5" table:number-rows-spanned="1">
            <text:p>Years collected</text:p>
          </table:table-cell>
          <table:covered-table-cell table:number-columns-repeated="4" table:style-name="ce22"/>
          <table:table-cell table:style-name="ce94" office:value-type="string" calcext:value-type="string">
            <text:p>Re-Organized</text:p>
          </table:table-cell>
          <table:table-cell table:style-name="ce33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office:value-type="string" calcext:value-type="string">
            <text:p>Position</text:p>
          </table:table-cell>
          <table:table-cell table:style-name="ce36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95" office:value-type="string" calcext:value-type="string">
            <text:p><text:span text:style-name="T25">2008-2022</text:span></text:p>
          </table:table-cell>
          <table:table-cell table:style-name="ce33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office:value-type="string" calcext:value-type="string">
            <text:p>Income</text:p>
          </table:table-cell>
          <table:table-cell table:style-name="ce52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96" office:value-type="string" calcext:value-type="string">
            <text:p>2008-2022</text:p>
          </table:table-cell>
          <table:table-cell table:style-name="ce109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office:value-type="string" calcext:value-type="string">
            <text:p>Cash Flow</text:p>
          </table:table-cell>
          <table:table-cell table:style-name="ce52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97" office:value-type="string" calcext:value-type="string">
            <text:p>not yet</text:p>
          </table:table-cell>
          <table:table-cell table:style-name="ce110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table:number-columns-repeated="4"/>
          <table:table-cell table:style-name="ce7"/>
          <table:table-cell table:style-name="ce8"/>
          <table:table-cell table:style-name="ce95"/>
          <table:table-cell table:style-name="ce33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2" table:number-rows-spanned="1">
            <text:p>IRS Form 990</text:p>
          </table:table-cell>
          <table:covered-table-cell table:style-name="ce23"/>
          <table:table-cell table:style-name="ce35" office:value-type="string" calcext:value-type="string" table:number-columns-spanned="3" table:number-rows-spanned="1">
            <text:p>Years collected</text:p>
          </table:table-cell>
          <table:covered-table-cell table:number-columns-repeated="2" table:style-name="ce23"/>
          <table:table-cell table:style-name="ce78" office:value-type="string" calcext:value-type="string" table:number-columns-spanned="4" table:number-rows-spanned="1">
            <text:p>Notes</text:p>
          </table:table-cell>
          <table:covered-table-cell table:number-columns-repeated="2" table:style-name="ce23"/>
          <table:covered-table-cell table:style-name="ce98"/>
          <table:table-cell table:style-name="ce33" table:number-columns-repeated="3"/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2" table:number-rows-spanned="1">
            <text:p>Rocketship Education</text:p>
          </table:table-cell>
          <table:covered-table-cell/>
          <table:table-cell table:style-name="ce5" office:value-type="string" calcext:value-type="string" table:number-columns-spanned="3" table:number-rows-spanned="1">
            <text:p><text:span text:style-name="T3"> </text:span><text:span text:style-name="T4">2010 2011 2012 2013 2014 2015 2016 2017 2018 2019 2020 2021 2022</text:span></text:p>
          </table:table-cell>
          <table:covered-table-cell table:number-columns-repeated="2"/>
          <table:table-cell table:style-name="ce79" office:value-type="string" calcext:value-type="string" table:number-columns-spanned="4" table:number-rows-spanned="1">
            <text:p>* RSED revised its YE 2010 submission. It looks like it reclassified some "SUPPORT SERVICES" revenue (~$1.1M) as a grant or contribution. There were also some less significant changtes. Net revenue decreased by ~$94K.</text:p>
            <text:p>* The YE 2011 submission uses the unrevised YE 2010 data on the first page. The rest of the submission is mostly empty. (I would say 2011 is a "failure to file" because so much is missing.</text:p>
          </table:table-cell>
          <table:covered-table-cell table:number-columns-repeated="2"/>
          <table:covered-table-cell table:style-name="ce99"/>
          <table:table-cell table:style-name="ce33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2" table:number-rows-spanned="1">
            <text:p>Launchpad Development</text:p>
          </table:table-cell>
          <table:covered-table-cell/>
          <table:table-cell table:style-name="ce36" office:value-type="string" calcext:value-type="string" table:number-columns-spanned="3" table:number-rows-spanned="1">
            <text:p>2010 2011 2012 2013 2014 2015 2016 2017 2018 2019 2020</text:p>
          </table:table-cell>
          <table:covered-table-cell table:number-columns-repeated="2"/>
          <table:table-cell table:style-name="ce80" table:number-columns-spanned="4" table:number-rows-spanned="1"/>
          <table:covered-table-cell table:number-columns-repeated="2"/>
          <table:covered-table-cell table:style-name="ce99"/>
          <table:table-cell table:style-name="ce33" table:number-columns-repeated="3"/>
          <table:table-cell table:number-columns-repeated="1012"/>
        </table:table-row>
        <table:table-row table:style-name="ro3">
          <table:table-cell table:style-name="ce6" office:value-type="string" calcext:value-type="string">
            <text:p>New Debt</text:p>
          </table:table-cell>
          <table:table-cell table:style-name="ce24" office:value-type="string" calcext:value-type="string">
            <text:p>Tax year</text:p>
            <text:p>(YE 30 Jun)</text:p>
          </table:table-cell>
          <table:table-cell table:style-name="ce37" office:value-type="string" calcext:value-type="string">
            <text:p>Borrower</text:p>
          </table:table-cell>
          <table:table-cell table:style-name="ce53" office:value-type="string" calcext:value-type="string">
            <text:p>School(s)</text:p>
          </table:table-cell>
          <table:table-cell table:style-name="ce37" office:value-type="string" calcext:value-type="string">
            <text:p>Lender/Terms</text:p>
          </table:table-cell>
          <table:table-cell table:style-name="ce37" office:value-type="string" calcext:value-type="string">
            <text:p>Forgiven</text:p>
          </table:table-cell>
          <table:table-cell table:style-name="ce53" office:value-type="string" calcext:value-type="string">
            <text:p>Status</text:p>
          </table:table-cell>
          <table:table-cell table:style-name="ce53" office:value-type="string" calcext:value-type="string">
            <text:p>Location in Financial Statement</text:p>
            <text:p>[YE/page]</text:p>
          </table:table-cell>
          <table:table-cell table:style-name="ce78" office:value-type="string" calcext:value-type="string">
            <text:p>Notes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10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10" office:value-type="string" calcext:value-type="string">
            <text:p>CDFI (Raza Development Fund)</text:p>
            <text:p>up to $5M @ 5.0%</text:p>
          </table:table-cell>
          <table:table-cell table:style-name="ce10"/>
          <table:table-cell table:style-name="ce10" office:value-type="string" calcext:value-type="string">
            <text:p><text:span text:style-name="T2">7 years interest-only</text:span></text:p>
            <text:p><text:span text:style-name="T22">(</text:span><text:span text:style-name="T23">then balloon?</text:span><text:span text:style-name="T24">)</text:span></text:p>
            <text:p><text:span text:style-name="T2">Paid off with Series 2015 bonds</text:span></text:p>
          </table:table-cell>
          <table:table-cell table:style-name="ce38" office:value-type="string" calcext:value-type="string">
            <text:p>2009/11, 2010/11, 2011/15, 2012/16. 2013/17, 2014/13, 2015/13</text:p>
          </table:table-cell>
          <table:table-cell table:style-name="ce100"/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10" office:value-type="string" calcext:value-type="string">
            <text:p>CDFI (Raza Development Fund)</text:p>
            <text:p>up to $700K @ 5.25%</text:p>
          </table:table-cell>
          <table:table-cell table:style-name="ce10"/>
          <table:table-cell table:style-name="ce10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38" office:value-type="string" calcext:value-type="string">
            <text:p>2009/11, 2010/11, 2011/15, 2012/16, 2013/17, 2014/13, 2015/13</text:p>
          </table:table-cell>
          <table:table-cell table:style-name="ce100"/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Dobern LLC (LLC2)</text:p>
          </table:table-cell>
          <table:table-cell table:style-name="ce7" office:value-type="string" calcext:value-type="string">
            <text:p>RSSP</text:p>
            <text:p>Sí Si Puede</text:p>
          </table:table-cell>
          <table:table-cell table:style-name="ce10" office:value-type="string" calcext:value-type="string">
            <text:p>CDFI</text:p>
            <text:p>$6.8M @5.5%</text:p>
          </table:table-cell>
          <table:table-cell table:style-name="ce10"/>
          <table:table-cell table:style-name="ce10" office:value-type="string" calcext:value-type="string">
            <text:p>7 years</text:p>
            <text:p>Paid off Aug 2015</text:p>
          </table:table-cell>
          <table:table-cell table:style-name="ce38" office:value-type="string" calcext:value-type="string">
            <text:p>2009/11, 2010/12, 2011/115,16, 2012/17, 2013/17, 2014/13</text:p>
          </table:table-cell>
          <table:table-cell table:style-name="ce100"/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MS</text:p>
          </table:table-cell>
          <table:table-cell table:style-name="ce25" office:value-type="string" calcext:value-type="string">
            <text:p>RMS</text:p>
            <text:p>Mateo Sheedy</text:p>
          </table:table-cell>
          <table:table-cell table:style-name="ce10" office:value-type="string" calcext:value-type="string">
            <text:p>CDE Revolving Loan</text:p>
            <text:p>$200K @ 5%</text:p>
          </table:table-cell>
          <table:table-cell table:style-name="ce10"/>
          <table:table-cell table:style-name="ce81" office:value-type="date" office:date-value="2014-06-30" calcext:value-type="date">
            <text:p>30 Jun 2014</text:p>
          </table:table-cell>
          <table:table-cell table:style-name="ce38" office:value-type="string" calcext:value-type="string">
            <text:p>2009/12</text:p>
          </table:table-cell>
          <table:table-cell table:style-name="ce100"/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SP</text:p>
          </table:table-cell>
          <table:table-cell table:style-name="ce25" office:value-type="string" calcext:value-type="string">
            <text:p>RSSP </text:p>
            <text:p>Sí Si Puede</text:p>
          </table:table-cell>
          <table:table-cell table:style-name="ce10" office:value-type="string" calcext:value-type="string">
            <text:p>CDE Revolving Loan</text:p>
            <text:p>$200K @ 1.47%</text:p>
          </table:table-cell>
          <table:table-cell table:style-name="ce10"/>
          <table:table-cell table:style-name="ce81" office:value-type="date" office:date-value="2015-06-30" calcext:value-type="date">
            <text:p>30 Jun 2015</text:p>
          </table:table-cell>
          <table:table-cell table:style-name="ce38" office:value-type="string" calcext:value-type="string">
            <text:p>2009/12</text:p>
          </table:table-cell>
          <table:table-cell table:style-name="ce100"/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MS</text:p>
          </table:table-cell>
          <table:table-cell table:style-name="ce25" office:value-type="string" calcext:value-type="string">
            <text:p>RMS</text:p>
            <text:p>Mateo Sheedy</text:p>
          </table:table-cell>
          <table:table-cell table:style-name="ce10" office:value-type="string" calcext:value-type="string">
            <text:p>CCSA Growth Loan</text:p>
            <text:p>$325K @ 6.5%</text:p>
          </table:table-cell>
          <table:table-cell table:style-name="ce10"/>
          <table:table-cell table:style-name="ce10" office:value-type="string" calcext:value-type="string">
            <text:p>Paid off 2010</text:p>
          </table:table-cell>
          <table:table-cell table:style-name="ce38" office:value-type="string" calcext:value-type="string">
            <text:p>2009/12</text:p>
          </table:table-cell>
          <table:table-cell table:style-name="ce100"/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ED, later RSN</text:p>
          </table:table-cell>
          <table:table-cell table:style-name="ce7"/>
          <table:table-cell table:style-name="ce10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10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10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38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100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ommercial line of credit</text:p>
            <text:p>Up to $1M @ [varies with LIBOR or prime]</text:p>
          </table:table-cell>
          <table:table-cell table:style-name="ce10"/>
          <table:table-cell table:style-name="ce10" office:value-type="string" calcext:value-type="string">
            <text:p>ends 30 Nov 2009</text:p>
          </table:table-cell>
          <table:table-cell table:style-name="ce38" office:value-type="string" calcext:value-type="string">
            <text:p>2009/13</text:p>
          </table:table-cell>
          <table:table-cell table:style-name="ce100"/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0" calcext:value-type="float">
            <text:p>2010</text:p>
          </table:table-cell>
          <table:table-cell table:style-name="ce1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DE Revolving Loan (3 loans)</text:p>
            <text:p>$458K @ 0.54%-3.94%</text:p>
          </table:table-cell>
          <table:table-cell table:style-name="ce10" table:number-columns-repeated="2"/>
          <table:table-cell table:style-name="ce38" office:value-type="string" calcext:value-type="string">
            <text:p>2010/11</text:p>
          </table:table-cell>
          <table:table-cell table:style-name="ce100"/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Walton</text:p>
            <text:p>$1.5M @ 4.0%</text:p>
          </table:table-cell>
          <table:table-cell table:style-name="ce10" office:value-type="string" calcext:value-type="string">
            <text:p>$1.5M + interest</text:p>
          </table:table-cell>
          <table:table-cell table:style-name="ce10" office:value-type="string" calcext:value-type="string">
            <text:p>Paid off Jun 2013</text:p>
          </table:table-cell>
          <table:table-cell table:style-name="ce38" office:value-type="string" calcext:value-type="string">
            <text:p>2010/13, 2011/14, 2012/15, 2013/15</text:p>
          </table:table-cell>
          <table:table-cell table:style-name="ce100"/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LC3</text:p>
          </table:table-cell>
          <table:table-cell table:style-name="ce7" office:value-type="string" calcext:value-type="string">
            <text:p>RLS</text:p>
            <text:p>Los Sueños</text:p>
          </table:table-cell>
          <table:table-cell table:style-name="ce10" office:value-type="string" calcext:value-type="string">
            <text:p>Self Help New Markets V</text:p>
            <text:p>$6.48M j@ 6.41%</text:p>
          </table:table-cell>
          <table:table-cell table:style-name="ce10"/>
          <table:table-cell table:style-name="ce10" office:value-type="string" calcext:value-type="string">
            <text:p>amortized over 25 years</text:p>
            <text:p>paid off by 19 Apr 2017</text:p>
          </table:table-cell>
          <table:table-cell table:style-name="ce38" office:value-type="string" calcext:value-type="string">
            <text:p>2010/13, 2011/16, 2012/17, 2013/17-18, 2014/13, 2015/13, 2016/12-13</text:p>
          </table:table-cell>
          <table:table-cell table:style-name="ce100"/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1" calcext:value-type="float">
            <text:p>2011</text:p>
          </table:table-cell>
          <table:table-cell table:style-name="ce1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DE Revolving Loan</text:p>
            <text:p>$325K @ 0.38%</text:p>
          </table:table-cell>
          <table:table-cell table:style-name="ce10" table:number-columns-repeated="2"/>
          <table:table-cell table:style-name="ce38" office:value-type="string" calcext:value-type="string">
            <text:p>2011/15</text:p>
          </table:table-cell>
          <table:table-cell table:style-name="ce100"/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Charter School Growth Fund</text:p>
            <text:p>$3.5M @ 4.0%</text:p>
          </table:table-cell>
          <table:table-cell table:style-name="ce10"/>
          <table:table-cell table:style-name="ce82" office:value-type="date" office:date-value="2014-06-01" calcext:value-type="date">
            <text:p>June 2014</text:p>
          </table:table-cell>
          <table:table-cell table:style-name="ce38" office:value-type="string" calcext:value-type="string">
            <text:p>2011/16</text:p>
          </table:table-cell>
          <table:table-cell table:style-name="ce100"/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LLC4 (promissory note)</text:p>
            <text:p>$3.5M</text:p>
          </table:table-cell>
          <table:table-cell table:style-name="ce10"/>
          <table:table-cell table:style-name="ce82"/>
          <table:table-cell table:style-name="ce38" office:value-type="string" calcext:value-type="string">
            <text:p>2011/16</text:p>
          </table:table-cell>
          <table:table-cell table:style-name="ce100" office:value-type="string" calcext:value-type="string">
            <text:p>Senior note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LLC4 (promissory note)</text:p>
            <text:p>$3.0M</text:p>
          </table:table-cell>
          <table:table-cell table:style-name="ce10"/>
          <table:table-cell table:style-name="ce82"/>
          <table:table-cell table:style-name="ce38" office:value-type="string" calcext:value-type="string">
            <text:p>2011/17</text:p>
          </table:table-cell>
          <table:table-cell table:style-name="ce100" office:value-type="string" calcext:value-type="string">
            <text:p>Junior note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2" calcext:value-type="float">
            <text:p>2012</text:p>
          </table:table-cell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Series 2011A bond</text:p>
            <text:p>$9.6M @ 8.5%-9%</text:p>
          </table:table-cell>
          <table:table-cell table:style-name="ce10"/>
          <table:table-cell table:style-name="ce10" table:formula="of:=CONCATENATE(&quot;12/1/2041&#10;2022: Paid off with Series OG2-2021AB bonds. (See line &quot;; ROW([.A59]); &quot;.)&quot;)" office:value-type="string" office:string-value="12/1/2041&#10;2022: Paid off with Series OG2-2021AB bonds. (See line 59.)" calcext:value-type="string">
            <text:p>12/1/2041</text:p>
            <text:p>2022: Paid off with Series OG2-2021AB bonds. (See line 59.)</text:p>
          </table:table-cell>
          <table:table-cell table:style-name="ce38" office:value-type="string" calcext:value-type="string">
            <text:p>2011/17, 2012/17, 2013/18, 2014/13-14, 2015/13, 2016/13, 2017/13, 2018/12, 2019/15, 2020/15, 2021/15, 2022/15</text:p>
          </table:table-cell>
          <table:table-cell table:style-name="ce100" table:formula="of:=CONCATENATE(&quot;Used to repay promissory notes on lines &quot;; ROW([.A24]); &quot; and &quot;; ROW([.A25]); &quot;. Subject to mandatory redemptions prior to stated maturity by Sinking Accounts Payment Fund established Dec 2018. &#10;&#10;In Dec 2019, Series 2011A experienced a maturity of $140K.  &#10;&#10;Paid off with Series OG2021 bonds. See line &quot;; ROW([.A59]); &quot;.&quot;)" office:value-type="string" office:string-value="Used to repay promissory notes on lines 24 and 25. Subject to mandatory redemptions prior to stated maturity by Sinking Accounts Payment Fund established Dec 2018. &#10;&#10;In Dec 2019, Series 2011A experienced a maturity of $140K.  &#10;&#10;Paid off with Series OG2021 bonds. See line 59." calcext:value-type="string">
            <text:p>Used to repay promissory notes on lines 24 and 25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9.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Series 2011B bond</text:p>
            <text:p>$515K @ (8.5%-9%?)</text:p>
          </table:table-cell>
          <table:table-cell table:style-name="ce10"/>
          <table:table-cell table:style-name="ce82" office:value-type="date" office:date-value="2018-12-01" calcext:value-type="date">
            <text:p>December 2018</text:p>
          </table:table-cell>
          <table:table-cell table:style-name="ce38" office:value-type="string" calcext:value-type="string">
            <text:p>2011/17, 2012/17, 2013/18, 2014/13-14, 2015/13, 2016/13, 2017/13, 2018/12, 2019/15, 2020/15, 2021/15, 2022/15</text:p>
          </table:table-cell>
          <table:table-cell table:style-name="ce100" table:formula="of:=CONCATENATE(&quot;Used to repay promissory notes on lines &quot;; ROW([.A25]); &quot; and &quot;; ROW([.A26]); &quot;.  Subject to mandatory redemptions prior to stated maturity by Sinking Accounts Payment Fund established Dec 2013.&#10;&#10;Paid off with Series OG2021 bonds. See line &quot;; ROW([.A59]); &quot;.&quot;)" office:value-type="string" office:string-value="Used to repay promissory notes on lines 25 and 26.  Subject to mandatory redemptions prior to stated maturity by Sinking Accounts Payment Fund established Dec 2013.&#10;&#10;Paid off with Series OG2021 bonds. See line 59." calcext:value-type="string">
            <text:p>Used to repay promissory notes on lines 25 and 26.  Subject to mandatory redemptions prior to stated maturity by Sinking Accounts Payment Fund established Dec 2013.</text:p>
            <text:p/>
            <text:p>Paid off with Series OG2021 bonds. See line 59.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LC5</text:p>
          </table:table-cell>
          <table:table-cell table:style-name="ce7" office:value-type="string" calcext:value-type="string">
            <text:p>RDP</text:p>
            <text:p>Discovery Prep</text:p>
          </table:table-cell>
          <table:table-cell table:style-name="ce10" office:value-type="string" calcext:value-type="string">
            <text:p><text:span text:style-name="T2">Low Income Investment Fund Sub-CDE VIII Loan (3 loans)</text:span></text:p>
            <text:p><text:span text:style-name="T3">$9.975M @ </text:span><text:span text:style-name="T21">???%</text:span></text:p>
          </table:table-cell>
          <table:table-cell table:style-name="ce10"/>
          <table:table-cell table:style-name="ce10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38" office:value-type="string" calcext:value-type="string">
            <text:p>2011/17, 2012/18, 2013/18-19, 2014/14, 2015/14, 2016/13, 2017/13. 2018/12-13</text:p>
          </table:table-cell>
          <table:table-cell table:style-name="ce100" office:value-type="string" calcext:value-type="string">
            <text:p><text:span text:style-name="T2">New Markets Tax Credit Program;</text:span></text:p>
            <text:p><text:span text:style-name="T26">"subordinateds debt provided by Launchpad of $560K" (???)</text:span></text:p>
          </table:table-cell>
          <table:table-cell table:style-name="ce111" table:number-columns-repeated="3"/>
          <table:table-cell table:number-columns-repeated="1012"/>
        </table:table-row>
        <table:table-row table:style-name="ro4">
          <table:table-cell table:style-name="ce8" table:number-columns-repeated="2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SGF</text:p>
            <text:p>$3.4M @ 3.25%</text:p>
          </table:table-cell>
          <table:table-cell table:style-name="ce10" office:value-type="string" calcext:value-type="string">
            <text:p>$2.35M + intersest, </text:p>
            <text:p>i.e. all but $300K.</text:p>
          </table:table-cell>
          <table:table-cell table:style-name="ce83" office:value-type="date" office:date-value="2017-06-30" calcext:value-type="date">
            <text:p>Jun 2017</text:p>
          </table:table-cell>
          <table:table-cell table:style-name="ce38" office:value-type="string" calcext:value-type="string">
            <text:p>2012/15, 2013/15, 2015/14</text:p>
          </table:table-cell>
          <table:table-cell table:style-name="ce100" table:formula="of:=CONCATENATE(&quot;Combination of new $1.1M loan with existing $2.3M (line &quot;;ROW([.A17]);&quot;). This new loan does not appear in the YE 2011 Consolidated Financial Statements AFAICT.&quot;)" office:value-type="string" office:string-value="Combination of new $1.1M loan with existing $2.3M (line 17). This new loan does not appear in the YE 2011 Consolidated Financial Statements AFAICT." calcext:value-type="string">
            <text:p>Combination of new $1.1M loan with existing $2.3M (line 17). This new loan does not appear in the YE 2011 Consolidated Financial Statements AFAICT.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harter School Growth Fund</text:p>
            <text:p>$1M @ 4.0%</text:p>
          </table:table-cell>
          <table:table-cell table:style-name="ce10"/>
          <table:table-cell table:style-name="ce83" office:value-type="date" office:date-value="2013-10-01" calcext:value-type="date">
            <text:p>Oct 2013</text:p>
          </table:table-cell>
          <table:table-cell table:style-name="ce38" office:value-type="string" calcext:value-type="string">
            <text:p>2012/16, 2015/14</text:p>
          </table:table-cell>
          <table:table-cell table:style-name="ce100"/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DE Revolving Loan (5 loans)</text:p>
            <text:p>$510K @ 0.38%-3.43%</text:p>
          </table:table-cell>
          <table:table-cell table:style-name="ce10" table:number-columns-repeated="2"/>
          <table:table-cell table:style-name="ce38" office:value-type="string" calcext:value-type="string">
            <text:p><text:s/></text:p>
          </table:table-cell>
          <table:table-cell table:style-name="ce101" table:formula="of:=CONCATENATE(&quot;Are 3 of 5 loans are the same as those on line &quot;; ROW([.A22]); &quot;???&quot;)" office:value-type="string" office:string-value="Are 3 of 5 loans are the same as those on line 22???" calcext:value-type="string">
            <text:p>Are 3 of 5 loans are the same as those on line 22???</text:p>
          </table:table-cell>
          <table:table-cell table:style-name="ce112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BM &amp; RSA</text:p>
            <text:p>Rocketship Brilliant Minds &amp; Alma Academy</text:p>
          </table:table-cell>
          <table:table-cell table:style-name="ce10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10" office:value-type="string" calcext:value-type="string">
            <text:p>$105,540 used and turned into a grant <text:s/>in Jun 2016 </text:p>
          </table:table-cell>
          <table:table-cell table:style-name="ce10" office:value-type="string" calcext:value-type="string">
            <text:p>To be repaid when permanent financing is avaliable or by 01 Sep 2013.</text:p>
          </table:table-cell>
          <table:table-cell table:style-name="ce38" office:value-type="string" calcext:value-type="string">
            <text:p>2012/18, 2013/19, 2014/14, 2015/15, 2016/14</text:p>
          </table:table-cell>
          <table:table-cell table:style-name="ce100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Local Initiatives Support Corp. (LISC)</text:p>
            <text:p>$625,478 @ 6%</text:p>
          </table:table-cell>
          <table:table-cell table:style-name="ce10"/>
          <table:table-cell table:style-name="ce10" office:value-type="string" calcext:value-type="string">
            <text:p>To be repaid when permanent financing is avaliable or by 01 Apr 2013.</text:p>
          </table:table-cell>
          <table:table-cell table:style-name="ce38" office:value-type="string" calcext:value-type="string">
            <text:p>2012/19, 2014/15</text:p>
          </table:table-cell>
          <table:table-cell table:style-name="ce100"/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/>
          <table:table-cell table:style-name="ce10" office:value-type="string" calcext:value-type="string">
            <text:p>$1.971M @ 4%</text:p>
          </table:table-cell>
          <table:table-cell table:style-name="ce10"/>
          <table:table-cell table:style-name="ce83" office:value-type="date" office:date-value="2014-03-01" calcext:value-type="date">
            <text:p>Mar 2014</text:p>
          </table:table-cell>
          <table:table-cell table:style-name="ce38" office:value-type="string" calcext:value-type="string">
            <text:p>2012/19, 2013/20</text:p>
          </table:table-cell>
          <table:table-cell table:style-name="ce100" office:value-type="string" calcext:value-type="string">
            <text:p>RSN issues Promissory Note to LLC8.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LC8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10" office:value-type="string" calcext:value-type="string">
            <text:p>Bank of America</text:p>
            <text:p>$6M @ LIBOR +0.290%</text:p>
          </table:table-cell>
          <table:table-cell table:style-name="ce10"/>
          <table:table-cell table:style-name="ce10" office:value-type="string" calcext:value-type="string">
            <text:p>$1.848M outstanding as of June 2012</text:p>
          </table:table-cell>
          <table:table-cell table:style-name="ce38" office:value-type="string" calcext:value-type="string">
            <text:p>2012/19, 2013/20</text:p>
          </table:table-cell>
          <table:table-cell table:style-name="ce100" table:formula="of:=CONCATENATE(&quot;Repaid with Series 2012 bonds  (line &quot;; ROW([.A36]); &quot;)&quot;)" office:value-type="string" office:string-value="Repaid with Series 2012 bonds  (line 36)" calcext:value-type="string">
            <text:p>Repaid with Series 2012 bonds <text:s/>(line 36)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3" calcext:value-type="float">
            <text:p>2013</text:p>
          </table:table-cell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10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10"/>
          <table:table-cell table:style-name="ce10" office:value-type="string" calcext:value-type="string">
            <text:p>2012A: Jun 2042</text:p>
            <text:p>2012B: Jun 2016</text:p>
          </table:table-cell>
          <table:table-cell table:style-name="ce38" office:value-type="string" calcext:value-type="string">
            <text:p>2012/19,27-28, 2013/20, 2014/15, 2015/15, 2016/14, 2017/13, 2018/13, 2019/15, 2020/15, 2021/15, 2022/15</text:p>
          </table:table-cell>
          <table:table-cell table:style-name="ce100" office:value-type="string" calcext:value-type="string">
            <text:p>"In June 2020, Series 2012A experienced a maturity of $165K."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/>
          <table:table-cell table:style-name="ce43" office:value-type="string" calcext:value-type="string">
            <text:p>Charter School Growth Fund</text:p>
            <text:p>$125K @ 1.0%</text:p>
          </table:table-cell>
          <table:table-cell table:style-name="ce10"/>
          <table:table-cell table:style-name="ce83" office:value-type="date" office:date-value="2019-06-01" calcext:value-type="date">
            <text:p>Jun 2019</text:p>
          </table:table-cell>
          <table:table-cell table:style-name="ce38" office:value-type="string" calcext:value-type="string">
            <text:p>2013/15, 2014/11, 2015/12, 2016/12, 2017/12, 2018/12, 2019/14</text:p>
          </table:table-cell>
          <table:table-cell table:style-name="ce100" office:value-type="string" calcext:value-type="string">
            <text:p>School Startup Subordinated Loan Agreement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SA</text:p>
          </table:table-cell>
          <table:table-cell table:style-name="ce43" office:value-type="string" calcext:value-type="string">
            <text:p>$1M @ 4.0%</text:p>
          </table:table-cell>
          <table:table-cell table:style-name="ce10"/>
          <table:table-cell table:style-name="ce83" office:value-type="date" office:date-value="2013-10-01" calcext:value-type="date">
            <text:p>Oct 2013</text:p>
          </table:table-cell>
          <table:table-cell table:style-name="ce38" office:value-type="string" calcext:value-type="string">
            <text:p>2013/16</text:p>
          </table:table-cell>
          <table:table-cell table:style-name="ce100" office:value-type="string" calcext:value-type="string">
            <text:p>Subordinated Load Agreement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DE Revolving Loan (6 loans)</text:p>
            <text:p>$987.5K @ 0.38%-3.43%</text:p>
          </table:table-cell>
          <table:table-cell table:style-name="ce10" table:number-columns-repeated="2"/>
          <table:table-cell table:style-name="ce38" office:value-type="string" calcext:value-type="string">
            <text:p>2013/16</text:p>
          </table:table-cell>
          <table:table-cell table:style-name="ce101" table:formula="of:=CONCATENATE(&quot;Are these the same loans as those on lines &quot;; ROW([.A22]); &quot; and &quot;; ROW([.A31]); &quot;???&quot;)" office:value-type="string" office:string-value="Are these the same loans as those on lines 22 and 31???" calcext:value-type="string">
            <text:p>Are these the same loans as those on lines 22 and 31???</text:p>
          </table:table-cell>
          <table:table-cell table:style-name="ce112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4" calcext:value-type="float">
            <text:p>2014</text:p>
          </table:table-cell>
          <table:table-cell table:style-name="ce10" office:value-type="string" calcext:value-type="string">
            <text:p>RSN</text:p>
          </table:table-cell>
          <table:table-cell table:style-name="ce7"/>
          <table:table-cell table:style-name="ce10" office:value-type="string" calcext:value-type="string">
            <text:p>CSGF</text:p>
            <text:p>$500K @ 1.0%</text:p>
          </table:table-cell>
          <table:table-cell table:style-name="ce10" office:value-type="string" calcext:value-type="string">
            <text:p>To be forgiven</text:p>
          </table:table-cell>
          <table:table-cell table:style-name="ce10"/>
          <table:table-cell table:style-name="ce38" office:value-type="string" calcext:value-type="string">
            <text:p>2014/11</text:p>
          </table:table-cell>
          <table:table-cell table:style-name="ce100"/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FZ</text:p>
            <text:p>Rocketship Fuerza</text:p>
          </table:table-cell>
          <table:table-cell table:style-name="ce10" office:value-type="string" calcext:value-type="string">
            <text:p>CSGF Revolving Facilities Loan</text:p>
            <text:p>$7M @ 3.75%</text:p>
          </table:table-cell>
          <table:table-cell table:style-name="ce10"/>
          <table:table-cell table:style-name="ce82" office:value-type="date" office:date-value="2014-07-01" calcext:value-type="date">
            <text:p>July 2014</text:p>
          </table:table-cell>
          <table:table-cell table:style-name="ce38" office:value-type="string" calcext:value-type="string">
            <text:p>2014/12</text:p>
          </table:table-cell>
          <table:table-cell table:style-name="ce100" office:value-type="string" calcext:value-type="string">
            <text:p>Repaid in full in one month!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5-7 Rocketship Schools</text:p>
          </table:table-cell>
          <table:table-cell table:style-name="ce7" office:value-type="string" calcext:value-type="string">
            <text:p>5-7 schools</text:p>
          </table:table-cell>
          <table:table-cell table:style-name="ce10" office:value-type="string" calcext:value-type="string">
            <text:p>CSFA Revolving Loan</text:p>
            <text:p> @ 0.22% - 1.47%</text:p>
          </table:table-cell>
          <table:table-cell table:style-name="ce10"/>
          <table:table-cell table:style-name="ce10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38" office:value-type="string" calcext:value-type="string">
            <text:p>2014/12, 2015/12, 2016/12. 2017/12, 2018/12, 2019/15, 2020/15, 2021/14, 2022/15</text:p>
          </table:table-cell>
          <table:table-cell table:style-name="ce100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 Development Co. (LDC)</text:p>
          </table:table-cell>
          <table:table-cell table:style-name="ce7" office:value-type="string" calcext:value-type="string">
            <text:p>RBM &amp; RFZ</text:p>
            <text:p>Rocketship Brilliant Minds &amp; Fuerza</text:p>
          </table:table-cell>
          <table:table-cell table:style-name="ce10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10"/>
          <table:table-cell table:style-name="ce10" office:value-type="string" calcext:value-type="string">
            <text:p>Series 2014A: Jun 2018, 2024, 2035</text:p>
            <text:p>Series 2014B: Jun 2016</text:p>
          </table:table-cell>
          <table:table-cell table:style-name="ce38" office:value-type="string" calcext:value-type="string">
            <text:p>2014/15, 2015/15. 2016/14, 2017/14, 2018/13, 2019/15-16, 2020/16, 2021/15, 2022/16</text:p>
          </table:table-cell>
          <table:table-cell table:style-name="ce100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5" calcext:value-type="float">
            <text:p>2015</text:p>
          </table:table-cell>
          <table:table-cell table:style-name="ce10" office:value-type="string" calcext:value-type="string">
            <text:p>RFZ, RNNE, RRWC, RUA</text:p>
          </table:table-cell>
          <table:table-cell table:style-name="ce7" office:value-type="string" calcext:value-type="string">
            <text:p>Rocketship Fuerza, Nashville Northeeast Elementary (TN), Redwood City Prep, United Academy (TN)</text:p>
          </table:table-cell>
          <table:table-cell table:style-name="ce10" office:value-type="string" calcext:value-type="string">
            <text:p>Each school $100K @ 1.0%</text:p>
          </table:table-cell>
          <table:table-cell table:style-name="ce10"/>
          <table:table-cell table:style-name="ce10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38" office:value-type="string" calcext:value-type="string">
            <text:p>2015/12, 2016/12, 2017/12, 2018/12, 2019/14, 2020/14, 2021/14, 2022/15</text:p>
          </table:table-cell>
          <table:table-cell table:style-name="ce100" office:value-type="string" calcext:value-type="string">
            <text:p>"In June 2021, Series 2014A Bond experienced a principal maturity of $480K.%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6" calcext:value-type="float">
            <text:p>2016</text:p>
          </table:table-cell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<text:span text:style-name="T2">RRS Rocketship Rising Stars,</text:span></text:p>
            <text:p><text:span text:style-name="T2">RFA Rocketship Futuro Academy,</text:span></text:p>
            <text:p><text:span text:style-name="T5">an unnamed new school</text:span></text:p>
          </table:table-cell>
          <table:table-cell table:style-name="ce10" office:value-type="string" calcext:value-type="string">
            <text:p>CSGF</text:p>
            <text:p>3 x $100K = $300K @1.0%</text:p>
          </table:table-cell>
          <table:table-cell table:style-name="ce10"/>
          <table:table-cell table:style-name="ce10" office:value-type="string" calcext:value-type="string">
            <text:p>Due: Jun 2021</text:p>
            <text:p>2020: Changed to: Jun 2022</text:p>
            <text:p>2022: Paid off</text:p>
          </table:table-cell>
          <table:table-cell table:style-name="ce38" office:value-type="string" calcext:value-type="string">
            <text:p>2016/12, 2017/12, 2018/12, 2019/15, 2020/15, 2021/14, 2022/15</text:p>
          </table:table-cell>
          <table:table-cell table:style-name="ce100" office:value-type="string" calcext:value-type="string">
            <text:p><text:span text:style-name="T22">2017: </text:span><text:span text:style-name="T27">unamed new school</text:span><text:span text:style-name="T28"> → RPP Rocketship Partners Community Prep (TN)</text:span>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RS Rocketship Rising Stars</text:p>
          </table:table-cell>
          <table:table-cell table:style-name="ce10" office:value-type="string" calcext:value-type="string">
            <text:p>CSGF Revolving Facilities Loan</text:p>
            <text:p>$2.7M @ 3.75%</text:p>
          </table:table-cell>
          <table:table-cell table:style-name="ce10"/>
          <table:table-cell table:style-name="ce10" office:value-type="string" calcext:value-type="string">
            <text:p>Repaid in full: Feb 2016</text:p>
          </table:table-cell>
          <table:table-cell table:style-name="ce38" office:value-type="string" calcext:value-type="string">
            <text:p>2016/12</text:p>
          </table:table-cell>
          <table:table-cell table:style-name="ce100" office:value-type="string" calcext:value-type="string">
            <text:p>Interim financing; was repaid in 5 months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MS (LLC1)</text:p>
          </table:table-cell>
          <table:table-cell table:style-name="ce10" office:value-type="string" calcext:value-type="string">
            <text:p>Series 2015A $6.135M @ 4.25%</text:p>
            <text:p>Series 2015B    $250K @ 4.25%</text:p>
          </table:table-cell>
          <table:table-cell table:style-name="ce10"/>
          <table:table-cell table:style-name="ce10" office:value-type="string" calcext:value-type="string">
            <text:p>Series 2015A: Mar 2028</text:p>
            <text:p>Series 2015B: Jun 2016</text:p>
          </table:table-cell>
          <table:table-cell table:style-name="ce38" office:value-type="string" calcext:value-type="string">
            <text:p>2016/15, 2017/14, 2018/13, 2019/16, 2020/16, 2021/15-16, 2022/16</text:p>
          </table:table-cell>
          <table:table-cell table:style-name="ce100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style-name="ce111" table:number-columns-repeated="3"/>
          <table:table-cell table:number-columns-repeated="1012"/>
        </table:table-row>
        <table:table-row table:style-name="ro5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LLC1, LLC10, LLC16</text:p>
          </table:table-cell>
          <table:table-cell table:style-name="ce8" office:value-type="string" calcext:value-type="string">
            <text:p>Series 2016A $28.080M @ 4.25% </text:p>
            <text:p>Series 2016B $525K @ 4.25%</text:p>
          </table:table-cell>
          <table:table-cell table:style-name="ce10"/>
          <table:table-cell table:style-name="ce10" office:value-type="string" calcext:value-type="string">
            <text:p>Series 2016A: Mar 2046 </text:p>
            <text:p>Series 2016B: Jun 2018</text:p>
          </table:table-cell>
          <table:table-cell table:style-name="ce38" office:value-type="string" calcext:value-type="string">
            <text:p>2016/15, 2017/15, 2018/15, 2019/16, 2020/16, 2021/16</text:p>
          </table:table-cell>
          <table:table-cell table:style-name="ce102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style-name="ce111" table:number-columns-repeated="3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9" table:number-rows-spanned="1">
            <text:p>unused row</text:p>
          </table:table-cell>
          <table:covered-table-cell table:number-columns-repeated="8"/>
          <table:table-cell table:style-name="ce113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7" calcext:value-type="float">
            <text:p>2017</text:p>
          </table:table-cell>
          <table:table-cell table:style-name="ce8" office:value-type="string" calcext:value-type="string">
            <text:p>RSN</text:p>
          </table:table-cell>
          <table:table-cell table:style-name="ce8"/>
          <table:table-cell table:style-name="ce8" office:value-type="string" calcext:value-type="string">
            <text:p>CSGF</text:p>
            <text:p>$1M @ 1.0%</text:p>
          </table:table-cell>
          <table:table-cell table:style-name="ce10" office:value-type="string" calcext:value-type="string">
            <text:p>To be forgiven if outcomes are met prior to 31 Dec 2019.</text:p>
          </table:table-cell>
          <table:table-cell table:style-name="ce81" office:value-type="date" office:date-value="2022-12-31" calcext:value-type="date">
            <text:p>31 Dec 2022</text:p>
          </table:table-cell>
          <table:table-cell table:style-name="ce38" office:value-type="string" calcext:value-type="string">
            <text:p>2017/12, 2018/12</text:p>
          </table:table-cell>
          <table:table-cell table:style-name="ce100" office:value-type="string" calcext:value-type="string">
            <text:p>Subordinated Loan Agreement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8" office:value-type="string" calcext:value-type="string">
            <text:p>LLC18</text:p>
          </table:table-cell>
          <table:table-cell table:style-name="ce8"/>
          <table:table-cell table:style-name="ce8" office:value-type="string" calcext:value-type="string">
            <text:p>Low Income Investment Fund (LIIF)</text:p>
            <text:p>$1.2M @ 5.50%</text:p>
          </table:table-cell>
          <table:table-cell table:style-name="ce10"/>
          <table:table-cell table:style-name="ce10" office:value-type="string" calcext:value-type="string">
            <text:p>Repayable in 36 months</text:p>
            <text:p>Repaid in Dec 2017 with Series 2017G  &amp; H proceeds</text:p>
          </table:table-cell>
          <table:table-cell table:style-name="ce38" office:value-type="string" calcext:value-type="string">
            <text:p>2017/14. 2018/13, 2019/15</text:p>
          </table:table-cell>
          <table:table-cell table:style-name="ce100" office:value-type="string" calcext:value-type="string">
            <text:p>I don't understand why these appear in the YE2019 Consolidated Financial Statement.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8" calcext:value-type="float">
            <text:p>2018</text:p>
          </table:table-cell>
          <table:table-cell table:style-name="ce10" office:value-type="string" calcext:value-type="string">
            <text:p>LDC</text:p>
          </table:table-cell>
          <table:table-cell table:style-name="ce7" office:value-type="string" calcext:value-type="string">
            <text:p>LCC18</text:p>
          </table:table-cell>
          <table:table-cell table:style-name="ce10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10"/>
          <table:table-cell table:style-name="ce10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38" office:value-type="string" calcext:value-type="string">
            <text:p>2017/15, 2018/15, 2018/14-15, 2019/16-17, 2020/17, 2021/16, 2022/17</text:p>
          </table:table-cell>
          <table:table-cell table:style-name="ce100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/>
          <table:table-cell table:style-name="ce7"/>
          <table:table-cell table:style-name="ce10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10"/>
          <table:table-cell table:style-name="ce10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38" office:value-type="string" calcext:value-type="string">
            <text:p>2018/15, 2019/17, 2020/17, 2021/17, 2022/17</text:p>
          </table:table-cell>
          <table:table-cell table:style-name="ce100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9" calcext:value-type="float">
            <text:p>2019</text:p>
          </table:table-cell>
          <table:table-cell table:style-name="ce10" office:value-type="string" calcext:value-type="string">
            <text:p>MKE2 LLC</text:p>
          </table:table-cell>
          <table:table-cell table:style-name="ce7" office:value-type="string" calcext:value-type="string">
            <text:p>RTP Rocketship Transformation Prep</text:p>
          </table:table-cell>
          <table:table-cell table:style-name="ce10" office:value-type="string" calcext:value-type="string">
            <text:p>Illinois Investment Fund (IIF)</text:p>
            <text:p>$900K @ 5.875% → $2.7M @ 5.5% (2020)</text:p>
          </table:table-cell>
          <table:table-cell table:style-name="ce10"/>
          <table:table-cell table:style-name="ce10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38" office:value-type="string" calcext:value-type="string">
            <text:p>2019/17, 2020/17, 2021/17, 2022/17-18</text:p>
          </table:table-cell>
          <table:table-cell table:style-name="ce100" office:value-type="string" calcext:value-type="string">
            <text:p>Refinanced in 2020, principal increased to $2.7M, maturity extended to Apr 2022 and again to Jul 2023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Nash2 LLC</text:p>
          </table:table-cell>
          <table:table-cell table:style-name="ce54" office:value-type="string" calcext:value-type="string">
            <text:p>RUA Rocketship United Academy</text:p>
          </table:table-cell>
          <table:table-cell table:style-name="ce10" office:value-type="string" calcext:value-type="string">
            <text:p>Charter Impact Fund, Inc. (CIF)</text:p>
            <text:p>$7.3M @ 4⅖%</text:p>
          </table:table-cell>
          <table:table-cell table:style-name="ce10"/>
          <table:table-cell table:style-name="ce10" office:value-type="string" calcext:value-type="string">
            <text:p>Matures 01 Jun 2049</text:p>
          </table:table-cell>
          <table:table-cell table:style-name="ce38" office:value-type="string" calcext:value-type="string">
            <text:p>2019/17, 2020/17. 2021/17, 2022/18</text:p>
          </table:table-cell>
          <table:table-cell table:style-name="ce100" office:value-type="string" calcext:value-type="string">
            <text:p>2022: Series 2019B Bond experienced a principal maturity of $305K.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38" office:value-type="string" calcext:value-type="string">
            <text:p>LDC</text:p>
          </table:table-cell>
          <table:table-cell table:style-name="ce55"/>
          <table:table-cell table:style-name="ce38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38"/>
          <table:table-cell table:style-name="ce38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38" office:value-type="string" calcext:value-type="string">
            <text:p>2019/17, 2020/18, 2021/17, 2022/18</text:p>
          </table:table-cell>
          <table:table-cell table:style-name="ce103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20" calcext:value-type="float">
            <text:p>2020</text:p>
          </table:table-cell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Loan one: Rocketship DC Public Charter</text:p>
            <text:p>Loan two: Rocketship Wisconsin</text:p>
          </table:table-cell>
          <table:table-cell table:style-name="ce10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10" office:value-type="string" calcext:value-type="string">
            <text:p>"RSEA intends to apply for PPP Loan forgiveness and expects both load to be fully forgiven."</text:p>
          </table:table-cell>
          <table:table-cell table:style-name="ce10" office:value-type="string" calcext:value-type="string">
            <text:p>Forgiven as of 30 Jun 2021</text:p>
          </table:table-cell>
          <table:table-cell table:style-name="ce38" office:value-type="string" calcext:value-type="string">
            <text:p>2020/18, 2021/18</text:p>
          </table:table-cell>
          <table:table-cell table:style-name="ce100"/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EA</text:p>
          </table:table-cell>
          <table:table-cell table:style-name="ce7"/>
          <table:table-cell table:style-name="ce10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10" table:number-columns-repeated="2"/>
          <table:table-cell table:style-name="ce38" office:value-type="string" calcext:value-type="string">
            <text:p>2020/18, 2021/18, 2022/19</text:p>
          </table:table-cell>
          <table:table-cell table:style-name="ce100" office:value-type="string" calcext:value-type="string">
            <text:p>May be increased to $10M if State of California defers payment of any funds to RSEA.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21" calcext:value-type="float">
            <text:p>2021</text:p>
          </table:table-cell>
          <table:table-cell table:style-name="ce10" office:value-type="string" calcext:value-type="string">
            <text:p>LDC</text:p>
          </table:table-cell>
          <table:table-cell table:style-name="ce7" office:value-type="string" calcext:value-type="string">
            <text:p>LLC Two DC</text:p>
          </table:table-cell>
          <table:table-cell table:style-name="ce76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10"/>
          <table:table-cell table:style-name="ce10" office:value-type="string" calcext:value-type="string">
            <text:p>Series OG2021A: Jun 2022 - 2035.</text:p>
            <text:p>Series OG2021B: Jun 2022.</text:p>
          </table:table-cell>
          <table:table-cell table:style-name="ce38" office:value-type="string" calcext:value-type="string">
            <text:p>2021/17, 2021/17, 2022/18</text:p>
          </table:table-cell>
          <table:table-cell table:style-name="ce100" table:formula="of:=CONCATENATE(&quot;Used to pay off Series 2011 and Series 2012 bonds. See lines  &quot;; ROW([.A26]); &quot;-&quot;; ROW([.A27]); &quot; and &quot;; ROW([.A36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26-27 and 36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26-27 and 36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style-name="ce111" table:number-columns-repeated="3"/>
          <table:table-cell table:number-columns-repeated="1012"/>
        </table:table-row>
        <table:table-row table:style-name="ro1">
          <table:table-cell table:style-name="ce10" table:number-columns-repeated="2"/>
          <table:table-cell table:number-columns-repeated="2" table:style-name="ce10" office:value-type="string" calcext:value-type="string">
            <text:p>Texas One LLC</text:p>
          </table:table-cell>
          <table:table-cell table:style-name="ce76" office:value-type="string" calcext:value-type="string">
            <text:p>Kleinheinz Family Foundation</text:p>
            <text:p>$738,673 @ 3.5%</text:p>
          </table:table-cell>
          <table:table-cell table:style-name="ce10"/>
          <table:table-cell table:style-name="ce10" office:value-type="string" calcext:value-type="string">
            <text:p>Matures 21 Jan 2023</text:p>
            <text:p>Repaid in Sep 2021</text:p>
          </table:table-cell>
          <table:table-cell table:style-name="ce38" office:value-type="string" calcext:value-type="string">
            <text:p>2021/18, 2022/19</text:p>
          </table:table-cell>
          <table:table-cell table:style-name="ce104"/>
          <table:table-cell table:style-name="ce50" table:number-columns-repeated="3"/>
          <table:table-cell table:number-columns-repeated="1012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RFA (receivables)</text:p>
          </table:table-cell>
          <table:table-cell table:style-name="ce10" office:value-type="string" calcext:value-type="string">
            <text:p>Charter Asset Management</text:p>
          </table:table-cell>
          <table:table-cell table:style-name="ce76" office:value-type="string" calcext:value-type="string">
            <text:p>$1.645M</text:p>
          </table:table-cell>
          <table:table-cell table:style-name="ce10"/>
          <table:table-cell table:style-name="ce10" office:value-type="string" calcext:value-type="string">
            <text:p>Repaid in Sep 2021</text:p>
          </table:table-cell>
          <table:table-cell table:style-name="ce38" office:value-type="string" calcext:value-type="string">
            <text:p>2021/18. 2022/</text:p>
          </table:table-cell>
          <table:table-cell table:style-name="ce104"/>
          <table:table-cell table:style-name="ce50" table:number-columns-repeated="3"/>
          <table:table-cell table:number-columns-repeated="1012"/>
        </table:table-row>
        <table:table-row table:style-name="ro1">
          <table:table-cell table:style-name="ce10"/>
          <table:table-cell table:style-name="ce7" office:value-type="float" office:value="2022" calcext:value-type="float">
            <text:p>2022</text:p>
          </table:table-cell>
          <table:table-cell table:style-name="ce10" office:value-type="string" calcext:value-type="string">
            <text:p>LDC</text:p>
          </table:table-cell>
          <table:table-cell table:style-name="ce10"/>
          <table:table-cell table:style-name="ce76" office:value-type="string" calcext:value-type="string">
            <text:p>Series 2022A and OG2022B</text:p>
            <text:p>$27,990M @ 4-4.5%</text:p>
          </table:table-cell>
          <table:table-cell table:style-name="ce10"/>
          <table:table-cell table:style-name="ce10" office:value-type="string" calcext:value-type="string">
            <text:p>Mature between Jun 2022 and 2042</text:p>
          </table:table-cell>
          <table:table-cell table:style-name="ce38" office:value-type="string" calcext:value-type="string">
            <text:p>2022/19</text:p>
          </table:table-cell>
          <table:table-cell table:style-name="ce104"/>
          <table:table-cell table:style-name="ce50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2" table:number-rows-spanned="1">
            <text:p><text:span text:style-name="T1">Debt Summary</text:span></text:p>
            <text:p><text:span text:style-name="T2">Future Maturities</text:span></text:p>
          </table:table-cell>
          <table:covered-table-cell table:style-name="ce23"/>
          <table:table-cell table:style-name="ce28" office:value-type="string" calcext:value-type="string">
            <text:p>Year</text:p>
          </table:table-cell>
          <table:table-cell table:style-name="ce35" office:value-type="string" calcext:value-type="string" table:number-columns-spanned="3" table:number-rows-spanned="1">
            <text:p>Summary</text:p>
          </table:table-cell>
          <table:covered-table-cell table:number-columns-repeated="2" table:style-name="ce23"/>
          <table:table-cell table:style-name="ce84" table:number-columns-repeated="2"/>
          <table:table-cell table:style-name="ce105"/>
          <table:table-cell table:style-name="ce106" table:number-columns-repeated="3"/>
          <table:table-cell table:number-columns-repeated="1012"/>
        </table:table-row>
        <table:table-row table:style-name="ro2">
          <table:table-cell table:style-name="ce11" table:number-columns-repeated="2"/>
          <table:table-cell table:style-name="ce39" office:value-type="float" office:value="2010" calcext:value-type="float">
            <text:p>2010</text:p>
          </table:table-cell>
          <table:table-cell table:style-name="ce56" office:value-type="string" calcext:value-type="string" table:number-columns-spanned="3" table:number-rows-spanned="1">
            <text:p><text:span text:style-name="T6">See p.14,  </text:span><text:span text:style-name="T7">Consolidated Financial Statement for YE June 30, 2010</text:span></text:p>
          </table:table-cell>
          <table:covered-table-cell table:number-columns-repeated="2"/>
          <table:table-cell table:style-name="ce11"/>
          <table:table-cell table:style-name="ce87"/>
          <table:table-cell table:style-name="ce106" table:number-columns-repeated="4"/>
          <table:table-cell table:number-columns-repeated="1012"/>
        </table:table-row>
        <table:table-row table:style-name="ro2">
          <table:table-cell table:style-name="ce11" table:number-columns-repeated="2"/>
          <table:table-cell table:style-name="ce39" office:value-type="float" office:value="2011" calcext:value-type="float">
            <text:p>2011</text:p>
          </table:table-cell>
          <table:table-cell table:style-name="ce56" office:value-type="string" calcext:value-type="string" table:number-columns-spanned="3" table:number-rows-spanned="1">
            <text:p><text:span text:style-name="T6">See p.18,  </text:span><text:span text:style-name="T7">Consolidated Financial Statement for YE June 30, 2011</text:span></text:p>
          </table:table-cell>
          <table:covered-table-cell table:number-columns-repeated="2"/>
          <table:table-cell table:style-name="ce11"/>
          <table:table-cell table:style-name="ce87"/>
          <table:table-cell table:style-name="ce106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 office:value-type="float" office:value="2012" calcext:value-type="float">
            <text:p>2012</text:p>
          </table:table-cell>
          <table:table-cell table:style-name="ce57" office:value-type="string" calcext:value-type="string" table:number-columns-spanned="3" table:number-rows-spanned="1">
            <text:p><text:span text:style-name="T8">  June 3</text:span><text:span text:style-name="T9">0 </text:span><text:span text:style-name="T10">  RSED Schoo</text:span><text:span text:style-name="T11">ls   </text:span><text:span text:style-name="T12">  Launchp</text:span><text:span text:style-name="T11">ad       </text:span><text:span text:style-name="T13">  RS</text:span><text:span text:style-name="T11">EA </text:span></text:p>
            <text:p><text:span text:style-name="T14">                 </text:span><text:span text:style-name="T15">  Tot</text:span><text:span text:style-name="T16">al                     </text:span><text:span text:style-name="T17"> Tot</text:span><text:span text:style-name="T16">al </text:span></text:p>
            <text:p><text:span text:style-name="T18">---------------------------------------------------</text:span></text:p>
            <text:p><text:span text:style-name="T18">     2013      1,210,000     2,836,712    4,046,712 </text:span></text:p>
            <text:p><text:span text:style-name="T18">     2014        160,000     2,192,847    2,352,847 </text:span></text:p>
            <text:p><text:span text:style-name="T18">     2015         70,000     5,793,331    5,863,331 </text:span></text:p>
            <text:p><text:span text:style-name="T18">     2016        570,000     7,044,234    7,614,324 </text:span></text:p>
            <text:p><text:span text:style-name="T18">     2017        300,000     5,870,128    6,170,128 </text:span></text:p>
            <text:p><text:span text:style-name="T18"> Thereafter    1,300,000    19,710,000   21,010,000 </text:span></text:p>
            <text:p><text:span text:style-name="T18">  Discount             -       -11,294      -11,294 </text:span></text:p>
            <text:p><text:span text:style-name="T18">---------------------------------------------------</text:span></text:p>
            <text:p><text:span text:style-name="T18">   Total       3,610,000    43,436,048   47,046,048</text:span></text:p>
            <text:p><text:span text:style-name="T18">--------------------------------------------------- </text:span></text:p>
          </table:table-cell>
          <table:covered-table-cell table:number-columns-repeated="2"/>
          <table:table-cell table:style-name="ce12"/>
          <table:table-cell table:style-name="ce88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/>
          <table:table-cell table:style-name="ce12" table:number-columns-repeated="4"/>
          <table:table-cell table:style-name="ce88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 office:value-type="float" office:value="2013" calcext:value-type="float">
            <text:p>2013</text:p>
          </table:table-cell>
          <table:table-cell table:style-name="ce58" office:value-type="string" calcext:value-type="string" table:number-columns-spanned="3" table:number-rows-spanned="1">
            <text:p><text:span text:style-name="T19">  June 30     RSED Total     LDC Total   RSEA Total</text:span></text:p>
            <text:p><text:span text:style-name="T20">---------------------------------------------------</text:span></text:p>
            <text:p><text:span text:style-name="T20">     2014      6,385,378     1,068,297    7,453,675</text:span></text:p>
            <text:p><text:span text:style-name="T20">     2015        257,500     5,913,331    6,170,831</text:span></text:p>
            <text:p><text:span text:style-name="T20">     2016        257,500     7,169,324    7,426,824</text:span></text:p>
            <text:p><text:span text:style-name="T20">     2017        425,000     6,010,128    6,435,128</text:span></text:p>
            <text:p><text:span text:style-name="T20">     2018        550,000     7,462,669    8,012,669</text:span></text:p>
            <text:p><text:span text:style-name="T20"> Thereafter      375,000    21,212,331   21,587,331</text:span></text:p>
            <text:p><text:span text:style-name="T20">  Discount             -        -8,292       -8,292</text:span></text:p>
            <text:p><text:span text:style-name="T20">---------------------------------------------------</text:span></text:p>
            <text:p><text:span text:style-name="T20">    Total      8,250,378    48,827,788   57,078,166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12"/>
          <table:table-cell table:style-name="ce88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/>
          <table:table-cell table:style-name="ce12" table:number-columns-repeated="3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 office:value-type="float" office:value="2014" calcext:value-type="float">
            <text:p>2014</text:p>
          </table:table-cell>
          <table:table-cell table:style-name="ce58" office:value-type="string" calcext:value-type="string" table:number-columns-spanned="3" table:number-rows-spanned="1">
            <text:p><text:span text:style-name="T19">  June 30     RSED Total     LDC Total Eliminations    RSEA Total</text:span></text:p>
            <text:p><text:span text:style-name="T20">----------------------------------------------------------------</text:span></text:p>
            <text:p><text:span text:style-name="T20">     2015     11,977,795     9,421,859  -3,402,988    17,996,666</text:span></text:p>
            <text:p><text:span text:style-name="T20">     2016        382,500       794,325           -     1,176,825</text:span></text:p>
            <text:p><text:span text:style-name="T20">     2017        550,000     6,465,128           -     7,015,128</text:span></text:p>
            <text:p><text:span text:style-name="T20">     2018        175,000     7,952,669           -     8,127,669</text:span></text:p>
            <text:p><text:span text:style-name="T20">     2019        375,000       744,271           -     1,119,271</text:span></text:p>
            <text:p><text:span text:style-name="T20"> Thereafter    1,000,000    51,953,060           -    52,953,060</text:span></text:p>
            <text:p><text:span text:style-name="T20">  Discount             -        -5,537           -        -5,537</text:span></text:p>
            <text:p><text:span text:style-name="T20">----------------------------------------------------------------</text:span></text:p>
            <text:p><text:span text:style-name="T20">    Total      14,460,295  77,325,775   -3,402,988    88,383,082</text:span></text:p>
            <text:p><text:span text:style-name="T20">----------------------------------------------------------------</text:span></text:p>
          </table:table-cell>
          <table:covered-table-cell table:number-columns-repeated="2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/>
          <table:table-cell table:style-name="ce12" table:number-columns-repeated="3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 office:value-type="float" office:value="2015" calcext:value-type="float">
            <text:p>2015</text:p>
          </table:table-cell>
          <table:table-cell table:style-name="ce58" office:value-type="string" calcext:value-type="string" table:number-columns-spanned="3" table:number-rows-spanned="1">
            <text:p><text:span text:style-name="T19">  June 30      RSED Total    LDC Total   RSEA Total</text:span></text:p>
            <text:p><text:span text:style-name="T20">---------------------------------------------------</text:span></text:p>
            <text:p><text:span text:style-name="T20">   2016           402,795    6,439,457    6,842,252</text:span></text:p>
            <text:p><text:span text:style-name="T20">   2017           250,000    6,465,127    6,715,131</text:span></text:p>
            <text:p><text:span text:style-name="T20">   2018           175,008    7,952,669    8,127,677</text:span></text:p>
            <text:p><text:span text:style-name="T20">   2019           125,000    3,572,332    3,697,332</text:span></text:p>
            <text:p><text:span text:style-name="T20">   2020           200,000      855,000    1,055,000</text:span></text:p>
            <text:p><text:span text:style-name="T20"> Thereafter     1,200,000   48,269,999   49,469,999</text:span></text:p>
            <text:p><text:span text:style-name="T20">  Discount              -       -3,293       -3,293</text:span></text:p>
            <text:p><text:span text:style-name="T20">---------------------------------------------------</text:span></text:p>
            <text:p><text:span text:style-name="T20">    Total       2,352,807   73,551,291   75,904,098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/>
          <table:table-cell table:style-name="ce12" table:number-columns-repeated="3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 office:value-type="float" office:value="2016" calcext:value-type="float">
            <text:p>2016</text:p>
          </table:table-cell>
          <table:table-cell table:style-name="ce58" office:value-type="string" calcext:value-type="string" table:number-columns-spanned="3" table:number-rows-spanned="1">
            <text:p><text:span text:style-name="T19">   June 30     RSED Total    LDC Total   RSEA Total</text:span></text:p>
            <text:p><text:span text:style-name="T20">---------------------------------------------------</text:span></text:p>
            <text:p><text:span text:style-name="T20">    2017          312,508    7,305,128    7,617,636</text:span></text:p>
            <text:p><text:span text:style-name="T20">    2018          487,516    8,832,669    9,320,185</text:span></text:p>
            <text:p><text:span text:style-name="T20">    2019          437,500    1,774,270    2,211,770</text:span></text:p>
            <text:p><text:span text:style-name="T20">    2020          762,504    1,872,822    2,635,326</text:span></text:p>
            <text:p><text:span text:style-name="T20">    2021          500,000    1,971,606    2,471,606</text:span></text:p>
            <text:p><text:span text:style-name="T20"> Thereafter             -   80,013,633   80,013,633</text:span></text:p>
            <text:p><text:span text:style-name="T20">  Discount              -      587,540      587,540</text:span></text:p>
            <text:p><text:span text:style-name="T20">---------------------------------------------------</text:span></text:p>
            <text:p><text:span text:style-name="T20">   Total        2,500,028  102,357,668  104,857,696</text:span></text:p>
            <text:p><text:span text:style-name="T20">----------------------------------------------------</text:span></text:p>
          </table:table-cell>
          <table:covered-table-cell table:number-columns-repeated="2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/>
          <table:table-cell table:style-name="ce12" table:number-columns-repeated="3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 office:value-type="float" office:value="2017" calcext:value-type="float">
            <text:p>2017</text:p>
          </table:table-cell>
          <table:table-cell table:style-name="ce58" office:value-type="string" calcext:value-type="string" table:number-columns-spanned="3" table:number-rows-spanned="1">
            <text:p><text:span text:style-name="T19">   June 30     RSED Total    LDC Total   RSEA Total</text:span></text:p>
            <text:p><text:span text:style-name="T20">---------------------------------------------------</text:span></text:p>
            <text:p><text:span text:style-name="T20">    2019          612,526    9,110,000    9,722,526</text:span></text:p>
            <text:p><text:span text:style-name="T20">    2010          562,502    2,225,000    2,787,502</text:span></text:p>
            <text:p><text:span text:style-name="T20">    2021          887,500    3,545,000    4,432,500</text:span></text:p>
            <text:p><text:span text:style-name="T20">    2022          625,000    2,455,000    3,080,000</text:span></text:p>
            <text:p><text:span text:style-name="T20">    2023                -    5,405,000    5,405,000</text:span></text:p>
            <text:p><text:span text:style-name="T20"> Thereafter     1,000,000  115,085,000  116,085,000</text:span></text:p>
            <text:p><text:span text:style-name="T20">---------------------------------------------------</text:span></text:p>
            <text:p><text:span text:style-name="T20">  Subtotal     3,687,528   137,825,000  141,512,528</text:span></text:p>
            <text:p><text:span text:style-name="T20">  Costs                -    -4,859,966   -4,859,966</text:span></text:p>
            <text:p><text:span text:style-name="T20">---------------------------------------------------</text:span></text:p>
            <text:p><text:span text:style-name="T20">   Total       3,687,528   132,965,034  136,652,562</text:span></text:p>
          </table:table-cell>
          <table:covered-table-cell table:number-columns-repeated="2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/>
          <table:table-cell table:style-name="ce12" table:number-columns-repeated="3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 office:value-type="float" office:value="2018" calcext:value-type="float">
            <text:p>2018</text:p>
          </table:table-cell>
          <table:table-cell table:style-name="ce58" office:value-type="string" calcext:value-type="string" table:number-columns-spanned="3" table:number-rows-spanned="1">
            <text:p><text:span text:style-name="T19">  June 30     RSED Total     LDC Total   RSEA Total</text:span></text:p>
            <text:p><text:span text:style-name="T20">---------------------------------------------------</text:span></text:p>
            <text:p><text:span text:style-name="T20">   2019          491,668     2,225,000    2,716,668</text:span></text:p>
            <text:p><text:span text:style-name="T20">   2020          987,512     3,545,000    4,532,512</text:span></text:p>
            <text:p><text:span text:style-name="T20">   2021          712,500     2,455,000    3,167,500</text:span></text:p>
            <text:p><text:span text:style-name="T20">   2022           62,500     2,650,000    2,712,500</text:span></text:p>
            <text:p><text:span text:style-name="T20">   2023                -     2,995,000    2,995,000</text:span></text:p>
            <text:p><text:span text:style-name="T20"> Thereafter            -   117,756,675  117,756,675</text:span></text:p>
            <text:p><text:span text:style-name="T20">  Discount             -    -4,488,958   -4,488,958</text:span></text:p>
            <text:p><text:span text:style-name="T20">---------------------------------------------------</text:span></text:p>
            <text:p><text:span text:style-name="T20">Total          2,254,180   127,137,717  129,391,897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/>
          <table:table-cell table:style-name="ce12" table:number-columns-repeated="3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 office:value-type="float" office:value="2019" calcext:value-type="float">
            <text:p>2019</text:p>
          </table:table-cell>
          <table:table-cell table:style-name="ce58" office:value-type="string" calcext:value-type="string" table:number-columns-spanned="3" table:number-rows-spanned="1">
            <text:p><text:span text:style-name="T19">  June 30     RSED Total     LDC Total   RSEA Total</text:span></text:p>
            <text:p><text:span text:style-name="T20">---------------------------------------------------</text:span></text:p>
            <text:p><text:span text:style-name="T20">   2020          775,000     2,915,122    3,690,122</text:span></text:p>
            <text:p><text:span text:style-name="T20">   2021          887,500     3,304,934    4,192,434</text:span></text:p>
            <text:p><text:span text:style-name="T20">   2022          562,500     3,083,571    3,646,071</text:span></text:p>
            <text:p><text:span text:style-name="T20">   2023          112,500     3,449,143    3,561,643</text:span></text:p>
            <text:p><text:span text:style-name="T20">   2024                -     3,609,956    3,609,956</text:span></text:p>
            <text:p><text:span text:style-name="T20"> Thereafter            -   149,650,238  149,650,238</text:span></text:p>
            <text:p><text:span text:style-name="T20">---------------------------------------------------</text:span></text:p>
            <text:p><text:span text:style-name="T20">  Subtotal     2,337,500   166,012,964  168,350,464</text:span></text:p>
            <text:p><text:span text:style-name="T20">   Costs               -    -4,751,620   -4,751,620</text:span></text:p>
            <text:p><text:span text:style-name="T20">---------------------------------------------------</text:span></text:p>
            <text:p><text:span text:style-name="T20">  Total        2,337,500   161,261,344  163,598,844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/>
          <table:table-cell table:style-name="ce12" table:number-columns-repeated="3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 office:value-type="float" office:value="2020" calcext:value-type="float">
            <text:p>2020</text:p>
          </table:table-cell>
          <table:table-cell table:style-name="ce58" office:value-type="string" calcext:value-type="string" table:number-columns-spanned="3" table:number-rows-spanned="1">
            <text:p><text:span text:style-name="T19">  June 30     RSED Total     LDC Total   RSEA Total</text:span></text:p>
            <text:p><text:span text:style-name="T20">---------------------------------------------------</text:span></text:p>
            <text:p><text:span text:style-name="T20">   2021        1,498,180     2,508,117    4,006,297</text:span></text:p>
            <text:p><text:span text:style-name="T20">   2022        2,586,793     5,408,669    7,995,462</text:span></text:p>
            <text:p><text:span text:style-name="T20">   2023        1,551,030     3,034,462    4,585,492</text:span></text:p>
            <text:p><text:span text:style-name="T20">   2024        1,086,919     3,180,506    4,267,425</text:span></text:p>
            <text:p><text:span text:style-name="T20">   2025          927,211     3,471,812    4,399,023</text:span></text:p>
            <text:p><text:span text:style-name="T20"> Thereafter            -   147,927,462  147,927,462</text:span></text:p>
            <text:p><text:span text:style-name="T20">---------------------------------------------------</text:span></text:p>
            <text:p><text:span text:style-name="T20">  Subtotal     7,650,133   165,531,028  173,181,161</text:span></text:p>
            <text:p><text:span text:style-name="T20">   Costs               -    -4,480,037   -4,480,037</text:span></text:p>
            <text:p><text:span text:style-name="T20">---------------------------------------------------</text:span></text:p>
            <text:p><text:span text:style-name="T20">   Total       7,650,133   161,050,991  168,701,124</text:span></text:p>
          </table:table-cell>
          <table:covered-table-cell table:number-columns-repeated="2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/>
          <table:table-cell table:style-name="ce12" table:number-columns-repeated="3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 office:value-type="float" office:value="2021" calcext:value-type="float">
            <text:p>2021</text:p>
          </table:table-cell>
          <table:table-cell table:style-name="ce58" office:value-type="string" calcext:value-type="string" table:number-columns-spanned="3" table:number-rows-spanned="1">
            <text:p><text:span text:style-name="T19">  June 30     RSED Total     LDC Total   RSEA Total</text:span></text:p>
            <text:p><text:span text:style-name="T20">---------------------------------------------------</text:span></text:p>
            <text:p><text:span text:style-name="T20">     2022      2,890,204     5,408,669    8,298,873</text:span></text:p>
            <text:p><text:span text:style-name="T20">     2023      1,548,026     4,028,136    5,576,162</text:span></text:p>
            <text:p><text:span text:style-name="T20">     2024      1,083,731     3,445,507    4,529,238</text:span></text:p>
            <text:p><text:span text:style-name="T20">     2025        884,892     3,746,812    4,631,704</text:span></text:p>
            <text:p><text:span text:style-name="T20">     2026        160,989     4,123,391    4,284,380</text:span></text:p>
            <text:p><text:span text:style-name="T20">  Thereafter           -    71,184,066  171,184,066</text:span></text:p>
            <text:p><text:span text:style-name="T20">---------------------------------------------------</text:span></text:p>
            <text:p><text:span text:style-name="T20">   Subtotal    6,567,842   191,936,581  198,504,423</text:span></text:p>
            <text:p><text:span text:style-name="T20">    Costs              -    -2,088,378   -2,088,378</text:span></text:p>
            <text:p><text:span text:style-name="T20">---------------------------------------------------</text:span></text:p>
            <text:p><text:span text:style-name="T20">    Total       ,567,842   189,848,203  196,416,045  </text:span></text:p>
          </table:table-cell>
          <table:covered-table-cell table:number-columns-repeated="2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0"/>
          <table:table-cell table:style-name="ce12" table:number-columns-repeated="3"/>
          <table:table-cell table:style-name="ce85"/>
          <table:table-cell table:style-name="ce66"/>
          <table:table-cell table:style-name="ce71" table:number-columns-repeated="4"/>
          <table:table-cell table:number-columns-repeated="1012"/>
        </table:table-row>
        <table:table-row table:style-name="ro1">
          <table:table-cell table:style-name="ce13" table:number-columns-repeated="2"/>
          <table:table-cell table:style-name="ce41" office:value-type="float" office:value="2022" calcext:value-type="float">
            <text:p>2022</text:p>
          </table:table-cell>
          <table:table-cell table:style-name="ce59" office:value-type="string" calcext:value-type="string" table:number-columns-spanned="3" table:number-rows-spanned="1">
            <text:p><text:span text:style-name="T19">  June 30     RSED Total      LDC Total   RSEA Total</text:span></text:p>
            <text:p><text:span text:style-name="T20">----------------------------------------------------</text:span></text:p>
            <text:p><text:span text:style-name="T20">     2023        367,408      4,179,462    4,546,870</text:span></text:p>
            <text:p><text:span text:style-name="T20">     2024        675,198      7,055,507    7,730,705</text:span></text:p>
            <text:p><text:span text:style-name="T20">     2025        393,029      4,656,812    5,049,841</text:span></text:p>
            <text:p><text:span text:style-name="T20">     2026         14,661      5,033,392    5,048,053</text:span></text:p>
            <text:p><text:span text:style-name="T20">     2027              -      5,235,256    5,235,256</text:span></text:p>
            <text:p><text:span text:style-name="T20">  Thereafter           -    158,463,810  158,463,810</text:span></text:p>
            <text:p><text:span text:style-name="T20">----------------------------------------------------</text:span></text:p>
            <text:p><text:span text:style-name="T20">   Subtotal    1,450,296    184,624,239  186,074,535</text:span></text:p>
            <text:p><text:span text:style-name="T20">    Costs              -        476,031      476,031</text:span></text:p>
            <text:p><text:span text:style-name="T20">----------------------------------------------------</text:span></text:p>
            <text:p><text:span text:style-name="T20">    Total      1,450,296    185,100,270  186,550,566</text:span></text:p>
          </table:table-cell>
          <table:covered-table-cell table:number-columns-repeated="2" table:style-name="ce22"/>
          <table:table-cell table:style-name="ce15"/>
          <table:table-cell table:style-name="ce67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4" office:value-type="string" calcext:value-type="string" table:number-columns-spanned="3" table:number-rows-spanned="1">
            <text:p>Venture Capital</text:p>
          </table:table-cell>
          <table:covered-table-cell table:number-columns-repeated="2" table:style-name="ce22"/>
          <table:table-cell table:style-name="ce60" table:number-columns-spanned="3" table:number-rows-spanned="1"/>
          <table:covered-table-cell table:number-columns-repeated="2" table:style-name="ce22"/>
          <table:table-cell table:style-name="ce42" table:number-columns-repeated="2"/>
          <table:table-cell table:style-name="ce107"/>
          <table:table-cell table:style-name="ce71" table:number-columns-repeated="3"/>
          <table:table-cell table:number-columns-repeated="1012"/>
        </table:table-row>
        <table:table-row table:style-name="ro2">
          <table:table-cell table:style-name="ce15" table:number-columns-repeated="3"/>
          <table:table-cell table:style-name="ce60" table:number-columns-spanned="3" table:number-rows-spanned="1"/>
          <table:covered-table-cell table:number-columns-repeated="2" table:style-name="ce22"/>
          <table:table-cell table:style-name="ce42" table:number-columns-repeated="2"/>
          <table:table-cell table:style-name="ce107"/>
          <table:table-cell table:style-name="ce71" table:number-columns-repeated="3"/>
          <table:table-cell table:number-columns-repeated="1012"/>
        </table:table-row>
        <table:table-row table:style-name="ro2">
          <table:table-cell table:style-name="ce14" office:value-type="string" calcext:value-type="string" table:number-columns-spanned="2" table:number-rows-spanned="1">
            <text:p>Donations &amp; Grants</text:p>
          </table:table-cell>
          <table:covered-table-cell table:style-name="ce22"/>
          <table:table-cell table:style-name="ce42"/>
          <table:table-cell table:style-name="ce60" table:number-columns-spanned="3" table:number-rows-spanned="1"/>
          <table:covered-table-cell table:number-columns-repeated="2" table:style-name="ce22"/>
          <table:table-cell table:style-name="ce42" table:number-columns-repeated="2"/>
          <table:table-cell table:style-name="ce107"/>
          <table:table-cell table:style-name="ce71" table:number-columns-repeated="3"/>
          <table:table-cell table:number-columns-repeated="1012"/>
        </table:table-row>
        <table:table-row table:style-name="ro2">
          <table:table-cell table:style-name="ce15" table:number-columns-repeated="3"/>
          <table:table-cell table:style-name="ce60" table:number-columns-spanned="3" table:number-rows-spanned="1"/>
          <table:covered-table-cell table:number-columns-repeated="2" table:style-name="ce22"/>
          <table:table-cell table:style-name="ce42" table:number-columns-repeated="2"/>
          <table:table-cell table:style-name="ce107"/>
          <table:table-cell table:style-name="ce71" table:number-columns-repeated="3"/>
          <table:table-cell table:number-columns-repeated="1012"/>
        </table:table-row>
        <table:table-row table:style-name="ro2">
          <table:table-cell table:style-name="ce14" office:value-type="string" calcext:value-type="string" table:number-columns-spanned="3" table:number-rows-spanned="1">
            <text:p>Real Estate (Santa Clara County only)</text:p>
          </table:table-cell>
          <table:covered-table-cell table:number-columns-repeated="2" table:style-name="ce22"/>
          <table:table-cell table:style-name="ce42" table:number-columns-repeated="5"/>
          <table:table-cell table:style-name="ce60"/>
          <table:table-cell table:style-name="ce71" table:number-columns-repeated="3"/>
          <table:table-cell table:number-columns-repeated="1012"/>
        </table:table-row>
        <table:table-row table:style-name="ro2">
          <table:table-cell table:style-name="ce16" office:value-type="string" calcext:value-type="string">
            <text:p>RMS</text:p>
          </table:table-cell>
          <table:table-cell table:style-name="ce25" office:value-type="string" calcext:value-type="string">
            <text:p>LLC1</text:p>
          </table:table-cell>
          <table:table-cell table:style-name="ce43" office:value-type="string" calcext:value-type="string">
            <text:p>Mateo Sheedy</text:p>
          </table:table-cell>
          <table:table-cell table:style-name="ce61" office:value-type="string" calcext:value-type="string">
            <text:p>Assessed valuation</text:p>
          </table:table-cell>
          <table:table-cell table:style-name="ce61" office:value-type="string" calcext:value-type="string">
            <text:p>Plat map</text:p>
          </table:table-cell>
          <table:table-cell table:style-name="ce61" office:value-type="string" calcext:value-type="string">
            <text:p>Aerial photo</text:p>
          </table:table-cell>
          <table:table-cell table:style-name="ce25" office:value-type="string" calcext:value-type="string">
            <text:p>Opened 2007</text:p>
          </table:table-cell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7" office:value-type="string" calcext:value-type="string">
            <text:p>RSSP</text:p>
          </table:table-cell>
          <table:table-cell table:style-name="ce25" office:value-type="string" calcext:value-type="string">
            <text:p>LLC2</text:p>
          </table:table-cell>
          <table:table-cell table:style-name="ce43" office:value-type="string" calcext:value-type="string">
            <text:p>Sí Si Puede</text:p>
          </table:table-cell>
          <table:table-cell table:style-name="ce61" office:value-type="string" calcext:value-type="string">
            <text:p>Assessed valuation</text:p>
          </table:table-cell>
          <table:table-cell table:style-name="ce61" office:value-type="string" calcext:value-type="string">
            <text:p>Plat map</text:p>
          </table:table-cell>
          <table:table-cell table:style-name="ce61" office:value-type="string" calcext:value-type="string">
            <text:p>Aerial photo</text:p>
          </table:table-cell>
          <table:table-cell table:style-name="ce25" office:value-type="string" calcext:value-type="string">
            <text:p>Opened 2009</text:p>
          </table:table-cell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LS</text:p>
          </table:table-cell>
          <table:table-cell table:style-name="ce25" office:value-type="string" calcext:value-type="string">
            <text:p>LLC3</text:p>
          </table:table-cell>
          <table:table-cell table:style-name="ce43" office:value-type="string" calcext:value-type="string">
            <text:p>Los Sueños</text:p>
          </table:table-cell>
          <table:table-cell table:style-name="ce61" office:value-type="string" calcext:value-type="string">
            <text:p>Assessed valuation</text:p>
          </table:table-cell>
          <table:table-cell table:style-name="ce61" office:value-type="string" calcext:value-type="string">
            <text:p>Plat map</text:p>
          </table:table-cell>
          <table:table-cell table:style-name="ce61" office:value-type="string" calcext:value-type="string">
            <text:p>Aerial photo</text:p>
          </table:table-cell>
          <table:table-cell table:style-name="ce25" office:value-type="string" calcext:value-type="string">
            <text:p>Opened 2010</text:p>
          </table:table-cell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OMO</text:p>
          </table:table-cell>
          <table:table-cell table:style-name="ce25" office:value-type="string" calcext:value-type="string">
            <text:p>LLC4</text:p>
          </table:table-cell>
          <table:table-cell table:style-name="ce43" office:value-type="string" calcext:value-type="string">
            <text:p>Mosaic Elementary</text:p>
          </table:table-cell>
          <table:table-cell table:style-name="ce61" office:value-type="string" calcext:value-type="string">
            <text:p>Assessed valuation</text:p>
          </table:table-cell>
          <table:table-cell table:style-name="ce61" office:value-type="string" calcext:value-type="string">
            <text:p>Plat map</text:p>
          </table:table-cell>
          <table:table-cell table:style-name="ce61" office:value-type="string" calcext:value-type="string">
            <text:p>Aerial photo</text:p>
          </table:table-cell>
          <table:table-cell table:style-name="ce25" office:value-type="string" calcext:value-type="string">
            <text:p>Opened 2011</text:p>
          </table:table-cell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DP</text:p>
          </table:table-cell>
          <table:table-cell table:style-name="ce25" office:value-type="string" calcext:value-type="string">
            <text:p>LLC5</text:p>
          </table:table-cell>
          <table:table-cell table:style-name="ce43" office:value-type="string" calcext:value-type="string">
            <text:p>Discovery Prep</text:p>
          </table:table-cell>
          <table:table-cell table:style-name="ce61" office:value-type="string" calcext:value-type="string">
            <text:p>Assessed valuation</text:p>
          </table:table-cell>
          <table:table-cell table:style-name="ce61" office:value-type="string" calcext:value-type="string">
            <text:p>Plat map</text:p>
          </table:table-cell>
          <table:table-cell table:style-name="ce61" office:value-type="string" calcext:value-type="string">
            <text:p>Aerial photo</text:p>
          </table:table-cell>
          <table:table-cell table:style-name="ce25" office:value-type="string" calcext:value-type="string">
            <text:p>Opened 2011</text:p>
          </table:table-cell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BM</text:p>
          </table:table-cell>
          <table:table-cell table:style-name="ce25" office:value-type="string" calcext:value-type="string">
            <text:p>LLC11</text:p>
          </table:table-cell>
          <table:table-cell table:style-name="ce43" office:value-type="string" calcext:value-type="string">
            <text:p>Brilliant Minds</text:p>
          </table:table-cell>
          <table:table-cell table:style-name="ce61" office:value-type="string" calcext:value-type="string">
            <text:p>Assessed valuation</text:p>
          </table:table-cell>
          <table:table-cell table:style-name="ce61" office:value-type="string" calcext:value-type="string">
            <text:p>Plat map</text:p>
          </table:table-cell>
          <table:table-cell table:style-name="ce61" office:value-type="string" calcext:value-type="string">
            <text:p>Aerial photo</text:p>
          </table:table-cell>
          <table:table-cell table:style-name="ce25" office:value-type="string" calcext:value-type="string">
            <text:p>Opened 2012</text:p>
          </table:table-cell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SA</text:p>
          </table:table-cell>
          <table:table-cell table:style-name="ce25" office:value-type="string" calcext:value-type="string">
            <text:p>LLC8</text:p>
          </table:table-cell>
          <table:table-cell table:style-name="ce43" office:value-type="string" calcext:value-type="string">
            <text:p>Alma Academy</text:p>
          </table:table-cell>
          <table:table-cell table:style-name="ce61" office:value-type="string" calcext:value-type="string">
            <text:p>Assessed valuation</text:p>
          </table:table-cell>
          <table:table-cell table:style-name="ce61" office:value-type="string" calcext:value-type="string">
            <text:p>Plat map</text:p>
          </table:table-cell>
          <table:table-cell table:style-name="ce61" office:value-type="string" calcext:value-type="string">
            <text:p>Aerial photo</text:p>
          </table:table-cell>
          <table:table-cell table:style-name="ce25" office:value-type="string" calcext:value-type="string">
            <text:p>Opened 2012</text:p>
          </table:table-cell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SK</text:p>
          </table:table-cell>
          <table:table-cell table:style-name="ce25" office:value-type="string" calcext:value-type="string">
            <text:p>LLC10</text:p>
          </table:table-cell>
          <table:table-cell table:style-name="ce43" office:value-type="string" calcext:value-type="string">
            <text:p>Spark Academy</text:p>
          </table:table-cell>
          <table:table-cell table:style-name="ce61" office:value-type="string" calcext:value-type="string">
            <text:p>[Leased]</text:p>
          </table:table-cell>
          <table:table-cell table:style-name="ce61" office:value-type="string" calcext:value-type="string">
            <text:p>Plat map</text:p>
          </table:table-cell>
          <table:table-cell table:style-name="ce61" office:value-type="string" calcext:value-type="string">
            <text:p>Aerial photo</text:p>
          </table:table-cell>
          <table:table-cell table:style-name="ce25" office:value-type="string" calcext:value-type="string">
            <text:p>Opened 2013</text:p>
          </table:table-cell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FZ</text:p>
          </table:table-cell>
          <table:table-cell table:style-name="ce25" office:value-type="string" calcext:value-type="string">
            <text:p>LLC12</text:p>
          </table:table-cell>
          <table:table-cell table:style-name="ce43" office:value-type="string" calcext:value-type="string">
            <text:p>Fuerza</text:p>
          </table:table-cell>
          <table:table-cell table:style-name="ce61" office:value-type="string" calcext:value-type="string">
            <text:p>Assessed valuation</text:p>
          </table:table-cell>
          <table:table-cell table:style-name="ce61" office:value-type="string" calcext:value-type="string">
            <text:p>Plat map</text:p>
          </table:table-cell>
          <table:table-cell table:style-name="ce61" office:value-type="string" calcext:value-type="string">
            <text:p>Aerial photo</text:p>
          </table:table-cell>
          <table:table-cell table:style-name="ce25" office:value-type="string" calcext:value-type="string">
            <text:p>Opened 2014</text:p>
          </table:table-cell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8" office:value-type="string" calcext:value-type="string">
            <text:p>RRS</text:p>
          </table:table-cell>
          <table:table-cell table:style-name="ce26" office:value-type="string" calcext:value-type="string">
            <text:p>LLC16</text:p>
          </table:table-cell>
          <table:table-cell table:style-name="ce44" office:value-type="string" calcext:value-type="string">
            <text:p>Rising Stars</text:p>
          </table:table-cell>
          <table:table-cell table:style-name="ce62" office:value-type="string" calcext:value-type="string">
            <text:p>Assessed valuation</text:p>
          </table:table-cell>
          <table:table-cell table:style-name="ce62" office:value-type="string" calcext:value-type="string">
            <text:p>Plat map</text:p>
          </table:table-cell>
          <table:table-cell table:style-name="ce62" office:value-type="string" calcext:value-type="string">
            <text:p>Aerial photo</text:p>
          </table:table-cell>
          <table:table-cell table:style-name="ce26" office:value-type="string" calcext:value-type="string">
            <text:p>Opened 2016</text:p>
          </table:table-cell>
          <table:table-cell table:style-name="ce1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4" office:value-type="string" calcext:value-type="string" table:number-columns-spanned="3" table:number-rows-spanned="1">
            <text:p>Petitions (Year submitted) <text:s/>(Santa Clara County only)</text:p>
          </table:table-cell>
          <table:covered-table-cell table:number-columns-repeated="2" table:style-name="ce22"/>
          <table:table-cell table:style-name="ce63" office:value-type="string" calcext:value-type="string">
            <text:p>Initial</text:p>
          </table:table-cell>
          <table:table-cell table:style-name="ce63"/>
          <table:table-cell table:style-name="ce63" office:value-type="string" calcext:value-type="string" table:number-columns-spanned="3" table:number-rows-spanned="1">
            <text:p>Renewal</text:p>
          </table:table-cell>
          <table:covered-table-cell table:number-columns-repeated="2" table:style-name="ce22"/>
          <table:table-cell table:style-name="ce107"/>
          <table:table-cell table:style-name="ce71" table:number-columns-repeated="3"/>
          <table:table-cell table:number-columns-repeated="1012"/>
        </table:table-row>
        <table:table-row table:style-name="ro2">
          <table:table-cell table:style-name="ce19" office:value-type="string" calcext:value-type="string">
            <text:p>RMS</text:p>
          </table:table-cell>
          <table:table-cell table:style-name="ce27" office:value-type="string" calcext:value-type="string">
            <text:p>LLC1</text:p>
          </table:table-cell>
          <table:table-cell table:style-name="ce45" office:value-type="string" calcext:value-type="string">
            <text:p>Mateo Sheedy</text:p>
          </table:table-cell>
          <table:table-cell table:style-name="ce64" office:value-type="string" calcext:value-type="string">
            <text:p>2006</text:p>
          </table:table-cell>
          <table:table-cell table:style-name="ce64" office:value-type="string" calcext:value-type="string">
            <text:p>2009</text:p>
          </table:table-cell>
          <table:table-cell table:style-name="ce64" office:value-type="string" calcext:value-type="string">
            <text:p>2015</text:p>
          </table:table-cell>
          <table:table-cell table:style-name="ce64" office:value-type="string" calcext:value-type="string">
            <text:p>2019</text:p>
          </table:table-cell>
          <table:table-cell table:style-name="ce89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SSP</text:p>
          </table:table-cell>
          <table:table-cell table:style-name="ce25" office:value-type="string" calcext:value-type="string">
            <text:p>LLC2</text:p>
          </table:table-cell>
          <table:table-cell table:style-name="ce43" office:value-type="string" calcext:value-type="string">
            <text:p>Sí Si Puede</text:p>
          </table:table-cell>
          <table:table-cell table:style-name="ce65" office:value-type="string" calcext:value-type="string">
            <text:p>2008</text:p>
          </table:table-cell>
          <table:table-cell table:style-name="ce65" office:value-type="string" calcext:value-type="string">
            <text:p>2011</text:p>
          </table:table-cell>
          <table:table-cell table:style-name="ce65" office:value-type="string" calcext:value-type="string">
            <text:p>2016</text:p>
          </table:table-cell>
          <table:table-cell table:style-name="ce86" office:value-type="string" calcext:value-type="string">
            <text:p>(est.2023)</text:p>
          </table:table-cell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LS</text:p>
          </table:table-cell>
          <table:table-cell table:style-name="ce25" office:value-type="string" calcext:value-type="string">
            <text:p>LLC3</text:p>
          </table:table-cell>
          <table:table-cell table:style-name="ce43" office:value-type="string" calcext:value-type="string">
            <text:p>Los Sueños</text:p>
          </table:table-cell>
          <table:table-cell table:style-name="ce65" office:value-type="string" calcext:value-type="string">
            <text:p>2009</text:p>
          </table:table-cell>
          <table:table-cell table:style-name="ce65" office:value-type="string" calcext:value-type="string">
            <text:p>2015</text:p>
          </table:table-cell>
          <table:table-cell table:style-name="ce65" office:value-type="string" calcext:value-type="string">
            <text:p>2020</text:p>
          </table:table-cell>
          <table:table-cell table:style-name="ce86" office:value-type="string" calcext:value-type="string">
            <text:p>(est. 2027)</text:p>
          </table:table-cell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OMO</text:p>
          </table:table-cell>
          <table:table-cell table:style-name="ce25" office:value-type="string" calcext:value-type="string">
            <text:p>LLC4</text:p>
          </table:table-cell>
          <table:table-cell table:style-name="ce43" office:value-type="string" calcext:value-type="string">
            <text:p>Mosaic Elementary</text:p>
          </table:table-cell>
          <table:table-cell table:style-name="ce66" table:number-columns-repeated="4"/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DP</text:p>
          </table:table-cell>
          <table:table-cell table:style-name="ce25" office:value-type="string" calcext:value-type="string">
            <text:p>LLC5</text:p>
          </table:table-cell>
          <table:table-cell table:style-name="ce43" office:value-type="string" calcext:value-type="string">
            <text:p>Discovery Prep</text:p>
          </table:table-cell>
          <table:table-cell table:style-name="ce66" table:number-columns-repeated="4"/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BM</text:p>
          </table:table-cell>
          <table:table-cell table:style-name="ce25" office:value-type="string" calcext:value-type="string">
            <text:p>LLC11</text:p>
          </table:table-cell>
          <table:table-cell table:style-name="ce43" office:value-type="string" calcext:value-type="string">
            <text:p>Brilliant Minds</text:p>
          </table:table-cell>
          <table:table-cell table:style-name="ce66" table:number-columns-repeated="4"/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SA</text:p>
          </table:table-cell>
          <table:table-cell table:style-name="ce25" office:value-type="string" calcext:value-type="string">
            <text:p>LLC8</text:p>
          </table:table-cell>
          <table:table-cell table:style-name="ce43" office:value-type="string" calcext:value-type="string">
            <text:p>Alma Academy</text:p>
          </table:table-cell>
          <table:table-cell table:style-name="ce66" table:number-columns-repeated="4"/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SK</text:p>
          </table:table-cell>
          <table:table-cell table:style-name="ce25" office:value-type="string" calcext:value-type="string">
            <text:p>LLC10</text:p>
          </table:table-cell>
          <table:table-cell table:style-name="ce43" office:value-type="string" calcext:value-type="string">
            <text:p>Spark Academy</text:p>
          </table:table-cell>
          <table:table-cell table:style-name="ce66" table:number-columns-repeated="4"/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FZ</text:p>
          </table:table-cell>
          <table:table-cell table:style-name="ce25" office:value-type="string" calcext:value-type="string">
            <text:p>LLC12</text:p>
          </table:table-cell>
          <table:table-cell table:style-name="ce43" office:value-type="string" calcext:value-type="string">
            <text:p>Fuerza</text:p>
          </table:table-cell>
          <table:table-cell table:style-name="ce66" table:number-columns-repeated="4"/>
          <table:table-cell table:style-name="ce8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18" office:value-type="string" calcext:value-type="string">
            <text:p>RRS</text:p>
          </table:table-cell>
          <table:table-cell table:style-name="ce26" office:value-type="string" calcext:value-type="string">
            <text:p>LLC16</text:p>
          </table:table-cell>
          <table:table-cell table:style-name="ce44" office:value-type="string" calcext:value-type="string">
            <text:p>Rising Stars</text:p>
          </table:table-cell>
          <table:table-cell table:style-name="ce67" table:number-columns-repeated="4"/>
          <table:table-cell table:style-name="ce15"/>
          <table:table-cell table:style-name="ce71" table:number-columns-repeated="4"/>
          <table:table-cell table:number-columns-repeated="1012"/>
        </table:table-row>
        <table:table-row table:style-name="ro2">
          <table:table-cell table:style-name="ce4" office:value-type="string" calcext:value-type="string">
            <text:p>SB 740 Grants</text:p>
          </table:table-cell>
          <table:table-cell table:style-name="ce28" office:value-type="string" calcext:value-type="string">
            <text:p>Year</text:p>
          </table:table-cell>
          <table:table-cell table:style-name="ce46" office:value-type="string" calcext:value-type="string">
            <text:p>Charter School Name</text:p>
          </table:table-cell>
          <table:table-cell table:style-name="ce68" office:value-type="string" calcext:value-type="string">
            <text:p>Initial Apportionment</text:p>
          </table:table-cell>
          <table:table-cell table:style-name="ce68" office:value-type="string" calcext:value-type="string">
            <text:p>Second Apportionment</text:p>
          </table:table-cell>
          <table:table-cell table:style-name="ce68" office:value-type="string" calcext:value-type="string">
            <text:p>True-up Disbursement or</text:p>
            <text:p>Third Apportionment</text:p>
          </table:table-cell>
          <table:table-cell table:style-name="ce68" office:value-type="string" calcext:value-type="string">
            <text:p>Total Awarded</text:p>
          </table:table-cell>
          <table:table-cell table:style-name="ce68" office:value-type="string" calcext:value-type="string">
            <text:p>Annual Total</text:p>
          </table:table-cell>
          <table:table-cell table:style-name="ce68" office:value-type="string" calcext:value-type="string">
            <text:p>Notes</text:p>
          </table:table-cell>
          <table:table-cell table:style-name="ce114" table:number-columns-repeated="3"/>
          <table:table-cell table:number-columns-repeated="1012"/>
        </table:table-row>
        <table:table-row table:style-name="ro7">
          <table:table-cell table:style-name="ce20"/>
          <table:table-cell table:style-name="ce29" office:value-type="string" calcext:value-type="string" table:number-columns-spanned="1" table:number-rows-spanned="7">
            <text:p>2012-13</text:p>
          </table:table-cell>
          <table:table-cell table:style-name="ce47" office:value-type="string" calcext:value-type="string">
            <text:p>Rocketship Alma Academy</text:p>
          </table:table-cell>
          <table:table-cell table:style-name="ce69" office:value-type="currency" office:currency="USD" office:value="342285" calcext:value-type="currency">
            <text:p>$342,285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69" office:value-type="currency" office:currency="USD" office:value="342285" calcext:value-type="currency">
            <text:p>$342,285</text:p>
          </table:table-cell>
          <table:table-cell table:style-name="ce90" table:number-columns-repeated="2"/>
          <table:table-cell table:style-name="ce71" table:number-columns-repeated="3"/>
          <table:table-cell table:number-columns-repeated="1012"/>
        </table:table-row>
        <table:table-row table:style-name="ro7">
          <table:table-cell table:style-name="ce20"/>
          <table:covered-table-cell/>
          <table:table-cell table:style-name="ce47" office:value-type="string" calcext:value-type="string">
            <text:p>Rocketship Brilliant Minds</text:p>
          </table:table-cell>
          <table:table-cell table:style-name="ce69" office:value-type="currency" office:currency="USD" office:value="114208" calcext:value-type="currency">
            <text:p>$114,208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69" office:value-type="currency" office:currency="USD" office:value="114208" calcext:value-type="currency">
            <text:p>$114,208</text:p>
          </table:table-cell>
          <table:table-cell table:style-name="ce90" table:number-columns-repeated="2"/>
          <table:table-cell table:style-name="ce71" table:number-columns-repeated="3"/>
          <table:table-cell table:number-columns-repeated="1012"/>
        </table:table-row>
        <table:table-row table:style-name="ro7">
          <table:table-cell table:style-name="ce20"/>
          <table:covered-table-cell/>
          <table:table-cell table:style-name="ce47" office:value-type="string" calcext:value-type="string">
            <text:p>Rocketship Discovery Prep</text:p>
          </table:table-cell>
          <table:table-cell table:style-name="ce69" office:value-type="currency" office:currency="USD" office:value="228253" calcext:value-type="currency">
            <text:p>$228,253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69" office:value-type="currency" office:currency="USD" office:value="228253" calcext:value-type="currency">
            <text:p>$228,253</text:p>
          </table:table-cell>
          <table:table-cell table:style-name="ce90" table:number-columns-repeated="2"/>
          <table:table-cell table:style-name="ce71" table:number-columns-repeated="3"/>
          <table:table-cell table:number-columns-repeated="1012"/>
        </table:table-row>
        <table:table-row table:style-name="ro7">
          <table:table-cell table:style-name="ce20"/>
          <table:covered-table-cell/>
          <table:table-cell table:style-name="ce47" office:value-type="string" calcext:value-type="string">
            <text:p>Rocketship Los Suenos</text:p>
          </table:table-cell>
          <table:table-cell table:style-name="ce69" office:value-type="currency" office:currency="USD" office:value="187024" calcext:value-type="currency">
            <text:p>$187,024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69" office:value-type="currency" office:currency="USD" office:value="187024" calcext:value-type="currency">
            <text:p>$187,024</text:p>
          </table:table-cell>
          <table:table-cell table:style-name="ce90" table:number-columns-repeated="2"/>
          <table:table-cell table:style-name="ce71" table:number-columns-repeated="3"/>
          <table:table-cell table:number-columns-repeated="1012"/>
        </table:table-row>
        <table:table-row table:style-name="ro7">
          <table:table-cell table:style-name="ce20"/>
          <table:covered-table-cell/>
          <table:table-cell table:style-name="ce47" office:value-type="string" calcext:value-type="string">
            <text:p>Rocketship Mateo Sheedy Elementary</text:p>
          </table:table-cell>
          <table:table-cell table:style-name="ce69" office:value-type="currency" office:currency="USD" office:value="160304" calcext:value-type="currency">
            <text:p>$160,304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69" office:value-type="currency" office:currency="USD" office:value="160304" calcext:value-type="currency">
            <text:p>$160,304</text:p>
          </table:table-cell>
          <table:table-cell table:style-name="ce90" table:number-columns-repeated="2"/>
          <table:table-cell table:style-name="ce71" table:number-columns-repeated="3"/>
          <table:table-cell table:number-columns-repeated="1012"/>
        </table:table-row>
        <table:table-row table:style-name="ro7">
          <table:table-cell table:style-name="ce20"/>
          <table:covered-table-cell/>
          <table:table-cell table:style-name="ce47" office:value-type="string" calcext:value-type="string">
            <text:p>Rocketship Mosaic Elementary</text:p>
          </table:table-cell>
          <table:table-cell table:style-name="ce69" office:value-type="currency" office:currency="USD" office:value="227325" calcext:value-type="currency">
            <text:p>$227,325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69" office:value-type="currency" office:currency="USD" office:value="227325" calcext:value-type="currency">
            <text:p>$227,325</text:p>
          </table:table-cell>
          <table:table-cell table:style-name="ce90" table:number-columns-repeated="2"/>
          <table:table-cell table:style-name="ce71" table:number-columns-repeated="3"/>
          <table:table-cell table:number-columns-repeated="1012"/>
        </table:table-row>
        <table:table-row table:style-name="ro7">
          <table:table-cell table:style-name="ce20"/>
          <table:covered-table-cell/>
          <table:table-cell table:style-name="ce47" office:value-type="string" calcext:value-type="string">
            <text:p>Rocketship Si Se Puede Academy</text:p>
          </table:table-cell>
          <table:table-cell table:style-name="ce69" office:value-type="currency" office:currency="USD" office:value="213997" calcext:value-type="currency">
            <text:p>$213,997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69" office:value-type="currency" office:currency="USD" office:value="213997" calcext:value-type="currency">
            <text:p>$213,997</text:p>
          </table:table-cell>
          <table:table-cell table:style-name="ce91" table:formula="of:=SUM([.G114:.G120])" office:value-type="currency" office:currency="USD" office:value="1473396" calcext:value-type="currency">
            <text:p>$1,473,396</text:p>
          </table:table-cell>
          <table:table-cell table:style-name="ce90"/>
          <table:table-cell table:style-name="ce71" table:number-columns-repeated="3"/>
          <table:table-cell table:number-columns-repeated="1012"/>
        </table:table-row>
        <table:table-row table:style-name="ro7">
          <table:table-cell table:style-name="ce20"/>
          <table:table-cell table:style-name="ce30"/>
          <table:table-cell table:style-name="ce48"/>
          <table:table-cell table:style-name="ce69" table:number-columns-repeated="4"/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table-cell table:style-name="ce31" office:value-type="string" calcext:value-type="string" table:number-columns-spanned="1" table:number-rows-spanned="8">
            <text:p>2013-14</text:p>
          </table:table-cell>
          <table:table-cell table:style-name="ce48" office:value-type="string" calcext:value-type="string">
            <text:p>Rocketship Alma Academy</text:p>
          </table:table-cell>
          <table:table-cell table:style-name="ce69" office:value-type="currency" office:currency="USD" office:value="171143" calcext:value-type="currency">
            <text:p>$171,143</text:p>
          </table:table-cell>
          <table:table-cell table:style-name="ce69" office:value-type="currency" office:currency="USD" office:value="85571" calcext:value-type="currency">
            <text:p>$85,571</text:p>
          </table:table-cell>
          <table:table-cell table:style-name="ce69" office:value-type="currency" office:currency="USD" office:value="153123.5" calcext:value-type="currency">
            <text:p>$153,124</text:p>
          </table:table-cell>
          <table:table-cell table:style-name="ce69" office:value-type="currency" office:currency="USD" office:value="409837.5" calcext:value-type="currency">
            <text:p>$409,838</text:p>
          </table:table-cell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Brilliant Minds</text:p>
          </table:table-cell>
          <table:table-cell table:style-name="ce69" office:value-type="currency" office:currency="USD" office:value="25762" calcext:value-type="currency">
            <text:p>$25,762</text:p>
          </table:table-cell>
          <table:table-cell table:style-name="ce69" office:value-type="currency" office:currency="USD" office:value="12881" calcext:value-type="currency">
            <text:p>$12,881</text:p>
          </table:table-cell>
          <table:table-cell table:style-name="ce69" office:value-type="currency" office:currency="USD" office:value="72525.51" calcext:value-type="currency">
            <text:p>$72,526</text:p>
          </table:table-cell>
          <table:table-cell table:style-name="ce69" office:value-type="currency" office:currency="USD" office:value="111168.51" calcext:value-type="currency">
            <text:p>$111,169</text:p>
          </table:table-cell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Discovery Prep</text:p>
          </table:table-cell>
          <table:table-cell table:style-name="ce69" office:value-type="currency" office:currency="USD" office:value="226800" calcext:value-type="currency">
            <text:p>$226,800</text:p>
          </table:table-cell>
          <table:table-cell table:style-name="ce69" office:value-type="currency" office:currency="USD" office:value="113400" calcext:value-type="currency">
            <text:p>$113,400</text:p>
          </table:table-cell>
          <table:table-cell table:style-name="ce69" office:value-type="currency" office:currency="USD" office:value="122370" calcext:value-type="currency">
            <text:p>$122,370</text:p>
          </table:table-cell>
          <table:table-cell table:style-name="ce69" office:value-type="currency" office:currency="USD" office:value="462570" calcext:value-type="currency">
            <text:p>$462,570</text:p>
          </table:table-cell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Los Suenos</text:p>
          </table:table-cell>
          <table:table-cell table:style-name="ce69" office:value-type="currency" office:currency="USD" office:value="229290" calcext:value-type="currency">
            <text:p>$229,290</text:p>
          </table:table-cell>
          <table:table-cell table:style-name="ce69" office:value-type="currency" office:currency="USD" office:value="114645" calcext:value-type="currency">
            <text:p>$114,645</text:p>
          </table:table-cell>
          <table:table-cell table:style-name="ce69" office:value-type="currency" office:currency="USD" office:value="104947.5" calcext:value-type="currency">
            <text:p>$104,948</text:p>
          </table:table-cell>
          <table:table-cell table:style-name="ce69" office:value-type="currency" office:currency="USD" office:value="448882.5" calcext:value-type="currency">
            <text:p>$448,883</text:p>
          </table:table-cell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Mateo Sheedy Elementary</text:p>
          </table:table-cell>
          <table:table-cell table:style-name="ce69" office:value-type="currency" office:currency="USD" office:value="215857" calcext:value-type="currency">
            <text:p>$215,857</text:p>
          </table:table-cell>
          <table:table-cell table:style-name="ce69" office:value-type="currency" office:currency="USD" office:value="107928" calcext:value-type="currency">
            <text:p>$107,928</text:p>
          </table:table-cell>
          <table:table-cell table:style-name="ce69" office:value-type="currency" office:currency="USD" office:value="120830" calcext:value-type="currency">
            <text:p>$120,830</text:p>
          </table:table-cell>
          <table:table-cell table:style-name="ce69" office:value-type="currency" office:currency="USD" office:value="444615" calcext:value-type="currency">
            <text:p>$444,615</text:p>
          </table:table-cell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Mosaic Elementary</text:p>
          </table:table-cell>
          <table:table-cell table:style-name="ce69" office:value-type="currency" office:currency="USD" office:value="227977" calcext:value-type="currency">
            <text:p>$227,977</text:p>
          </table:table-cell>
          <table:table-cell table:style-name="ce69" office:value-type="currency" office:currency="USD" office:value="113988" calcext:value-type="currency">
            <text:p>$113,988</text:p>
          </table:table-cell>
          <table:table-cell table:style-name="ce69" office:value-type="currency" office:currency="USD" office:value="106077.5" calcext:value-type="currency">
            <text:p>$106,078</text:p>
          </table:table-cell>
          <table:table-cell table:style-name="ce69" office:value-type="currency" office:currency="USD" office:value="448042.5" calcext:value-type="currency">
            <text:p>$448,043</text:p>
          </table:table-cell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Si Se Puede Academy</text:p>
          </table:table-cell>
          <table:table-cell table:style-name="ce69" office:value-type="currency" office:currency="USD" office:value="194861" calcext:value-type="currency">
            <text:p>$194,861</text:p>
          </table:table-cell>
          <table:table-cell table:style-name="ce69" office:value-type="currency" office:currency="USD" office:value="97430" calcext:value-type="currency">
            <text:p>$97,430</text:p>
          </table:table-cell>
          <table:table-cell table:style-name="ce69" office:value-type="currency" office:currency="USD" office:value="162486.5" calcext:value-type="currency">
            <text:p>$162,487</text:p>
          </table:table-cell>
          <table:table-cell table:style-name="ce69" office:value-type="currency" office:currency="USD" office:value="454777.5" calcext:value-type="currency">
            <text:p>$454,778</text:p>
          </table:table-cell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Spark</text:p>
          </table:table-cell>
          <table:table-cell table:style-name="ce69" office:value-type="currency" office:currency="USD" office:value="201000" calcext:value-type="currency">
            <text:p>$201,000</text:p>
          </table:table-cell>
          <table:table-cell table:style-name="ce69" office:value-type="currency" office:currency="USD" office:value="100500" calcext:value-type="currency">
            <text:p>$100,500</text:p>
          </table:table-cell>
          <table:table-cell table:style-name="ce69" office:value-type="currency" office:currency="USD" office:value="90120" calcext:value-type="currency">
            <text:p>$90,120</text:p>
          </table:table-cell>
          <table:table-cell table:style-name="ce69" office:value-type="currency" office:currency="USD" office:value="391620" calcext:value-type="currency">
            <text:p>$391,620</text:p>
          </table:table-cell>
          <table:table-cell table:style-name="ce91" table:formula="of:=SUM([.G123:.G129])" office:value-type="currency" office:currency="USD" office:value="2761676.01" calcext:value-type="currency">
            <text:p>$2,761,676</text:p>
          </table:table-cell>
          <table:table-cell table:style-name="ce90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table-cell table:style-name="ce32"/>
          <table:table-cell table:style-name="ce48"/>
          <table:table-cell table:style-name="ce70" table:number-columns-repeated="4"/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table-cell table:style-name="ce29" office:value-type="string" calcext:value-type="string" table:number-columns-spanned="1" table:number-rows-spanned="9">
            <text:p>2014-15</text:p>
          </table:table-cell>
          <table:table-cell table:style-name="ce48" office:value-type="string" calcext:value-type="string">
            <text:p>Rocketship Alma Academy</text:p>
          </table:table-cell>
          <table:table-cell table:style-name="ce70" office:value-type="float" office:value="204918" calcext:value-type="float">
            <text:p>$204,918</text:p>
          </table:table-cell>
          <table:table-cell table:style-name="ce70" office:value-type="float" office:value="102459" calcext:value-type="float">
            <text:p>$102,459</text:p>
          </table:table-cell>
          <table:table-cell table:style-name="ce70" office:value-type="float" office:value="135423" calcext:value-type="float">
            <text:p>$135,423</text:p>
          </table:table-cell>
          <table:table-cell table:style-name="ce70" office:value-type="float" office:value="442800" calcext:value-type="float">
            <text:p>$442,800</text:p>
          </table:table-cell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Brilliant Minds</text:p>
          </table:table-cell>
          <table:table-cell table:style-name="ce70" office:value-type="float" office:value="153378" calcext:value-type="float">
            <text:p>$153,378</text:p>
          </table:table-cell>
          <table:table-cell table:style-name="ce70" office:value-type="float" office:value="76689" calcext:value-type="float">
            <text:p>$76,689</text:p>
          </table:table-cell>
          <table:table-cell table:style-name="ce70" office:value-type="float" office:value="123055.5" calcext:value-type="float">
            <text:p>$123,056</text:p>
          </table:table-cell>
          <table:table-cell table:style-name="ce70" office:value-type="float" office:value="353122.5" calcext:value-type="float">
            <text:p>$353,123</text:p>
          </table:table-cell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Discovery Prep</text:p>
          </table:table-cell>
          <table:table-cell table:style-name="ce70" office:value-type="float" office:value="226019" calcext:value-type="float">
            <text:p>$226,019</text:p>
          </table:table-cell>
          <table:table-cell table:style-name="ce70" office:value-type="float" office:value="113009" calcext:value-type="float">
            <text:p>$113,009</text:p>
          </table:table-cell>
          <table:table-cell table:style-name="ce70" office:value-type="float" office:value="26904.5" calcext:value-type="float">
            <text:p>$26,905</text:p>
          </table:table-cell>
          <table:table-cell table:style-name="ce70" office:value-type="float" office:value="365932.5" calcext:value-type="float">
            <text:p>$365,933</text:p>
          </table:table-cell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Fuerza Community Prep</text:p>
          </table:table-cell>
          <table:table-cell table:style-name="ce70" office:value-type="float" office:value="177056" calcext:value-type="float">
            <text:p>$177,056</text:p>
          </table:table-cell>
          <table:table-cell table:style-name="ce70" office:value-type="float" office:value="88528" calcext:value-type="float">
            <text:p>$88,528</text:p>
          </table:table-cell>
          <table:table-cell table:style-name="ce70" office:value-type="float" office:value="93853.5" calcext:value-type="float">
            <text:p>$93,854</text:p>
          </table:table-cell>
          <table:table-cell table:style-name="ce70" office:value-type="float" office:value="359437.5" calcext:value-type="float">
            <text:p>$359,438</text:p>
          </table:table-cell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Los Suenos</text:p>
          </table:table-cell>
          <table:table-cell table:style-name="ce70" office:value-type="float" office:value="224441" calcext:value-type="float">
            <text:p>$224,441</text:p>
          </table:table-cell>
          <table:table-cell table:style-name="ce70" office:value-type="float" office:value="112220" calcext:value-type="float">
            <text:p>$112,220</text:p>
          </table:table-cell>
          <table:table-cell table:style-name="ce70" office:value-type="float" office:value="92174" calcext:value-type="float">
            <text:p>$92,174</text:p>
          </table:table-cell>
          <table:table-cell table:style-name="ce70" office:value-type="float" office:value="428835" calcext:value-type="float">
            <text:p>$428,835</text:p>
          </table:table-cell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Mateo Sheedy Elementary</text:p>
          </table:table-cell>
          <table:table-cell table:style-name="ce70" office:value-type="float" office:value="222307" calcext:value-type="float">
            <text:p>$222,307</text:p>
          </table:table-cell>
          <table:table-cell table:style-name="ce70" office:value-type="float" office:value="111153" calcext:value-type="float">
            <text:p>$111,153</text:p>
          </table:table-cell>
          <table:table-cell table:style-name="ce70" office:value-type="float" office:value="109362.5" calcext:value-type="float">
            <text:p>$109,363</text:p>
          </table:table-cell>
          <table:table-cell table:style-name="ce70" office:value-type="float" office:value="442822.5" calcext:value-type="float">
            <text:p>$442,823</text:p>
          </table:table-cell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Mosaic Elementary</text:p>
          </table:table-cell>
          <table:table-cell table:style-name="ce70" office:value-type="float" office:value="224021" calcext:value-type="float">
            <text:p>$224,021</text:p>
          </table:table-cell>
          <table:table-cell table:style-name="ce70" office:value-type="float" office:value="112010" calcext:value-type="float">
            <text:p>$112,010</text:p>
          </table:table-cell>
          <table:table-cell table:style-name="ce70" office:value-type="float" office:value="78981.5" calcext:value-type="float">
            <text:p>$78,982</text:p>
          </table:table-cell>
          <table:table-cell table:style-name="ce70" office:value-type="float" office:value="415012.5" calcext:value-type="float">
            <text:p>$415,013</text:p>
          </table:table-cell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Si Se Puede Academy</text:p>
          </table:table-cell>
          <table:table-cell table:style-name="ce70" office:value-type="float" office:value="227388" calcext:value-type="float">
            <text:p>$227,388</text:p>
          </table:table-cell>
          <table:table-cell table:style-name="ce70" office:value-type="float" office:value="113694" calcext:value-type="float">
            <text:p>$113,694</text:p>
          </table:table-cell>
          <table:table-cell table:style-name="ce70" office:value-type="float" office:value="74178" calcext:value-type="float">
            <text:p>$74,178</text:p>
          </table:table-cell>
          <table:table-cell table:style-name="ce70" office:value-type="float" office:value="415260" calcext:value-type="float">
            <text:p>$415,260</text:p>
          </table:table-cell>
          <table:table-cell table:style-name="ce45" table:number-columns-repeated="2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Spark</text:p>
          </table:table-cell>
          <table:table-cell table:style-name="ce70" office:value-type="float" office:value="405142.5" calcext:value-type="float">
            <text:p>$405,143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70" office:value-type="float" office:value="405142.5" calcext:value-type="float">
            <text:p>$405,143</text:p>
          </table:table-cell>
          <table:table-cell table:style-name="ce92" table:formula="of:=SUM([.G133:.G139])" office:value-type="float" office:value="2832442.5" calcext:value-type="float">
            <text:p>$2,832,443</text:p>
          </table:table-cell>
          <table:table-cell table:style-name="ce90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table-cell table:style-name="ce32"/>
          <table:table-cell table:style-name="ce48"/>
          <table:table-cell table:style-name="ce70" table:number-columns-repeated="4"/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29" office:value-type="string" calcext:value-type="string" table:number-columns-spanned="1" table:number-rows-spanned="9">
            <text:p>2015-16</text:p>
          </table:table-cell>
          <table:table-cell table:style-name="ce48" office:value-type="string" calcext:value-type="string">
            <text:p>Rocketship Alma Academy</text:p>
          </table:table-cell>
          <table:table-cell table:style-name="ce70" office:value-type="float" office:value="221400" calcext:value-type="float">
            <text:p>$221,400</text:p>
          </table:table-cell>
          <table:table-cell table:style-name="ce70" office:value-type="float" office:value="110700" calcext:value-type="float">
            <text:p>$110,700</text:p>
          </table:table-cell>
          <table:table-cell table:style-name="ce70" office:value-type="float" office:value="66457.5" calcext:value-type="float">
            <text:p>$66,458</text:p>
          </table:table-cell>
          <table:table-cell table:style-name="ce70" office:value-type="float" office:value="398557.5" calcext:value-type="float">
            <text:p>$398,558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Brilliant Minds</text:p>
          </table:table-cell>
          <table:table-cell table:style-name="ce70" office:value-type="float" office:value="176561" calcext:value-type="float">
            <text:p>$176,561</text:p>
          </table:table-cell>
          <table:table-cell table:style-name="ce70" office:value-type="float" office:value="88280" calcext:value-type="float">
            <text:p>$88,280</text:p>
          </table:table-cell>
          <table:table-cell table:style-name="ce70" office:value-type="float" office:value="149871.5" calcext:value-type="float">
            <text:p>$149,872</text:p>
          </table:table-cell>
          <table:table-cell table:style-name="ce70" office:value-type="float" office:value="414712.5" calcext:value-type="float">
            <text:p>$414,713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Discovery Prep</text:p>
          </table:table-cell>
          <table:table-cell table:style-name="ce70" office:value-type="float" office:value="357037.5" calcext:value-type="float">
            <text:p>$357,038</text:p>
          </table:table-cell>
          <table:table-cell table:style-name="ce49" table:number-columns-repeated="2"/>
          <table:table-cell table:style-name="ce70" office:value-type="float" office:value="357037.5" calcext:value-type="float">
            <text:p>$357,038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Fuerza Community Prep</text:p>
          </table:table-cell>
          <table:table-cell table:style-name="ce70" office:value-type="float" office:value="179718" calcext:value-type="float">
            <text:p>$179,718</text:p>
          </table:table-cell>
          <table:table-cell table:style-name="ce70" office:value-type="float" office:value="89859" calcext:value-type="float">
            <text:p>$89,859</text:p>
          </table:table-cell>
          <table:table-cell table:style-name="ce70" office:value-type="float" office:value="153138" calcext:value-type="float">
            <text:p>$153,138</text:p>
          </table:table-cell>
          <table:table-cell table:style-name="ce70" office:value-type="float" office:value="422715" calcext:value-type="float">
            <text:p>$422,715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Los Suenos</text:p>
          </table:table-cell>
          <table:table-cell table:style-name="ce70" office:value-type="float" office:value="416175" calcext:value-type="float">
            <text:p>$416,175</text:p>
          </table:table-cell>
          <table:table-cell table:style-name="ce49" table:number-columns-repeated="2"/>
          <table:table-cell table:style-name="ce70" office:value-type="float" office:value="416175" calcext:value-type="float">
            <text:p>$416,175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Mateo Sheedy Elementary School</text:p>
          </table:table-cell>
          <table:table-cell table:style-name="ce70" office:value-type="float" office:value="444900" calcext:value-type="float">
            <text:p>$444,900</text:p>
          </table:table-cell>
          <table:table-cell table:style-name="ce49" table:number-columns-repeated="2"/>
          <table:table-cell table:style-name="ce70" office:value-type="float" office:value="444900" calcext:value-type="float">
            <text:p>$444,900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Mosaic Elementary</text:p>
          </table:table-cell>
          <table:table-cell table:style-name="ce70" office:value-type="float" office:value="207506" calcext:value-type="float">
            <text:p>$207,506</text:p>
          </table:table-cell>
          <table:table-cell table:style-name="ce70" office:value-type="float" office:value="103753" calcext:value-type="float">
            <text:p>$103,753</text:p>
          </table:table-cell>
          <table:table-cell table:style-name="ce70" office:value-type="float" office:value="116811" calcext:value-type="float">
            <text:p>$116,811</text:p>
          </table:table-cell>
          <table:table-cell table:style-name="ce70" office:value-type="float" office:value="428070" calcext:value-type="float">
            <text:p>$428,070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Si Se Puede Academy</text:p>
          </table:table-cell>
          <table:table-cell table:style-name="ce70" office:value-type="float" office:value="207630" calcext:value-type="float">
            <text:p>$207,630</text:p>
          </table:table-cell>
          <table:table-cell table:style-name="ce70" office:value-type="float" office:value="103815" calcext:value-type="float">
            <text:p>$103,815</text:p>
          </table:table-cell>
          <table:table-cell table:style-name="ce70" office:value-type="float" office:value="101077.5" calcext:value-type="float">
            <text:p>$101,078</text:p>
          </table:table-cell>
          <table:table-cell table:style-name="ce70" office:value-type="float" office:value="412522.5" calcext:value-type="float">
            <text:p>$412,523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Spark</text:p>
          </table:table-cell>
          <table:table-cell table:style-name="ce70" office:value-type="float" office:value="437422.5" calcext:value-type="float">
            <text:p>$437,423</text:p>
          </table:table-cell>
          <table:table-cell table:style-name="ce49" table:number-columns-repeated="2"/>
          <table:table-cell table:style-name="ce70" office:value-type="float" office:value="437422.5" calcext:value-type="float">
            <text:p>$437,423</text:p>
          </table:table-cell>
          <table:table-cell table:style-name="ce92" table:formula="of:=SUM([.G143:.G149])" office:value-type="float" office:value="2918842.5" calcext:value-type="float">
            <text:p>$2,918,843</text:p>
          </table:table-cell>
          <table:table-cell table:style-name="ce90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table-cell table:style-name="ce33"/>
          <table:table-cell table:style-name="ce49"/>
          <table:table-cell table:style-name="ce70" table:number-columns-repeated="4"/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29" office:value-type="string" calcext:value-type="string" table:number-columns-spanned="1" table:number-rows-spanned="10">
            <text:p>2016-17</text:p>
          </table:table-cell>
          <table:table-cell table:style-name="ce49" office:value-type="string" calcext:value-type="string">
            <text:p>Rocketship Alma Academy</text:p>
          </table:table-cell>
          <table:table-cell table:style-name="ce70" office:value-type="float" office:value="199278" calcext:value-type="float">
            <text:p>$199,278</text:p>
          </table:table-cell>
          <table:table-cell table:style-name="ce70" office:value-type="float" office:value="99639" calcext:value-type="float">
            <text:p>$99,639</text:p>
          </table:table-cell>
          <table:table-cell table:style-name="ce70" office:value-type="float" office:value="77155.5" calcext:value-type="float">
            <text:p>$77,156</text:p>
          </table:table-cell>
          <table:table-cell table:style-name="ce70" office:value-type="float" office:value="376072.5" calcext:value-type="float">
            <text:p>$376,073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Brilliant Minds</text:p>
          </table:table-cell>
          <table:table-cell table:style-name="ce70" office:value-type="float" office:value="207356" calcext:value-type="float">
            <text:p>$207,356</text:p>
          </table:table-cell>
          <table:table-cell table:style-name="ce70" office:value-type="float" office:value="103678" calcext:value-type="float">
            <text:p>$103,678</text:p>
          </table:table-cell>
          <table:table-cell table:style-name="ce70" office:value-type="float" office:value="120201" calcext:value-type="float">
            <text:p>$120,201</text:p>
          </table:table-cell>
          <table:table-cell table:style-name="ce70" office:value-type="float" office:value="431235" calcext:value-type="float">
            <text:p>$431,235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Discovery Prep</text:p>
          </table:table-cell>
          <table:table-cell table:style-name="ce70" office:value-type="float" office:value="178518" calcext:value-type="float">
            <text:p>$178,518</text:p>
          </table:table-cell>
          <table:table-cell table:style-name="ce70" office:value-type="float" office:value="89259" calcext:value-type="float">
            <text:p>$89,259</text:p>
          </table:table-cell>
          <table:table-cell table:style-name="ce70" office:value-type="float" office:value="71343" calcext:value-type="float">
            <text:p>$71,343</text:p>
          </table:table-cell>
          <table:table-cell table:style-name="ce70" office:value-type="float" office:value="339120" calcext:value-type="float">
            <text:p>$339,120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Fuerza Community Prep</text:p>
          </table:table-cell>
          <table:table-cell table:style-name="ce70" office:value-type="float" office:value="211357" calcext:value-type="float">
            <text:p>$211,357</text:p>
          </table:table-cell>
          <table:table-cell table:style-name="ce70" office:value-type="float" office:value="105678" calcext:value-type="float">
            <text:p>$105,678</text:p>
          </table:table-cell>
          <table:table-cell table:style-name="ce70" office:value-type="float" office:value="130820" calcext:value-type="float">
            <text:p>$130,820</text:p>
          </table:table-cell>
          <table:table-cell table:style-name="ce70" office:value-type="float" office:value="447855" calcext:value-type="float">
            <text:p>$447,855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Los Suenos</text:p>
          </table:table-cell>
          <table:table-cell table:style-name="ce70" office:value-type="float" office:value="208087" calcext:value-type="float">
            <text:p>$208,087</text:p>
          </table:table-cell>
          <table:table-cell table:style-name="ce70" office:value-type="float" office:value="104043" calcext:value-type="float">
            <text:p>$104,043</text:p>
          </table:table-cell>
          <table:table-cell table:style-name="ce70" office:value-type="float" office:value="37302.5" calcext:value-type="float">
            <text:p>$37,303</text:p>
          </table:table-cell>
          <table:table-cell table:style-name="ce70" office:value-type="float" office:value="349432.5" calcext:value-type="float">
            <text:p>$349,433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Mateo Sheedy Elementary School</text:p>
          </table:table-cell>
          <table:table-cell table:style-name="ce70" office:value-type="float" office:value="222450" calcext:value-type="float">
            <text:p>$222,450</text:p>
          </table:table-cell>
          <table:table-cell table:style-name="ce70" office:value-type="float" office:value="111225" calcext:value-type="float">
            <text:p>$111,225</text:p>
          </table:table-cell>
          <table:table-cell table:style-name="ce70" office:value-type="float" office:value="87585" calcext:value-type="float">
            <text:p>$87,585</text:p>
          </table:table-cell>
          <table:table-cell table:style-name="ce70" office:value-type="float" office:value="421260" calcext:value-type="float">
            <text:p>$421,260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Mosaic Elementary</text:p>
          </table:table-cell>
          <table:table-cell table:style-name="ce70" office:value-type="float" office:value="214035" calcext:value-type="float">
            <text:p>$214,035</text:p>
          </table:table-cell>
          <table:table-cell table:style-name="ce70" office:value-type="float" office:value="107017" calcext:value-type="float">
            <text:p>$107,017</text:p>
          </table:table-cell>
          <table:table-cell table:style-name="ce70" office:value-type="float" office:value="93443" calcext:value-type="float">
            <text:p>$93,443</text:p>
          </table:table-cell>
          <table:table-cell table:style-name="ce70" office:value-type="float" office:value="414495" calcext:value-type="float">
            <text:p>$414,495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Rising Stars (Franklin McKinley)</text:p>
          </table:table-cell>
          <table:table-cell table:style-name="ce70" office:value-type="float" office:value="142273" calcext:value-type="float">
            <text:p>$142,273</text:p>
          </table:table-cell>
          <table:table-cell table:style-name="ce70" office:value-type="float" office:value="71136" calcext:value-type="float">
            <text:p>$71,136</text:p>
          </table:table-cell>
          <table:table-cell table:style-name="ce70" office:value-type="float" office:value="117993.5" calcext:value-type="float">
            <text:p>$117,994</text:p>
          </table:table-cell>
          <table:table-cell table:style-name="ce70" office:value-type="float" office:value="331402.5" calcext:value-type="float">
            <text:p>$331,403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Si Se Puede Academy</text:p>
          </table:table-cell>
          <table:table-cell table:style-name="ce70" office:value-type="float" office:value="206261" calcext:value-type="float">
            <text:p>$206,261</text:p>
          </table:table-cell>
          <table:table-cell table:style-name="ce70" office:value-type="float" office:value="103130" calcext:value-type="float">
            <text:p>$103,130</text:p>
          </table:table-cell>
          <table:table-cell table:style-name="ce70" office:value-type="float" office:value="48254" calcext:value-type="float">
            <text:p>$48,254</text:p>
          </table:table-cell>
          <table:table-cell table:style-name="ce70" office:value-type="float" office:value="357645" calcext:value-type="float">
            <text:p>$357,645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Spark</text:p>
          </table:table-cell>
          <table:table-cell table:style-name="ce70" office:value-type="float" office:value="218711" calcext:value-type="float">
            <text:p>$218,711</text:p>
          </table:table-cell>
          <table:table-cell table:style-name="ce70" office:value-type="float" office:value="109355" calcext:value-type="float">
            <text:p>$109,355</text:p>
          </table:table-cell>
          <table:table-cell table:style-name="ce70" office:value-type="float" office:value="91769" calcext:value-type="float">
            <text:p>$91,769</text:p>
          </table:table-cell>
          <table:table-cell table:style-name="ce70" office:value-type="float" office:value="419835" calcext:value-type="float">
            <text:p>$419,835</text:p>
          </table:table-cell>
          <table:table-cell table:style-name="ce92" table:formula="of:=SUM([.G154:.G160])" office:value-type="float" office:value="2741925" calcext:value-type="float">
            <text:p>$2,741,925</text:p>
          </table:table-cell>
          <table:table-cell table:style-name="ce90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table-cell table:style-name="ce33" table:number-columns-repeated="2"/>
          <table:table-cell table:style-name="ce71" table:number-columns-repeated="9"/>
          <table:table-cell table:number-columns-repeated="1012"/>
        </table:table-row>
        <table:table-row table:style-name="ro7">
          <table:table-cell table:style-name="ce20"/>
          <table:table-cell table:style-name="ce29" office:value-type="string" calcext:value-type="string" table:number-columns-spanned="1" table:number-rows-spanned="10">
            <text:p>2017-18</text:p>
          </table:table-cell>
          <table:table-cell table:style-name="ce49" office:value-type="string" calcext:value-type="string">
            <text:p>Rocketship Alma Academy</text:p>
          </table:table-cell>
          <table:table-cell table:style-name="ce70" office:value-type="float" office:value="178897" calcext:value-type="float">
            <text:p>$178,897</text:p>
          </table:table-cell>
          <table:table-cell table:style-name="ce70" office:value-type="float" office:value="89448" calcext:value-type="float">
            <text:p>$89,448</text:p>
          </table:table-cell>
          <table:table-cell table:style-name="ce70" office:value-type="float" office:value="260639.36" calcext:value-type="float">
            <text:p>$260,639</text:p>
          </table:table-cell>
          <table:table-cell table:style-name="ce70" office:value-type="float" office:value="528984.36" calcext:value-type="float">
            <text:p>$528,984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Brilliant Minds</text:p>
          </table:table-cell>
          <table:table-cell table:style-name="ce70" office:value-type="float" office:value="217203" calcext:value-type="float">
            <text:p>$217,203</text:p>
          </table:table-cell>
          <table:table-cell table:style-name="ce70" office:value-type="float" office:value="108601" calcext:value-type="float">
            <text:p>$108,601</text:p>
          </table:table-cell>
          <table:table-cell table:style-name="ce70" office:value-type="float" office:value="277040.9" calcext:value-type="float">
            <text:p>$277,041</text:p>
          </table:table-cell>
          <table:table-cell table:style-name="ce70" office:value-type="float" office:value="602844.9" calcext:value-type="float">
            <text:p>$602,845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Discovery Prep</text:p>
          </table:table-cell>
          <table:table-cell table:style-name="ce70" office:value-type="float" office:value="152706" calcext:value-type="float">
            <text:p>$152,706</text:p>
          </table:table-cell>
          <table:table-cell table:style-name="ce70" office:value-type="float" office:value="76353" calcext:value-type="float">
            <text:p>$76,353</text:p>
          </table:table-cell>
          <table:table-cell table:style-name="ce70" office:value-type="float" office:value="218101.86" calcext:value-type="float">
            <text:p>$218,102</text:p>
          </table:table-cell>
          <table:table-cell table:style-name="ce70" office:value-type="float" office:value="447160.86" calcext:value-type="float">
            <text:p>$447,161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Fuerza Community Prep</text:p>
          </table:table-cell>
          <table:table-cell table:style-name="ce70" office:value-type="float" office:value="225574" calcext:value-type="float">
            <text:p>$225,574</text:p>
          </table:table-cell>
          <table:table-cell table:style-name="ce70" office:value-type="float" office:value="112787" calcext:value-type="float">
            <text:p>$112,787</text:p>
          </table:table-cell>
          <table:table-cell table:style-name="ce70" office:value-type="float" office:value="315642.5" calcext:value-type="float">
            <text:p>$315,643</text:p>
          </table:table-cell>
          <table:table-cell table:style-name="ce70" office:value-type="float" office:value="654003.5" calcext:value-type="float">
            <text:p>$654,004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Los Suenos</text:p>
          </table:table-cell>
          <table:table-cell table:style-name="ce70" office:value-type="float" office:value="176001" calcext:value-type="float">
            <text:p>$176,001</text:p>
          </table:table-cell>
          <table:table-cell table:style-name="ce70" office:value-type="float" office:value="88000" calcext:value-type="float">
            <text:p>$88,000</text:p>
          </table:table-cell>
          <table:table-cell table:style-name="ce70" office:value-type="float" office:value="184511.69" calcext:value-type="float">
            <text:p>$184,512</text:p>
          </table:table-cell>
          <table:table-cell table:style-name="ce70" office:value-type="float" office:value="448512.69" calcext:value-type="float">
            <text:p>$448,513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Mateo Sheedy Elementary School</text:p>
          </table:table-cell>
          <table:table-cell table:style-name="ce70" office:value-type="float" office:value="212179" calcext:value-type="float">
            <text:p>$212,179</text:p>
          </table:table-cell>
          <table:table-cell table:style-name="ce70" office:value-type="float" office:value="106089" calcext:value-type="float">
            <text:p>$106,089</text:p>
          </table:table-cell>
          <table:table-cell table:style-name="ce70" office:value-type="float" office:value="287916.73" calcext:value-type="float">
            <text:p>$287,917</text:p>
          </table:table-cell>
          <table:table-cell table:style-name="ce70" office:value-type="float" office:value="606184.73" calcext:value-type="float">
            <text:p>$606,185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Mosaic Elementary</text:p>
          </table:table-cell>
          <table:table-cell table:style-name="ce70" office:value-type="float" office:value="208771" calcext:value-type="float">
            <text:p>$208,771</text:p>
          </table:table-cell>
          <table:table-cell table:style-name="ce70" office:value-type="float" office:value="104385" calcext:value-type="float">
            <text:p>$104,385</text:p>
          </table:table-cell>
          <table:table-cell table:style-name="ce70" office:value-type="float" office:value="301841.86" calcext:value-type="float">
            <text:p>$301,842</text:p>
          </table:table-cell>
          <table:table-cell table:style-name="ce70" office:value-type="float" office:value="614997.86" calcext:value-type="float">
            <text:p>$614,998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Rising Stars (Franklin McKinley)</text:p>
          </table:table-cell>
          <table:table-cell table:style-name="ce70" office:value-type="float" office:value="166919" calcext:value-type="float">
            <text:p>$166,919</text:p>
          </table:table-cell>
          <table:table-cell table:style-name="ce70" office:value-type="float" office:value="83459" calcext:value-type="float">
            <text:p>$83,459</text:p>
          </table:table-cell>
          <table:table-cell table:style-name="ce70" office:value-type="float" office:value="255726.86" calcext:value-type="float">
            <text:p>$255,727</text:p>
          </table:table-cell>
          <table:table-cell table:style-name="ce70" office:value-type="float" office:value="506104.86" calcext:value-type="float">
            <text:p>$506,105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Si Se Puede Academy</text:p>
          </table:table-cell>
          <table:table-cell table:style-name="ce70" office:value-type="float" office:value="180137" calcext:value-type="float">
            <text:p>$180,137</text:p>
          </table:table-cell>
          <table:table-cell table:style-name="ce70" office:value-type="float" office:value="90068" calcext:value-type="float">
            <text:p>$90,068</text:p>
          </table:table-cell>
          <table:table-cell table:style-name="ce70" office:value-type="float" office:value="194053.71" calcext:value-type="float">
            <text:p>$194,054</text:p>
          </table:table-cell>
          <table:table-cell table:style-name="ce70" office:value-type="float" office:value="464258.71" calcext:value-type="float">
            <text:p>$464,259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9" office:value-type="string" calcext:value-type="string">
            <text:p>Rocketship Spark</text:p>
          </table:table-cell>
          <table:table-cell table:style-name="ce70" office:value-type="float" office:value="196687" calcext:value-type="float">
            <text:p>$196,687</text:p>
          </table:table-cell>
          <table:table-cell table:style-name="ce70" office:value-type="float" office:value="98343" calcext:value-type="float">
            <text:p>$98,343</text:p>
          </table:table-cell>
          <table:table-cell table:style-name="ce70" office:value-type="float" office:value="340073.86" calcext:value-type="float">
            <text:p>$340,074</text:p>
          </table:table-cell>
          <table:table-cell table:style-name="ce70" office:value-type="float" office:value="635103.86" calcext:value-type="float">
            <text:p>$635,104</text:p>
          </table:table-cell>
          <table:table-cell table:style-name="ce92" table:formula="of:=SUM([.G165:.G171])" office:value-type="float" office:value="3929166.21" calcext:value-type="float">
            <text:p>$3,929,166</text:p>
          </table:table-cell>
          <table:table-cell table:style-name="ce90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table-cell table:style-name="ce33"/>
          <table:table-cell table:style-name="ce50"/>
          <table:table-cell table:style-name="ce72" table:number-columns-repeated="4"/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29" office:value-type="string" calcext:value-type="string" table:number-columns-spanned="1" table:number-rows-spanned="11">
            <text:p>2018-19</text:p>
          </table:table-cell>
          <table:table-cell table:style-name="ce50" office:value-type="string" calcext:value-type="string">
            <text:p>Rocketship Alma Academy</text:p>
          </table:table-cell>
          <table:table-cell table:style-name="ce73" office:value-type="float" office:value="264844" calcext:value-type="float">
            <text:p>$264,844</text:p>
          </table:table-cell>
          <table:table-cell table:style-name="ce73" office:value-type="float" office:value="132422" calcext:value-type="float">
            <text:p>$132,422</text:p>
          </table:table-cell>
          <table:table-cell table:style-name="ce73" office:value-type="float" office:value="143940.9" calcext:value-type="float">
            <text:p>$143,941</text:p>
          </table:table-cell>
          <table:table-cell table:style-name="ce73" office:value-type="float" office:value="541206.9" calcext:value-type="float">
            <text:p>$541,207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Brilliant Minds</text:p>
          </table:table-cell>
          <table:table-cell table:style-name="ce73" office:value-type="float" office:value="309518" calcext:value-type="float">
            <text:p>$309,518</text:p>
          </table:table-cell>
          <table:table-cell table:style-name="ce73" office:value-type="float" office:value="154759" calcext:value-type="float">
            <text:p>$154,759</text:p>
          </table:table-cell>
          <table:table-cell table:style-name="ce73" office:value-type="float" office:value="180635.22" calcext:value-type="float">
            <text:p>$180,635</text:p>
          </table:table-cell>
          <table:table-cell table:style-name="ce73" office:value-type="float" office:value="644912.22" calcext:value-type="float">
            <text:p>$644,912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Delta Prep</text:p>
          </table:table-cell>
          <table:table-cell table:style-name="ce73" office:value-type="float" office:value="191812.5" calcext:value-type="float">
            <text:p>$191,813</text:p>
          </table:table-cell>
          <table:table-cell table:style-name="ce73" table:number-columns-repeated="2"/>
          <table:table-cell table:style-name="ce73" office:value-type="float" office:value="191812.5" calcext:value-type="float">
            <text:p>$191,813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Discovery Prep</text:p>
          </table:table-cell>
          <table:table-cell table:style-name="ce73" office:value-type="float" office:value="229639" calcext:value-type="float">
            <text:p>$229,639</text:p>
          </table:table-cell>
          <table:table-cell table:style-name="ce73" office:value-type="float" office:value="114820" calcext:value-type="float">
            <text:p>$114,820</text:p>
          </table:table-cell>
          <table:table-cell table:style-name="ce73" office:value-type="float" office:value="133042.53" calcext:value-type="float">
            <text:p>$133,043</text:p>
          </table:table-cell>
          <table:table-cell table:style-name="ce73" office:value-type="float" office:value="477501.53" calcext:value-type="float">
            <text:p>$477,502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Fuerza Community Prep</text:p>
          </table:table-cell>
          <table:table-cell table:style-name="ce73" office:value-type="float" office:value="335784" calcext:value-type="float">
            <text:p>$335,784</text:p>
          </table:table-cell>
          <table:table-cell table:style-name="ce73" office:value-type="float" office:value="167892" calcext:value-type="float">
            <text:p>$167,892</text:p>
          </table:table-cell>
          <table:table-cell table:style-name="ce73" office:value-type="float" office:value="183789.92" calcext:value-type="float">
            <text:p>$183,790</text:p>
          </table:table-cell>
          <table:table-cell table:style-name="ce73" office:value-type="float" office:value="687465.92" calcext:value-type="float">
            <text:p>$687,466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Los Suenos</text:p>
          </table:table-cell>
          <table:table-cell table:style-name="ce73" office:value-type="float" office:value="230334" calcext:value-type="float">
            <text:p>$230,334</text:p>
          </table:table-cell>
          <table:table-cell table:style-name="ce73" office:value-type="float" office:value="115167" calcext:value-type="float">
            <text:p>$115,167</text:p>
          </table:table-cell>
          <table:table-cell table:style-name="ce73" office:value-type="float" office:value="125629.73" calcext:value-type="float">
            <text:p>$125,630</text:p>
          </table:table-cell>
          <table:table-cell table:style-name="ce73" office:value-type="float" office:value="471130.73" calcext:value-type="float">
            <text:p>$471,131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Mateo Sheedy Elementary School</text:p>
          </table:table-cell>
          <table:table-cell table:style-name="ce73" office:value-type="float" office:value="311233" calcext:value-type="float">
            <text:p>$311,233</text:p>
          </table:table-cell>
          <table:table-cell table:style-name="ce73" office:value-type="float" office:value="155616" calcext:value-type="float">
            <text:p>$155,616</text:p>
          </table:table-cell>
          <table:table-cell table:style-name="ce73" office:value-type="float" office:value="130726.53" calcext:value-type="float">
            <text:p>$130,727</text:p>
          </table:table-cell>
          <table:table-cell table:style-name="ce73" office:value-type="float" office:value="597575.53" calcext:value-type="float">
            <text:p>$597,576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Mosaic Elementary</text:p>
          </table:table-cell>
          <table:table-cell table:style-name="ce73" office:value-type="float" office:value="315758" calcext:value-type="float">
            <text:p>$315,758</text:p>
          </table:table-cell>
          <table:table-cell table:style-name="ce73" office:value-type="float" office:value="157879" calcext:value-type="float">
            <text:p>$157,879</text:p>
          </table:table-cell>
          <table:table-cell table:style-name="ce73" office:value-type="float" office:value="167581.88" calcext:value-type="float">
            <text:p>$167,582</text:p>
          </table:table-cell>
          <table:table-cell table:style-name="ce73" office:value-type="float" office:value="641218.88" calcext:value-type="float">
            <text:p>$641,219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Rising Stars (Franklin McKinley)</text:p>
          </table:table-cell>
          <table:table-cell table:style-name="ce73" office:value-type="float" office:value="259910" calcext:value-type="float">
            <text:p>$259,910</text:p>
          </table:table-cell>
          <table:table-cell table:style-name="ce73" office:value-type="float" office:value="129955" calcext:value-type="float">
            <text:p>$129,955</text:p>
          </table:table-cell>
          <table:table-cell table:style-name="ce73" office:value-type="float" office:value="132692.78" calcext:value-type="float">
            <text:p>$132,693</text:p>
          </table:table-cell>
          <table:table-cell table:style-name="ce73" office:value-type="float" office:value="522557.78" calcext:value-type="float">
            <text:p>$522,558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Si Se Puede Academy</text:p>
          </table:table-cell>
          <table:table-cell table:style-name="ce73" office:value-type="float" office:value="238364" calcext:value-type="float">
            <text:p>$238,364</text:p>
          </table:table-cell>
          <table:table-cell table:style-name="ce73" office:value-type="float" office:value="119182" calcext:value-type="float">
            <text:p>$119,182</text:p>
          </table:table-cell>
          <table:table-cell table:style-name="ce73" office:value-type="float" office:value="93660.86" calcext:value-type="float">
            <text:p>$93,661</text:p>
          </table:table-cell>
          <table:table-cell table:style-name="ce73" office:value-type="float" office:value="451206.86" calcext:value-type="float">
            <text:p>$451,207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Spark</text:p>
          </table:table-cell>
          <table:table-cell table:style-name="ce73" office:value-type="float" office:value="326081" calcext:value-type="float">
            <text:p>$326,081</text:p>
          </table:table-cell>
          <table:table-cell table:style-name="ce73" office:value-type="float" office:value="163040" calcext:value-type="float">
            <text:p>$163,040</text:p>
          </table:table-cell>
          <table:table-cell table:style-name="ce73" office:value-type="float" office:value="172112.06" calcext:value-type="float">
            <text:p>$172,112</text:p>
          </table:table-cell>
          <table:table-cell table:style-name="ce73" office:value-type="float" office:value="661233.06" calcext:value-type="float">
            <text:p>$661,233</text:p>
          </table:table-cell>
          <table:table-cell table:style-name="ce92" table:formula="of:=SUM([.G177:.G183])" office:value-type="float" office:value="4032388.76" calcext:value-type="float">
            <text:p>$4,032,389</text:p>
          </table:table-cell>
          <table:table-cell table:style-name="ce90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table-cell table:style-name="ce33" table:number-columns-repeated="2"/>
          <table:table-cell table:style-name="ce71" table:number-columns-repeated="9"/>
          <table:table-cell table:number-columns-repeated="1012"/>
        </table:table-row>
        <table:table-row table:style-name="ro7">
          <table:table-cell table:style-name="ce20"/>
          <table:table-cell table:style-name="ce29" office:value-type="string" calcext:value-type="string" table:number-columns-spanned="1" table:number-rows-spanned="11">
            <text:p>2019-20</text:p>
          </table:table-cell>
          <table:table-cell table:style-name="ce50" office:value-type="string" calcext:value-type="string">
            <text:p>Rocketship Academy Brilliant Minds</text:p>
          </table:table-cell>
          <table:table-cell table:style-name="ce74" office:value-type="float" office:value="332857" calcext:value-type="float">
            <text:p>$332,857</text:p>
          </table:table-cell>
          <table:table-cell table:style-name="ce74" office:value-type="float" office:value="166428" calcext:value-type="float">
            <text:p>$166,428</text:p>
          </table:table-cell>
          <table:table-cell table:style-name="ce74" office:value-type="float" office:value="181840.15" calcext:value-type="float">
            <text:p>$181,840</text:p>
          </table:table-cell>
          <table:table-cell table:style-name="ce74" office:value-type="float" office:value="681125.15" calcext:value-type="float">
            <text:p>$681,125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Alma Academy</text:p>
          </table:table-cell>
          <table:table-cell table:style-name="ce74" office:value-type="float" office:value="264951" calcext:value-type="float">
            <text:p>$264,951</text:p>
          </table:table-cell>
          <table:table-cell table:style-name="ce74" office:value-type="float" office:value="132475" calcext:value-type="float">
            <text:p>$132,475</text:p>
          </table:table-cell>
          <table:table-cell table:style-name="ce74" office:value-type="float" office:value="118055.52" calcext:value-type="float">
            <text:p>$118,056</text:p>
          </table:table-cell>
          <table:table-cell table:style-name="ce74" office:value-type="float" office:value="515481.52" calcext:value-type="float">
            <text:p>$515,482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Delta Prep</text:p>
          </table:table-cell>
          <table:table-cell table:style-name="ce74" office:value-type="float" office:value="198065" calcext:value-type="float">
            <text:p>$198,065</text:p>
          </table:table-cell>
          <table:table-cell table:style-name="ce74" office:value-type="float" office:value="99032" calcext:value-type="float">
            <text:p>$99,032</text:p>
          </table:table-cell>
          <table:table-cell table:style-name="ce74" office:value-type="float" office:value="88239.6" calcext:value-type="float">
            <text:p>$88,240</text:p>
          </table:table-cell>
          <table:table-cell table:style-name="ce74" office:value-type="float" office:value="385336.6" calcext:value-type="float">
            <text:p>$385,337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Discovery Prep</text:p>
          </table:table-cell>
          <table:table-cell table:style-name="ce74" office:value-type="float" office:value="237125" calcext:value-type="float">
            <text:p>$237,125</text:p>
          </table:table-cell>
          <table:table-cell table:style-name="ce74" office:value-type="float" office:value="118562" calcext:value-type="float">
            <text:p>$118,562</text:p>
          </table:table-cell>
          <table:table-cell table:style-name="ce74" office:value-type="float" office:value="105641.06" calcext:value-type="float">
            <text:p>$105,641</text:p>
          </table:table-cell>
          <table:table-cell table:style-name="ce74" office:value-type="float" office:value="461328.06" calcext:value-type="float">
            <text:p>$461,328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Fuerza Community Prep</text:p>
          </table:table-cell>
          <table:table-cell table:style-name="ce74" office:value-type="float" office:value="354821" calcext:value-type="float">
            <text:p>$354,821</text:p>
          </table:table-cell>
          <table:table-cell table:style-name="ce74" office:value-type="float" office:value="177410" calcext:value-type="float">
            <text:p>$177,410</text:p>
          </table:table-cell>
          <table:table-cell table:style-name="ce74" office:value-type="float" office:value="152637.3" calcext:value-type="float">
            <text:p>$152,637</text:p>
          </table:table-cell>
          <table:table-cell table:style-name="ce74" office:value-type="float" office:value="684868.3" calcext:value-type="float">
            <text:p>$684,868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Los Suenos Academy</text:p>
          </table:table-cell>
          <table:table-cell table:style-name="ce74" office:value-type="float" office:value="237842" calcext:value-type="float">
            <text:p>$237,842</text:p>
          </table:table-cell>
          <table:table-cell table:style-name="ce74" office:value-type="float" office:value="118921" calcext:value-type="float">
            <text:p>$118,921</text:p>
          </table:table-cell>
          <table:table-cell table:style-name="ce74" office:value-type="float" office:value="105959.72" calcext:value-type="float">
            <text:p>$105,960</text:p>
          </table:table-cell>
          <table:table-cell table:style-name="ce74" office:value-type="float" office:value="462722.72" calcext:value-type="float">
            <text:p>$462,723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Mateo Sheedy Elementary</text:p>
          </table:table-cell>
          <table:table-cell table:style-name="ce74" office:value-type="float" office:value="308426" calcext:value-type="float">
            <text:p>$308,426</text:p>
          </table:table-cell>
          <table:table-cell table:style-name="ce74" office:value-type="float" office:value="154213" calcext:value-type="float">
            <text:p>$154,213</text:p>
          </table:table-cell>
          <table:table-cell table:style-name="ce74" office:value-type="float" office:value="110626.08" calcext:value-type="float">
            <text:p>$110,626</text:p>
          </table:table-cell>
          <table:table-cell table:style-name="ce74" office:value-type="float" office:value="573265.08" calcext:value-type="float">
            <text:p>$573,265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Mosaic Elementary</text:p>
          </table:table-cell>
          <table:table-cell table:style-name="ce74" office:value-type="float" office:value="330951" calcext:value-type="float">
            <text:p>$330,951</text:p>
          </table:table-cell>
          <table:table-cell table:style-name="ce74" office:value-type="float" office:value="165475" calcext:value-type="float">
            <text:p>$165,475</text:p>
          </table:table-cell>
          <table:table-cell table:style-name="ce74" office:value-type="float" office:value="149697.9" calcext:value-type="float">
            <text:p>$149,698</text:p>
          </table:table-cell>
          <table:table-cell table:style-name="ce74" office:value-type="float" office:value="646123.9" calcext:value-type="float">
            <text:p>$646,124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Rising Stars</text:p>
          </table:table-cell>
          <table:table-cell table:style-name="ce74" office:value-type="float" office:value="268383" calcext:value-type="float">
            <text:p>$268,383</text:p>
          </table:table-cell>
          <table:table-cell table:style-name="ce74" office:value-type="float" office:value="134191" calcext:value-type="float">
            <text:p>$134,191</text:p>
          </table:table-cell>
          <table:table-cell table:style-name="ce74" office:value-type="float" office:value="119565.56" calcext:value-type="float">
            <text:p>$119,566</text:p>
          </table:table-cell>
          <table:table-cell table:style-name="ce74" office:value-type="float" office:value="522139.56" calcext:value-type="float">
            <text:p>$522,140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Si Se Puede Academy</text:p>
          </table:table-cell>
          <table:table-cell table:style-name="ce74" office:value-type="float" office:value="232880" calcext:value-type="float">
            <text:p>$232,880</text:p>
          </table:table-cell>
          <table:table-cell table:style-name="ce74" office:value-type="float" office:value="116440" calcext:value-type="float">
            <text:p>$116,440</text:p>
          </table:table-cell>
          <table:table-cell table:style-name="ce74" office:value-type="float" office:value="76925.98" calcext:value-type="float">
            <text:p>$76,926</text:p>
          </table:table-cell>
          <table:table-cell table:style-name="ce74" office:value-type="float" office:value="426245.98" calcext:value-type="float">
            <text:p>$426,246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0" office:value-type="string" calcext:value-type="string">
            <text:p>Rocketship Spark Academy</text:p>
          </table:table-cell>
          <table:table-cell table:style-name="ce74" office:value-type="float" office:value="328742" calcext:value-type="float">
            <text:p>$328,742</text:p>
          </table:table-cell>
          <table:table-cell table:style-name="ce74" office:value-type="float" office:value="164371" calcext:value-type="float">
            <text:p>$164,371</text:p>
          </table:table-cell>
          <table:table-cell table:style-name="ce74" office:value-type="float" office:value="146454.93" calcext:value-type="float">
            <text:p>$146,455</text:p>
          </table:table-cell>
          <table:table-cell table:style-name="ce74" office:value-type="float" office:value="639567.93" calcext:value-type="float">
            <text:p>$639,568</text:p>
          </table:table-cell>
          <table:table-cell table:style-name="ce92" table:formula="of:=SUM([.G189:.G195])" office:value-type="float" office:value="3954933.47" calcext:value-type="float">
            <text:p>$3,954,933</text:p>
          </table:table-cell>
          <table:table-cell table:style-name="ce90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20"/>
          <table:table-cell table:style-name="ce33" table:number-columns-repeated="2"/>
          <table:table-cell table:style-name="ce71" table:number-columns-repeated="9"/>
          <table:table-cell table:number-columns-repeated="1012"/>
        </table:table-row>
        <table:table-row table:style-name="ro1">
          <table:table-cell table:style-name="ce20"/>
          <table:table-cell table:style-name="ce29" office:value-type="string" calcext:value-type="string" table:number-columns-spanned="1" table:number-rows-spanned="11">
            <text:p>2020-21</text:p>
          </table:table-cell>
          <table:table-cell table:style-name="ce48" office:value-type="string" calcext:value-type="string">
            <text:p>Rocketship Academy Brilliant Minds</text:p>
          </table:table-cell>
          <table:table-cell table:style-name="ce75" office:value-type="float" office:value="358086.65" calcext:value-type="float">
            <text:p>$358,086.65</text:p>
          </table:table-cell>
          <table:table-cell table:style-name="ce75" office:value-type="float" office:value="179043.32" calcext:value-type="float">
            <text:p>$179,043.32</text:p>
          </table:table-cell>
          <table:table-cell table:style-name="ce75" office:value-type="float" office:value="126318" calcext:value-type="float">
            <text:p>$126,318.00</text:p>
          </table:table-cell>
          <table:table-cell table:style-name="ce70" office:value-type="float" office:value="663447.97" calcext:value-type="float">
            <text:p>$663,448</text:p>
          </table:table-cell>
          <table:table-cell table:style-name="ce71" table:number-columns-repeated="3"/>
          <table:table-cell table:number-columns-repeated="1014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Alma Academy</text:p>
          </table:table-cell>
          <table:table-cell table:style-name="ce75" office:value-type="float" office:value="264843.77" calcext:value-type="float">
            <text:p>$264,843.77</text:p>
          </table:table-cell>
          <table:table-cell table:style-name="ce75" office:value-type="float" office:value="132421.88" calcext:value-type="float">
            <text:p>$132,421.88</text:p>
          </table:table-cell>
          <table:table-cell table:style-name="ce75" office:value-type="float" office:value="93425.81" calcext:value-type="float">
            <text:p>$93,425.81</text:p>
          </table:table-cell>
          <table:table-cell table:style-name="ce70" office:value-type="float" office:value="490691.46" calcext:value-type="float">
            <text:p>$490,691</text:p>
          </table:table-cell>
          <table:table-cell table:style-name="ce71" table:number-columns-repeated="3"/>
          <table:table-cell table:number-columns-repeated="1014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Delta Prep</text:p>
          </table:table-cell>
          <table:table-cell table:style-name="ce75" office:value-type="float" office:value="202640.9" calcext:value-type="float">
            <text:p>$202,640.90</text:p>
          </table:table-cell>
          <table:table-cell table:style-name="ce75" office:value-type="float" office:value="99032.79" calcext:value-type="float">
            <text:p>$99,032.79</text:p>
          </table:table-cell>
          <table:table-cell table:style-name="ce75" office:value-type="float" office:value="73770.9" calcext:value-type="float">
            <text:p>$73,770.90</text:p>
          </table:table-cell>
          <table:table-cell table:style-name="ce70" office:value-type="float" office:value="375444.59" calcext:value-type="float">
            <text:p>$375,445</text:p>
          </table:table-cell>
          <table:table-cell table:style-name="ce71" table:number-columns-repeated="3"/>
          <table:table-cell table:number-columns-repeated="1014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Discovery Prep</text:p>
          </table:table-cell>
          <table:table-cell table:style-name="ce75" office:value-type="float" office:value="242603.31" calcext:value-type="float">
            <text:p>$242,603.31</text:p>
          </table:table-cell>
          <table:table-cell table:style-name="ce75" office:value-type="float" office:value="118562.85" calcext:value-type="float">
            <text:p>$118,562.85</text:p>
          </table:table-cell>
          <table:table-cell table:style-name="ce75" office:value-type="float" office:value="88319.11" calcext:value-type="float">
            <text:p>$88,319.11</text:p>
          </table:table-cell>
          <table:table-cell table:style-name="ce70" office:value-type="float" office:value="449485.27" calcext:value-type="float">
            <text:p>$449,485</text:p>
          </table:table-cell>
          <table:table-cell table:style-name="ce71" table:number-columns-repeated="3"/>
          <table:table-cell table:number-columns-repeated="1014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Fuerza Community Prep</text:p>
          </table:table-cell>
          <table:table-cell table:style-name="ce75" office:value-type="float" office:value="360054.52" calcext:value-type="float">
            <text:p>$360,054.52</text:p>
          </table:table-cell>
          <table:table-cell table:style-name="ce75" office:value-type="float" office:value="180027.26" calcext:value-type="float">
            <text:p>$180,027.26</text:p>
          </table:table-cell>
          <table:table-cell table:style-name="ce75" office:value-type="float" office:value="127012.18" calcext:value-type="float">
            <text:p>$127,012.18</text:p>
          </table:table-cell>
          <table:table-cell table:style-name="ce70" office:value-type="float" office:value="667093.96" calcext:value-type="float">
            <text:p>$667,094</text:p>
          </table:table-cell>
          <table:table-cell table:style-name="ce71" table:number-columns-repeated="3"/>
          <table:table-cell table:number-columns-repeated="1014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Los Suenos Academy</text:p>
          </table:table-cell>
          <table:table-cell table:style-name="ce75" office:value-type="float" office:value="243336.73" calcext:value-type="float">
            <text:p>$243,336.73</text:p>
          </table:table-cell>
          <table:table-cell table:style-name="ce75" office:value-type="float" office:value="118921.28" calcext:value-type="float">
            <text:p>$118,921.28</text:p>
          </table:table-cell>
          <table:table-cell table:style-name="ce75" office:value-type="float" office:value="88586.11" calcext:value-type="float">
            <text:p>$88,586.11</text:p>
          </table:table-cell>
          <table:table-cell table:style-name="ce70" office:value-type="float" office:value="450844.12" calcext:value-type="float">
            <text:p>$450,844</text:p>
          </table:table-cell>
          <table:table-cell table:style-name="ce71" table:number-columns-repeated="3"/>
          <table:table-cell table:number-columns-repeated="1014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Mateo Sheedy Elementary</text:p>
          </table:table-cell>
          <table:table-cell table:style-name="ce75" office:value-type="float" office:value="301381.57" calcext:value-type="float">
            <text:p>$301,381.57</text:p>
          </table:table-cell>
          <table:table-cell table:style-name="ce75" office:value-type="float" office:value="150690.79" calcext:value-type="float">
            <text:p>$150,690.79</text:p>
          </table:table-cell>
          <table:table-cell table:style-name="ce75" office:value-type="float" office:value="106314.82" calcext:value-type="float">
            <text:p>$106,314.82</text:p>
          </table:table-cell>
          <table:table-cell table:style-name="ce70" office:value-type="float" office:value="558387.18" calcext:value-type="float">
            <text:p>$558,387</text:p>
          </table:table-cell>
          <table:table-cell table:style-name="ce71" table:number-columns-repeated="3"/>
          <table:table-cell table:number-columns-repeated="1014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Mosaic Elementary</text:p>
          </table:table-cell>
          <table:table-cell table:style-name="ce75" office:value-type="float" office:value="339685.5" calcext:value-type="float">
            <text:p>$339,685.50</text:p>
          </table:table-cell>
          <table:table-cell table:style-name="ce75" office:value-type="float" office:value="169842.75" calcext:value-type="float">
            <text:p>$169,842.75</text:p>
          </table:table-cell>
          <table:table-cell table:style-name="ce75" office:value-type="float" office:value="147650.9" calcext:value-type="float">
            <text:p>$147,650.90</text:p>
          </table:table-cell>
          <table:table-cell table:style-name="ce70" office:value-type="float" office:value="657179.15" calcext:value-type="float">
            <text:p>$657,179</text:p>
          </table:table-cell>
          <table:table-cell table:style-name="ce71" table:number-columns-repeated="3"/>
          <table:table-cell table:number-columns-repeated="1014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Rising Stars</text:p>
          </table:table-cell>
          <table:table-cell table:style-name="ce75" office:value-type="float" office:value="274582.88" calcext:value-type="float">
            <text:p>$274,582.88</text:p>
          </table:table-cell>
          <table:table-cell table:style-name="ce75" office:value-type="float" office:value="134191.61" calcext:value-type="float">
            <text:p>$134,191.61</text:p>
          </table:table-cell>
          <table:table-cell table:style-name="ce75" office:value-type="float" office:value="99961.19" calcext:value-type="float">
            <text:p>$99,961.19</text:p>
          </table:table-cell>
          <table:table-cell table:style-name="ce70" office:value-type="float" office:value="508735.68" calcext:value-type="float">
            <text:p>$508,736</text:p>
          </table:table-cell>
          <table:table-cell table:style-name="ce71" table:number-columns-repeated="3"/>
          <table:table-cell table:number-columns-repeated="1014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Si Se Puede Academy</text:p>
          </table:table-cell>
          <table:table-cell table:style-name="ce75" office:value-type="float" office:value="224089.5" calcext:value-type="float">
            <text:p>$224,089.50</text:p>
          </table:table-cell>
          <table:table-cell table:style-name="ce75" office:value-type="float" office:value="112044.75" calcext:value-type="float">
            <text:p>$112,044.75</text:p>
          </table:table-cell>
          <table:table-cell table:style-name="ce75" office:value-type="float" office:value="79049.41" calcext:value-type="float">
            <text:p>$79,049.41</text:p>
          </table:table-cell>
          <table:table-cell table:style-name="ce70" office:value-type="float" office:value="415183.66" calcext:value-type="float">
            <text:p>$415,184</text:p>
          </table:table-cell>
          <table:table-cell table:style-name="ce71" table:number-columns-repeated="3"/>
          <table:table-cell table:number-columns-repeated="1014"/>
        </table:table-row>
        <table:table-row table:style-name="ro7">
          <table:table-cell table:style-name="ce20"/>
          <table:covered-table-cell/>
          <table:table-cell table:style-name="ce48" office:value-type="string" calcext:value-type="string">
            <text:p>Rocketship Spark Academy</text:p>
          </table:table-cell>
          <table:table-cell table:style-name="ce75" office:value-type="float" office:value="328903.43" calcext:value-type="float">
            <text:p>$328,903.43</text:p>
          </table:table-cell>
          <table:table-cell table:style-name="ce75" office:value-type="float" office:value="164371.1" calcext:value-type="float">
            <text:p>$164,371.10</text:p>
          </table:table-cell>
          <table:table-cell table:style-name="ce75" office:value-type="float" office:value="116104" calcext:value-type="float">
            <text:p>$116,104.00</text:p>
          </table:table-cell>
          <table:table-cell table:style-name="ce70" office:value-type="float" office:value="609378.53" calcext:value-type="float">
            <text:p>$609,379</text:p>
          </table:table-cell>
          <table:table-cell table:style-name="ce92" table:formula="of:=SUM([.G201:.G207])" office:value-type="float" office:value="3866802.28" calcext:value-type="float">
            <text:p>$3,866,802</text:p>
          </table:table-cell>
          <table:table-cell table:style-name="ce71" table:number-columns-repeated="2"/>
          <table:table-cell table:number-columns-repeated="1014"/>
        </table:table-row>
        <table:table-row table:style-name="ro7">
          <table:table-cell table:style-name="ce20"/>
          <table:table-cell table:style-name="ce33" table:number-columns-repeated="2"/>
          <table:table-cell table:style-name="ce71" table:number-columns-repeated="9"/>
          <table:table-cell table:number-columns-repeated="1012"/>
        </table:table-row>
        <table:table-row table:style-name="ro7">
          <table:table-cell table:style-name="ce20"/>
          <table:table-cell table:style-name="ce33" office:value-type="string" calcext:value-type="string">
            <text:p>2021-22</text:p>
          </table:table-cell>
          <table:table-cell table:style-name="ce48" office:value-type="string" calcext:value-type="string">
            <text:p>Rocketship Academy Brilliant Minds</text:p>
          </table:table-cell>
          <table:table-cell table:style-name="ce70" office:value-type="float" office:value="364296.24" calcext:value-type="float">
            <text:p>$364,296</text:p>
          </table:table-cell>
          <table:table-cell table:style-name="ce70" office:value-type="float" office:value="182148.12" calcext:value-type="float">
            <text:p>$182,148</text:p>
          </table:table-cell>
          <table:table-cell table:style-name="ce70" office:value-type="float" office:value="-3946.59" calcext:value-type="float">
            <text:p>-$3,947</text:p>
          </table:table-cell>
          <table:table-cell table:style-name="ce70" office:value-type="float" office:value="542497.77" calcext:value-type="float">
            <text:p>$542,498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3"/>
          <table:table-cell table:style-name="ce48" office:value-type="string" calcext:value-type="string">
            <text:p>Rocketship Alma Academy</text:p>
          </table:table-cell>
          <table:table-cell table:style-name="ce70" office:value-type="float" office:value="264599.6" calcext:value-type="float">
            <text:p>$264,600</text:p>
          </table:table-cell>
          <table:table-cell table:style-name="ce70" office:value-type="float" office:value="132299.8" calcext:value-type="float">
            <text:p>$132,300</text:p>
          </table:table-cell>
          <table:table-cell table:style-name="ce70" office:value-type="float" office:value="118177.03" calcext:value-type="float">
            <text:p>$118,177</text:p>
          </table:table-cell>
          <table:table-cell table:style-name="ce70" office:value-type="float" office:value="515076.43" calcext:value-type="float">
            <text:p>$515,076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3"/>
          <table:table-cell table:style-name="ce48" office:value-type="string" calcext:value-type="string">
            <text:p>Rocketship Delta Prep</text:p>
          </table:table-cell>
          <table:table-cell table:style-name="ce70" office:value-type="float" office:value="206085.8" calcext:value-type="float">
            <text:p>$206,086</text:p>
          </table:table-cell>
          <table:table-cell table:style-name="ce70" office:value-type="float" office:value="103042.9" calcext:value-type="float">
            <text:p>$103,043</text:p>
          </table:table-cell>
          <table:table-cell table:style-name="ce70" office:value-type="float" office:value="224473.15" calcext:value-type="float">
            <text:p>$224,473</text:p>
          </table:table-cell>
          <table:table-cell table:style-name="ce70" office:value-type="float" office:value="533601.85" calcext:value-type="float">
            <text:p>$533,602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3"/>
          <table:table-cell table:style-name="ce48" office:value-type="string" calcext:value-type="string">
            <text:p>Rocketship Discovery Prep</text:p>
          </table:table-cell>
          <table:table-cell table:style-name="ce70" office:value-type="float" office:value="246727.57" calcext:value-type="float">
            <text:p>$246,728</text:p>
          </table:table-cell>
          <table:table-cell table:style-name="ce70" office:value-type="float" office:value="123363.78" calcext:value-type="float">
            <text:p>$123,364</text:p>
          </table:table-cell>
          <table:table-cell table:style-name="ce70" office:value-type="float" office:value="88710.94" calcext:value-type="float">
            <text:p>$88,711</text:p>
          </table:table-cell>
          <table:table-cell table:style-name="ce70" office:value-type="float" office:value="458802.29" calcext:value-type="float">
            <text:p>$458,802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3"/>
          <table:table-cell table:style-name="ce48" office:value-type="string" calcext:value-type="string">
            <text:p>Rocketship Fuerza Community Prep</text:p>
          </table:table-cell>
          <table:table-cell table:style-name="ce70" office:value-type="float" office:value="366298.24" calcext:value-type="float">
            <text:p>$366,298</text:p>
          </table:table-cell>
          <table:table-cell table:style-name="ce70" office:value-type="float" office:value="183149.12" calcext:value-type="float">
            <text:p>$183,149</text:p>
          </table:table-cell>
          <table:table-cell table:style-name="ce70" office:value-type="float" office:value="50033.02" calcext:value-type="float">
            <text:p>$50,033</text:p>
          </table:table-cell>
          <table:table-cell table:style-name="ce70" office:value-type="float" office:value="599480.38" calcext:value-type="float">
            <text:p>$599,480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3"/>
          <table:table-cell table:style-name="ce48" office:value-type="string" calcext:value-type="string">
            <text:p>Rocketship Los Suenos Academy</text:p>
          </table:table-cell>
          <table:table-cell table:style-name="ce70" office:value-type="float" office:value="247473.46" calcext:value-type="float">
            <text:p>$247,473</text:p>
          </table:table-cell>
          <table:table-cell table:style-name="ce70" office:value-type="float" office:value="123736.72" calcext:value-type="float">
            <text:p>$123,737</text:p>
          </table:table-cell>
          <table:table-cell table:style-name="ce70" office:value-type="float" office:value="22789.25" calcext:value-type="float">
            <text:p>$22,789</text:p>
          </table:table-cell>
          <table:table-cell table:style-name="ce70" office:value-type="float" office:value="393999.43" calcext:value-type="float">
            <text:p>$393,999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3"/>
          <table:table-cell table:style-name="ce48" office:value-type="string" calcext:value-type="string">
            <text:p>Rocketship Mateo Sheedy Elementary</text:p>
          </table:table-cell>
          <table:table-cell table:style-name="ce70" office:value-type="float" office:value="306607.84" calcext:value-type="float">
            <text:p>$306,608</text:p>
          </table:table-cell>
          <table:table-cell table:style-name="ce70" office:value-type="float" office:value="153303.92" calcext:value-type="float">
            <text:p>$153,304</text:p>
          </table:table-cell>
          <table:table-cell table:style-name="ce70" office:value-type="float" office:value="38201.7" calcext:value-type="float">
            <text:p>$38,202</text:p>
          </table:table-cell>
          <table:table-cell table:style-name="ce70" office:value-type="float" office:value="498113.46" calcext:value-type="float">
            <text:p>$498,113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3"/>
          <table:table-cell table:style-name="ce48" office:value-type="string" calcext:value-type="string">
            <text:p>Rocketship Mosaic Elementary</text:p>
          </table:table-cell>
          <table:table-cell table:style-name="ce70" office:value-type="float" office:value="355328.92" calcext:value-type="float">
            <text:p>$355,329</text:p>
          </table:table-cell>
          <table:table-cell table:style-name="ce70" office:value-type="float" office:value="177664.46" calcext:value-type="float">
            <text:p>$177,664</text:p>
          </table:table-cell>
          <table:table-cell table:style-name="ce70" office:value-type="float" office:value="63895.85" calcext:value-type="float">
            <text:p>$63,896</text:p>
          </table:table-cell>
          <table:table-cell table:style-name="ce70" office:value-type="float" office:value="596889.23" calcext:value-type="float">
            <text:p>$596,889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3"/>
          <table:table-cell table:style-name="ce48" office:value-type="string" calcext:value-type="string">
            <text:p>Rocketship Rising Stars</text:p>
          </table:table-cell>
          <table:table-cell table:style-name="ce70" office:value-type="float" office:value="279250.78" calcext:value-type="float">
            <text:p>$279,251</text:p>
          </table:table-cell>
          <table:table-cell table:style-name="ce70" office:value-type="float" office:value="139625.4" calcext:value-type="float">
            <text:p>$139,625</text:p>
          </table:table-cell>
          <table:table-cell table:style-name="ce70" office:value-type="float" office:value="124941.4" calcext:value-type="float">
            <text:p>$124,941</text:p>
          </table:table-cell>
          <table:table-cell table:style-name="ce70" office:value-type="float" office:value="543817.58" calcext:value-type="float">
            <text:p>$543,818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3"/>
          <table:table-cell table:style-name="ce48" office:value-type="string" calcext:value-type="string">
            <text:p>Rocketship Si Se Puede Academy</text:p>
          </table:table-cell>
          <table:table-cell table:style-name="ce70" office:value-type="float" office:value="227975.44" calcext:value-type="float">
            <text:p>$227,975</text:p>
          </table:table-cell>
          <table:table-cell table:style-name="ce70" office:value-type="float" office:value="113987.72" calcext:value-type="float">
            <text:p>$113,988</text:p>
          </table:table-cell>
          <table:table-cell table:style-name="ce70" office:value-type="float" office:value="-7082.59" calcext:value-type="float">
            <text:p>-$7,083</text:p>
          </table:table-cell>
          <table:table-cell table:style-name="ce70" office:value-type="float" office:value="334880.57" calcext:value-type="float">
            <text:p>$334,881</text:p>
          </table:table-cell>
          <table:table-cell table:style-name="ce71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3"/>
          <table:table-cell table:style-name="ce48" office:value-type="string" calcext:value-type="string">
            <text:p>Rocketship Spark Academy</text:p>
          </table:table-cell>
          <table:table-cell table:style-name="ce70" office:value-type="float" office:value="288928.34" calcext:value-type="float">
            <text:p>$288,928</text:p>
          </table:table-cell>
          <table:table-cell table:style-name="ce70" office:value-type="float" office:value="144464.16" calcext:value-type="float">
            <text:p>$144,464</text:p>
          </table:table-cell>
          <table:table-cell table:style-name="ce70" office:value-type="float" office:value="176008.65" calcext:value-type="float">
            <text:p>$176,009</text:p>
          </table:table-cell>
          <table:table-cell table:style-name="ce70" office:value-type="float" office:value="609401.15" calcext:value-type="float">
            <text:p>$609,401</text:p>
          </table:table-cell>
          <table:table-cell table:style-name="ce92" table:formula="of:=SUM([.G213:.G219])" office:value-type="float" office:value="3576581.8" calcext:value-type="float">
            <text:p>$3,576,582</text:p>
          </table:table-cell>
          <table:table-cell table:style-name="ce71" table:number-columns-repeated="3"/>
          <table:table-cell table:number-columns-repeated="1013"/>
        </table:table-row>
        <table:table-row table:style-name="ro7" table:number-rows-repeated="47">
          <table:table-cell table:style-name="ce20"/>
          <table:table-cell table:style-name="ce33" table:number-columns-repeated="2"/>
          <table:table-cell table:style-name="ce71" table:number-columns-repeated="9"/>
          <table:table-cell table:number-columns-repeated="1012"/>
        </table:table-row>
        <table:table-row table:style-name="ro8" table:number-rows-repeated="104830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ebt Summaries" table:style-name="ta2">
        <table:table-column table:style-name="co11" table:number-columns-repeated="1024" table:default-cell-style-name="Default"/>
        <table:table-row table:style-name="ro1">
          <table:table-cell table:style-name="ce115" office:value-type="float" office:value="2012" calcext:value-type="float">
            <text:p>2012</text:p>
          </table:table-cell>
          <table:table-cell table:style-name="ce119" office:value-type="date" office:date-value="2023-06-30" calcext:value-type="date">
            <text:p>June 30</text:p>
          </table:table-cell>
          <table:table-cell table:style-name="ce137" office:value-type="string" calcext:value-type="string">
            <text:p>RSED Total</text:p>
          </table:table-cell>
          <table:table-cell table:style-name="ce137" office:value-type="string" calcext:value-type="string">
            <text:p>LDC Total</text:p>
          </table:table-cell>
          <table:table-cell table:style-name="ce137" office:value-type="string" calcext:value-type="string">
            <text:p>RSEA Total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0" office:value-type="float" office:value="2013" calcext:value-type="float">
            <text:p>2013</text:p>
          </table:table-cell>
          <table:table-cell table:style-name="ce138" office:value-type="float" office:value="1210000" calcext:value-type="float">
            <text:p>1,210,000</text:p>
          </table:table-cell>
          <table:table-cell table:style-name="ce138" office:value-type="float" office:value="2836712" calcext:value-type="float">
            <text:p>2,836,712</text:p>
          </table:table-cell>
          <table:table-cell table:style-name="ce138" table:formula="of:=SUM([.C2:.D2])" office:value-type="float" office:value="4046712" calcext:value-type="float">
            <text:p>4,046,712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0" office:value-type="float" office:value="2014" calcext:value-type="float">
            <text:p>2014</text:p>
          </table:table-cell>
          <table:table-cell table:style-name="ce138" office:value-type="float" office:value="160000" calcext:value-type="float">
            <text:p>160,000</text:p>
          </table:table-cell>
          <table:table-cell table:style-name="ce138" office:value-type="float" office:value="2192847" calcext:value-type="float">
            <text:p>2,192,847</text:p>
          </table:table-cell>
          <table:table-cell table:style-name="ce138" table:formula="of:=SUM([.C3:.D3])" office:value-type="float" office:value="2352847" calcext:value-type="float">
            <text:p>2,352,847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0" office:value-type="float" office:value="2015" calcext:value-type="float">
            <text:p>2015</text:p>
          </table:table-cell>
          <table:table-cell table:style-name="ce138" office:value-type="float" office:value="70000" calcext:value-type="float">
            <text:p>70,000</text:p>
          </table:table-cell>
          <table:table-cell table:style-name="ce138" office:value-type="float" office:value="5793331" calcext:value-type="float">
            <text:p>5,793,331</text:p>
          </table:table-cell>
          <table:table-cell table:style-name="ce138" table:formula="of:=SUM([.C4:.D4])" office:value-type="float" office:value="5863331" calcext:value-type="float">
            <text:p>5,863,331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0" office:value-type="float" office:value="2016" calcext:value-type="float">
            <text:p>2016</text:p>
          </table:table-cell>
          <table:table-cell table:style-name="ce138" office:value-type="float" office:value="570000" calcext:value-type="float">
            <text:p>570,000</text:p>
          </table:table-cell>
          <table:table-cell table:style-name="ce138" office:value-type="float" office:value="7044324" calcext:value-type="float">
            <text:p>7,044,324</text:p>
          </table:table-cell>
          <table:table-cell table:style-name="ce138" table:formula="of:=SUM([.C5:.D5])" office:value-type="float" office:value="7614324" calcext:value-type="float">
            <text:p>7,614,324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0" office:value-type="float" office:value="2017" calcext:value-type="float">
            <text:p>2017</text:p>
          </table:table-cell>
          <table:table-cell table:style-name="ce138" office:value-type="float" office:value="300000" calcext:value-type="float">
            <text:p>300,000</text:p>
          </table:table-cell>
          <table:table-cell table:style-name="ce138" office:value-type="float" office:value="5870128" calcext:value-type="float">
            <text:p>5,870,128</text:p>
          </table:table-cell>
          <table:table-cell table:style-name="ce138" table:formula="of:=SUM([.C6:.D6])" office:value-type="float" office:value="6170128" calcext:value-type="float">
            <text:p>6,170,128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0" office:value-type="string" calcext:value-type="string">
            <text:p>Thereaafter</text:p>
          </table:table-cell>
          <table:table-cell table:style-name="ce138" office:value-type="float" office:value="1300000" calcext:value-type="float">
            <text:p>1,300,000</text:p>
          </table:table-cell>
          <table:table-cell table:style-name="ce138" office:value-type="float" office:value="19710000" calcext:value-type="float">
            <text:p>19,710,000</text:p>
          </table:table-cell>
          <table:table-cell table:style-name="ce138" table:formula="of:=SUM([.C7:.D7])" office:value-type="float" office:value="21010000" calcext:value-type="float">
            <text:p>21,010,000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0" office:value-type="string" calcext:value-type="string">
            <text:p>Discount</text:p>
          </table:table-cell>
          <table:table-cell table:style-name="ce138" office:value-type="string" calcext:value-type="string">
            <text:p>-</text:p>
          </table:table-cell>
          <table:table-cell table:style-name="ce138" office:value-type="float" office:value="-11294" calcext:value-type="float">
            <text:p>-11,294</text:p>
          </table:table-cell>
          <table:table-cell table:style-name="ce138" table:formula="of:=SUM([.C8:.D8])" office:value-type="float" office:value="-11294" calcext:value-type="float">
            <text:p>-11,294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1" office:value-type="string" calcext:value-type="string">
            <text:p>Total</text:p>
          </table:table-cell>
          <table:table-cell table:style-name="ce139" table:formula="of:=SUM([.C2:.C8])" office:value-type="float" office:value="3610000" calcext:value-type="float">
            <text:p>3,610,000</text:p>
          </table:table-cell>
          <table:table-cell table:style-name="ce139" table:formula="of:=SUM([.D2:.D8])" office:value-type="float" office:value="43436048" calcext:value-type="float">
            <text:p>43,436,048</text:p>
          </table:table-cell>
          <table:table-cell table:style-name="ce139" table:formula="of:=SUM([.E2:.E8])" office:value-type="float" office:value="47046048" calcext:value-type="float">
            <text:p>47,046,048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number-columns-repeated="3"/>
          <table:table-cell table:style-name="ce154" table:number-columns-repeated="22"/>
          <table:table-cell table:number-columns-repeated="998"/>
        </table:table-row>
        <table:table-row table:style-name="ro1">
          <table:table-cell table:style-name="ce115"/>
          <table:table-cell table:style-name="ce122" table:number-columns-repeated="3"/>
          <table:table-cell table:style-name="ce154" table:number-columns-repeated="22"/>
          <table:table-cell table:number-columns-repeated="998"/>
        </table:table-row>
        <table:table-row table:style-name="ro1">
          <table:table-cell table:style-name="ce115" office:value-type="float" office:value="2013" calcext:value-type="float">
            <text:p>2013</text:p>
          </table:table-cell>
          <table:table-cell table:style-name="ce119" office:value-type="date" office:date-value="2023-06-30" calcext:value-type="date">
            <text:p>June 30</text:p>
          </table:table-cell>
          <table:table-cell table:style-name="ce137" office:value-type="string" calcext:value-type="string">
            <text:p>RSED Total</text:p>
          </table:table-cell>
          <table:table-cell table:style-name="ce137" office:value-type="string" calcext:value-type="string">
            <text:p>LDC Total</text:p>
          </table:table-cell>
          <table:table-cell table:style-name="ce137" office:value-type="string" calcext:value-type="string">
            <text:p>RSEA Total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0" office:value-type="float" office:value="2014" calcext:value-type="float">
            <text:p>2014</text:p>
          </table:table-cell>
          <table:table-cell table:style-name="ce138" office:value-type="float" office:value="6385378" calcext:value-type="float">
            <text:p>6,385,378</text:p>
          </table:table-cell>
          <table:table-cell table:style-name="ce138" office:value-type="float" office:value="1068297" calcext:value-type="float">
            <text:p>1,068,297</text:p>
          </table:table-cell>
          <table:table-cell table:style-name="ce138" table:formula="of:=SUM([.C13:.D13])" office:value-type="float" office:value="7453675" calcext:value-type="float">
            <text:p>7,453,675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0" office:value-type="float" office:value="2015" calcext:value-type="float">
            <text:p>2015</text:p>
          </table:table-cell>
          <table:table-cell table:style-name="ce138" office:value-type="float" office:value="257500" calcext:value-type="float">
            <text:p>257,500</text:p>
          </table:table-cell>
          <table:table-cell table:style-name="ce138" office:value-type="float" office:value="5913331" calcext:value-type="float">
            <text:p>5,913,331</text:p>
          </table:table-cell>
          <table:table-cell table:style-name="ce138" table:formula="of:=SUM([.C14:.D14])" office:value-type="float" office:value="6170831" calcext:value-type="float">
            <text:p>6,170,831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0" office:value-type="float" office:value="2016" calcext:value-type="float">
            <text:p>2016</text:p>
          </table:table-cell>
          <table:table-cell table:style-name="ce138" office:value-type="float" office:value="257500" calcext:value-type="float">
            <text:p>257,500</text:p>
          </table:table-cell>
          <table:table-cell table:style-name="ce138" office:value-type="float" office:value="7169324" calcext:value-type="float">
            <text:p>7,169,324</text:p>
          </table:table-cell>
          <table:table-cell table:style-name="ce138" table:formula="of:=SUM([.C15:.D15])" office:value-type="float" office:value="7426824" calcext:value-type="float">
            <text:p>7,426,824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0" office:value-type="float" office:value="2017" calcext:value-type="float">
            <text:p>2017</text:p>
          </table:table-cell>
          <table:table-cell table:style-name="ce138" office:value-type="float" office:value="425000" calcext:value-type="float">
            <text:p>425,000</text:p>
          </table:table-cell>
          <table:table-cell table:style-name="ce138" office:value-type="float" office:value="6010128" calcext:value-type="float">
            <text:p>6,010,128</text:p>
          </table:table-cell>
          <table:table-cell table:style-name="ce138" table:formula="of:=SUM([.C16:.D16])" office:value-type="float" office:value="6435128" calcext:value-type="float">
            <text:p>6,435,128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0" office:value-type="float" office:value="2018" calcext:value-type="float">
            <text:p>2018</text:p>
          </table:table-cell>
          <table:table-cell table:style-name="ce138" office:value-type="float" office:value="550000" calcext:value-type="float">
            <text:p>550,000</text:p>
          </table:table-cell>
          <table:table-cell table:style-name="ce138" office:value-type="float" office:value="7462669" calcext:value-type="float">
            <text:p>7,462,669</text:p>
          </table:table-cell>
          <table:table-cell table:style-name="ce138" table:formula="of:=SUM([.C17:.D17])" office:value-type="float" office:value="8012669" calcext:value-type="float">
            <text:p>8,012,669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0" office:value-type="string" calcext:value-type="string">
            <text:p>Thereaafter</text:p>
          </table:table-cell>
          <table:table-cell table:style-name="ce138" office:value-type="float" office:value="375000" calcext:value-type="float">
            <text:p>375,000</text:p>
          </table:table-cell>
          <table:table-cell table:style-name="ce138" office:value-type="float" office:value="21212331" calcext:value-type="float">
            <text:p>21,212,331</text:p>
          </table:table-cell>
          <table:table-cell table:style-name="ce138" table:formula="of:=SUM([.C18:.D18])" office:value-type="float" office:value="21587331" calcext:value-type="float">
            <text:p>21,587,331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0" office:value-type="string" calcext:value-type="string">
            <text:p>Discount</text:p>
          </table:table-cell>
          <table:table-cell table:style-name="ce138" office:value-type="string" calcext:value-type="string">
            <text:p>-</text:p>
          </table:table-cell>
          <table:table-cell table:number-columns-repeated="2" table:style-name="ce138" office:value-type="float" office:value="-8292" calcext:value-type="float">
            <text:p>-8,292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1" office:value-type="string" calcext:value-type="string">
            <text:p>Total</text:p>
          </table:table-cell>
          <table:table-cell table:style-name="ce139" table:formula="of:=SUM([.C13:.C19])" office:value-type="float" office:value="8250378" calcext:value-type="float">
            <text:p>8,250,378</text:p>
          </table:table-cell>
          <table:table-cell table:style-name="ce139" table:formula="of:=SUM([.D13:.D19])" office:value-type="float" office:value="48827788" calcext:value-type="float">
            <text:p>48,827,788</text:p>
          </table:table-cell>
          <table:table-cell table:style-name="ce139" table:formula="of:=SUM([.E13:.E19])" office:value-type="float" office:value="57078166" calcext:value-type="float">
            <text:p>57,078,166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number-columns-repeated="3"/>
          <table:table-cell table:style-name="ce154" table:number-columns-repeated="22"/>
          <table:table-cell table:number-columns-repeated="998"/>
        </table:table-row>
        <table:table-row table:style-name="ro1">
          <table:table-cell table:style-name="ce115"/>
          <table:table-cell table:style-name="ce123" table:number-columns-repeated="3"/>
          <table:table-cell table:style-name="ce154" table:number-columns-repeated="22"/>
          <table:table-cell table:number-columns-repeated="998"/>
        </table:table-row>
        <table:table-row table:style-name="ro1">
          <table:table-cell table:style-name="ce115" office:value-type="float" office:value="2014" calcext:value-type="float">
            <text:p>2014</text:p>
          </table:table-cell>
          <table:table-cell table:style-name="ce124" office:value-type="date" office:date-value="2023-06-30" calcext:value-type="date">
            <text:p>June 30</text:p>
          </table:table-cell>
          <table:table-cell table:style-name="ce140" office:value-type="string" calcext:value-type="string">
            <text:p>RSED Total</text:p>
          </table:table-cell>
          <table:table-cell table:style-name="ce140" office:value-type="string" calcext:value-type="string">
            <text:p>LDC Total</text:p>
          </table:table-cell>
          <table:table-cell table:style-name="ce140" office:value-type="string" calcext:value-type="string">
            <text:p>Eliminations</text:p>
          </table:table-cell>
          <table:table-cell table:style-name="ce140" office:value-type="string" calcext:value-type="string">
            <text:p>RSEA Total</text:p>
          </table:table-cell>
          <table:table-cell table:style-name="ce154" table:number-columns-repeated="20"/>
          <table:table-cell table:number-columns-repeated="998"/>
        </table:table-row>
        <table:table-row table:style-name="ro1">
          <table:table-cell table:style-name="ce116"/>
          <table:table-cell table:style-name="ce125" office:value-type="float" office:value="2015" calcext:value-type="float">
            <text:p>2015</text:p>
          </table:table-cell>
          <table:table-cell table:style-name="ce141" office:value-type="float" office:value="11977795" calcext:value-type="float">
            <text:p>11,977,795</text:p>
          </table:table-cell>
          <table:table-cell table:style-name="ce141" office:value-type="float" office:value="9421859" calcext:value-type="float">
            <text:p>9,421,859</text:p>
          </table:table-cell>
          <table:table-cell table:style-name="ce141" office:value-type="float" office:value="-3402988" calcext:value-type="float">
            <text:p>-3,402,988</text:p>
          </table:table-cell>
          <table:table-cell table:style-name="ce141" table:formula="of:=SUM([.C24:.E24])" office:value-type="float" office:value="17996666" calcext:value-type="float">
            <text:p>17,996,666</text:p>
          </table:table-cell>
          <table:table-cell table:style-name="ce154" table:number-columns-repeated="20"/>
          <table:table-cell table:number-columns-repeated="998"/>
        </table:table-row>
        <table:table-row table:style-name="ro1">
          <table:table-cell table:style-name="ce116"/>
          <table:table-cell table:style-name="ce125" office:value-type="float" office:value="2016" calcext:value-type="float">
            <text:p>2016</text:p>
          </table:table-cell>
          <table:table-cell table:style-name="ce141" office:value-type="float" office:value="382500" calcext:value-type="float">
            <text:p>382,500</text:p>
          </table:table-cell>
          <table:table-cell table:style-name="ce141" office:value-type="float" office:value="794325" calcext:value-type="float">
            <text:p>794,325</text:p>
          </table:table-cell>
          <table:table-cell table:style-name="ce141" office:value-type="string" calcext:value-type="string">
            <text:p>-</text:p>
          </table:table-cell>
          <table:table-cell table:style-name="ce141" table:formula="of:=SUM([.C25:.E25])" office:value-type="float" office:value="1176825" calcext:value-type="float">
            <text:p>1,176,825</text:p>
          </table:table-cell>
          <table:table-cell table:style-name="ce154" table:number-columns-repeated="20"/>
          <table:table-cell table:number-columns-repeated="998"/>
        </table:table-row>
        <table:table-row table:style-name="ro1">
          <table:table-cell table:style-name="ce116"/>
          <table:table-cell table:style-name="ce125" office:value-type="float" office:value="2017" calcext:value-type="float">
            <text:p>2017</text:p>
          </table:table-cell>
          <table:table-cell table:style-name="ce141" office:value-type="float" office:value="550000" calcext:value-type="float">
            <text:p>550,000</text:p>
          </table:table-cell>
          <table:table-cell table:style-name="ce141" office:value-type="float" office:value="6465128" calcext:value-type="float">
            <text:p>6,465,128</text:p>
          </table:table-cell>
          <table:table-cell table:style-name="ce141" office:value-type="string" calcext:value-type="string">
            <text:p>-</text:p>
          </table:table-cell>
          <table:table-cell table:style-name="ce141" table:formula="of:=SUM([.C26:.E26])" office:value-type="float" office:value="7015128" calcext:value-type="float">
            <text:p>7,015,128</text:p>
          </table:table-cell>
          <table:table-cell table:style-name="ce154" table:number-columns-repeated="20"/>
          <table:table-cell table:number-columns-repeated="998"/>
        </table:table-row>
        <table:table-row table:style-name="ro1">
          <table:table-cell table:style-name="ce116"/>
          <table:table-cell table:style-name="ce125" office:value-type="float" office:value="2018" calcext:value-type="float">
            <text:p>2018</text:p>
          </table:table-cell>
          <table:table-cell table:style-name="ce141" office:value-type="float" office:value="175000" calcext:value-type="float">
            <text:p>175,000</text:p>
          </table:table-cell>
          <table:table-cell table:style-name="ce141" office:value-type="float" office:value="7952669" calcext:value-type="float">
            <text:p>7,952,669</text:p>
          </table:table-cell>
          <table:table-cell table:style-name="ce141" office:value-type="string" calcext:value-type="string">
            <text:p>-</text:p>
          </table:table-cell>
          <table:table-cell table:style-name="ce141" table:formula="of:=SUM([.C27:.E27])" office:value-type="float" office:value="8127669" calcext:value-type="float">
            <text:p>8,127,669</text:p>
          </table:table-cell>
          <table:table-cell table:style-name="ce154" table:number-columns-repeated="20"/>
          <table:table-cell table:number-columns-repeated="998"/>
        </table:table-row>
        <table:table-row table:style-name="ro1">
          <table:table-cell table:style-name="ce116"/>
          <table:table-cell table:style-name="ce125" office:value-type="float" office:value="2019" calcext:value-type="float">
            <text:p>2019</text:p>
          </table:table-cell>
          <table:table-cell table:style-name="ce141" office:value-type="float" office:value="375000" calcext:value-type="float">
            <text:p>375,000</text:p>
          </table:table-cell>
          <table:table-cell table:style-name="ce141" office:value-type="float" office:value="744271" calcext:value-type="float">
            <text:p>744,271</text:p>
          </table:table-cell>
          <table:table-cell table:style-name="ce141" office:value-type="string" calcext:value-type="string">
            <text:p>-</text:p>
          </table:table-cell>
          <table:table-cell table:style-name="ce141" table:formula="of:=SUM([.C28:.E28])" office:value-type="float" office:value="1119271" calcext:value-type="float">
            <text:p>1,119,271</text:p>
          </table:table-cell>
          <table:table-cell table:style-name="ce154" table:number-columns-repeated="20"/>
          <table:table-cell table:number-columns-repeated="998"/>
        </table:table-row>
        <table:table-row table:style-name="ro1">
          <table:table-cell table:style-name="ce116"/>
          <table:table-cell table:style-name="ce125" office:value-type="string" calcext:value-type="string">
            <text:p>Thereaafter</text:p>
          </table:table-cell>
          <table:table-cell table:style-name="ce141" office:value-type="float" office:value="1000000" calcext:value-type="float">
            <text:p>1,000,000</text:p>
          </table:table-cell>
          <table:table-cell table:style-name="ce141" office:value-type="float" office:value="51953060" calcext:value-type="float">
            <text:p>51,953,060</text:p>
          </table:table-cell>
          <table:table-cell table:style-name="ce141" office:value-type="string" calcext:value-type="string">
            <text:p>-</text:p>
          </table:table-cell>
          <table:table-cell table:style-name="ce141" table:formula="of:=SUM([.C29:.E29])" office:value-type="float" office:value="52953060" calcext:value-type="float">
            <text:p>52,953,060</text:p>
          </table:table-cell>
          <table:table-cell table:style-name="ce154" table:number-columns-repeated="20"/>
          <table:table-cell table:number-columns-repeated="998"/>
        </table:table-row>
        <table:table-row table:style-name="ro1">
          <table:table-cell table:style-name="ce116"/>
          <table:table-cell table:style-name="ce125" office:value-type="string" calcext:value-type="string">
            <text:p>Discount</text:p>
          </table:table-cell>
          <table:table-cell table:style-name="ce141"/>
          <table:table-cell table:style-name="ce141" office:value-type="float" office:value="-5537" calcext:value-type="float">
            <text:p>-5,537</text:p>
          </table:table-cell>
          <table:table-cell table:style-name="ce141"/>
          <table:table-cell table:style-name="ce141" table:formula="of:=SUM([.C30:.E30])" office:value-type="float" office:value="-5537" calcext:value-type="float">
            <text:p>-5,537</text:p>
          </table:table-cell>
          <table:table-cell table:style-name="ce154" table:number-columns-repeated="20"/>
          <table:table-cell table:number-columns-repeated="998"/>
        </table:table-row>
        <table:table-row table:style-name="ro1">
          <table:table-cell table:style-name="ce116"/>
          <table:table-cell table:style-name="ce126" office:value-type="string" calcext:value-type="string">
            <text:p>Total</text:p>
          </table:table-cell>
          <table:table-cell table:style-name="ce142" table:formula="of:=SUM([.C24:.C30])" office:value-type="float" office:value="14460295" calcext:value-type="float">
            <text:p>14,460,295</text:p>
          </table:table-cell>
          <table:table-cell table:style-name="ce142" table:formula="of:=SUM([.D24:.D30])" office:value-type="float" office:value="77325775" calcext:value-type="float">
            <text:p>77,325,775</text:p>
          </table:table-cell>
          <table:table-cell table:style-name="ce142" table:formula="of:=SUM([.E24:.E30])" office:value-type="float" office:value="-3402988" calcext:value-type="float">
            <text:p>-3,402,988</text:p>
          </table:table-cell>
          <table:table-cell table:style-name="ce142" table:formula="of:=SUM([.F24:.F30])" office:value-type="float" office:value="88383082" calcext:value-type="float">
            <text:p>88,383,082</text:p>
          </table:table-cell>
          <table:table-cell table:style-name="ce154" table:number-columns-repeated="20"/>
          <table:table-cell table:number-columns-repeated="998"/>
        </table:table-row>
        <table:table-row table:style-name="ro1">
          <table:table-cell table:style-name="ce115"/>
          <table:table-cell table:style-name="ce120" table:number-columns-repeated="3"/>
          <table:table-cell table:style-name="ce154" table:number-columns-repeated="22"/>
          <table:table-cell table:number-columns-repeated="998"/>
        </table:table-row>
        <table:table-row table:style-name="ro1">
          <table:table-cell table:style-name="ce115" office:value-type="float" office:value="2015" calcext:value-type="float">
            <text:p>2015</text:p>
          </table:table-cell>
          <table:table-cell table:style-name="ce124" office:value-type="date" office:date-value="2023-06-30" calcext:value-type="date">
            <text:p>June 30</text:p>
          </table:table-cell>
          <table:table-cell table:style-name="ce140" office:value-type="string" calcext:value-type="string">
            <text:p>RSED Total</text:p>
          </table:table-cell>
          <table:table-cell table:style-name="ce140" office:value-type="string" calcext:value-type="string">
            <text:p>LDC Total</text:p>
          </table:table-cell>
          <table:table-cell table:style-name="ce140" office:value-type="string" calcext:value-type="string">
            <text:p>RSEA Total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float" office:value="2016" calcext:value-type="float">
            <text:p>2016</text:p>
          </table:table-cell>
          <table:table-cell table:style-name="ce141" office:value-type="float" office:value="402795" calcext:value-type="float">
            <text:p>402,795</text:p>
          </table:table-cell>
          <table:table-cell table:style-name="ce141" office:value-type="float" office:value="6439457" calcext:value-type="float">
            <text:p>6,439,457</text:p>
          </table:table-cell>
          <table:table-cell table:style-name="ce141" table:formula="of:=SUM([.C34:.D34])" office:value-type="float" office:value="6842252" calcext:value-type="float">
            <text:p>6,842,252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5" office:value-type="float" office:value="2017" calcext:value-type="float">
            <text:p>2017</text:p>
          </table:table-cell>
          <table:table-cell table:style-name="ce141" office:value-type="float" office:value="250004" calcext:value-type="float">
            <text:p>250,004</text:p>
          </table:table-cell>
          <table:table-cell table:style-name="ce141" office:value-type="float" office:value="6465127" calcext:value-type="float">
            <text:p>6,465,127</text:p>
          </table:table-cell>
          <table:table-cell table:style-name="ce141" table:formula="of:=SUM([.C35:.D35])" office:value-type="float" office:value="6715131" calcext:value-type="float">
            <text:p>6,715,131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5" office:value-type="float" office:value="2018" calcext:value-type="float">
            <text:p>2018</text:p>
          </table:table-cell>
          <table:table-cell table:style-name="ce141" office:value-type="float" office:value="175008" calcext:value-type="float">
            <text:p>175,008</text:p>
          </table:table-cell>
          <table:table-cell table:style-name="ce141" office:value-type="float" office:value="7952669" calcext:value-type="float">
            <text:p>7,952,669</text:p>
          </table:table-cell>
          <table:table-cell table:style-name="ce141" table:formula="of:=SUM([.C36:.D36])" office:value-type="float" office:value="8127677" calcext:value-type="float">
            <text:p>8,127,677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5" office:value-type="float" office:value="2019" calcext:value-type="float">
            <text:p>2019</text:p>
          </table:table-cell>
          <table:table-cell table:style-name="ce141" office:value-type="float" office:value="125000" calcext:value-type="float">
            <text:p>125,000</text:p>
          </table:table-cell>
          <table:table-cell table:style-name="ce141" office:value-type="float" office:value="3572332" calcext:value-type="float">
            <text:p>3,572,332</text:p>
          </table:table-cell>
          <table:table-cell table:style-name="ce141" table:formula="of:=SUM([.C37:.D37])" office:value-type="float" office:value="3697332" calcext:value-type="float">
            <text:p>3,697,332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5" office:value-type="float" office:value="2020" calcext:value-type="float">
            <text:p>2020</text:p>
          </table:table-cell>
          <table:table-cell table:style-name="ce141" office:value-type="float" office:value="200000" calcext:value-type="float">
            <text:p>200,000</text:p>
          </table:table-cell>
          <table:table-cell table:style-name="ce141" office:value-type="float" office:value="855000" calcext:value-type="float">
            <text:p>855,000</text:p>
          </table:table-cell>
          <table:table-cell table:style-name="ce141" table:formula="of:=SUM([.C38:.D38])" office:value-type="float" office:value="1055000" calcext:value-type="float">
            <text:p>1,055,000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5" office:value-type="string" calcext:value-type="string">
            <text:p>Thereafter</text:p>
          </table:table-cell>
          <table:table-cell table:style-name="ce141" office:value-type="float" office:value="1200000" calcext:value-type="float">
            <text:p>1,200,000</text:p>
          </table:table-cell>
          <table:table-cell table:style-name="ce141" office:value-type="float" office:value="48269999" calcext:value-type="float">
            <text:p>48,269,999</text:p>
          </table:table-cell>
          <table:table-cell table:style-name="ce141" table:formula="of:=SUM([.C39:.D39])" office:value-type="float" office:value="49469999" calcext:value-type="float">
            <text:p>49,469,999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5" office:value-type="string" calcext:value-type="string">
            <text:p>Discount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-3293" calcext:value-type="float">
            <text:p>-3,293</text:p>
          </table:table-cell>
          <table:table-cell table:style-name="ce141" table:formula="of:=SUM([.C40:.D40])" office:value-type="float" office:value="-3293" calcext:value-type="float">
            <text:p>-3,293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7" office:value-type="string" calcext:value-type="string">
            <text:p>Total</text:p>
          </table:table-cell>
          <table:table-cell table:style-name="ce143" table:formula="of:=SUM([.C34:.C40])" office:value-type="float" office:value="2352807" calcext:value-type="float">
            <text:p>2,352,807</text:p>
          </table:table-cell>
          <table:table-cell table:style-name="ce143" table:formula="of:=SUM([.D34:.D40])" office:value-type="float" office:value="73551291" calcext:value-type="float">
            <text:p>73,551,291</text:p>
          </table:table-cell>
          <table:table-cell table:style-name="ce143" table:formula="of:=SUM([.E34:.E40])" office:value-type="float" office:value="75904098" calcext:value-type="float">
            <text:p>75,904,098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6"/>
          <table:table-cell table:style-name="ce120" table:number-columns-repeated="3"/>
          <table:table-cell table:style-name="ce154" table:number-columns-repeated="22"/>
          <table:table-cell table:number-columns-repeated="998"/>
        </table:table-row>
        <table:table-row table:style-name="ro1">
          <table:table-cell table:style-name="ce115" office:value-type="float" office:value="2016" calcext:value-type="float">
            <text:p>2016</text:p>
          </table:table-cell>
          <table:table-cell table:style-name="ce124" office:value-type="date" office:date-value="2023-06-30" calcext:value-type="date">
            <text:p>June 30</text:p>
          </table:table-cell>
          <table:table-cell table:style-name="ce140" office:value-type="string" calcext:value-type="string">
            <text:p>RSED Total</text:p>
          </table:table-cell>
          <table:table-cell table:style-name="ce140" office:value-type="string" calcext:value-type="string">
            <text:p>LDC Total</text:p>
          </table:table-cell>
          <table:table-cell table:style-name="ce140" office:value-type="string" calcext:value-type="string">
            <text:p>RSEA Total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float" office:value="2017" calcext:value-type="float">
            <text:p>2017</text:p>
          </table:table-cell>
          <table:table-cell table:style-name="ce141" office:value-type="float" office:value="312508" calcext:value-type="float">
            <text:p>312,508</text:p>
          </table:table-cell>
          <table:table-cell table:style-name="ce141" office:value-type="float" office:value="7305128" calcext:value-type="float">
            <text:p>7,305,128</text:p>
          </table:table-cell>
          <table:table-cell table:style-name="ce141" table:formula="of:=SUM([.C44:.D44])" office:value-type="float" office:value="7617636" calcext:value-type="float">
            <text:p>7,617,636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float" office:value="2018" calcext:value-type="float">
            <text:p>2018</text:p>
          </table:table-cell>
          <table:table-cell table:style-name="ce141" office:value-type="float" office:value="487516" calcext:value-type="float">
            <text:p>487,516</text:p>
          </table:table-cell>
          <table:table-cell table:style-name="ce141" office:value-type="float" office:value="8832669" calcext:value-type="float">
            <text:p>8,832,669</text:p>
          </table:table-cell>
          <table:table-cell table:style-name="ce141" table:formula="of:=SUM([.C45:.D45])" office:value-type="float" office:value="9320185" calcext:value-type="float">
            <text:p>9,320,185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float" office:value="2019" calcext:value-type="float">
            <text:p>2019</text:p>
          </table:table-cell>
          <table:table-cell table:style-name="ce141" office:value-type="float" office:value="437500" calcext:value-type="float">
            <text:p>437,500</text:p>
          </table:table-cell>
          <table:table-cell table:style-name="ce141" office:value-type="float" office:value="1774270" calcext:value-type="float">
            <text:p>1,774,270</text:p>
          </table:table-cell>
          <table:table-cell table:style-name="ce141" table:formula="of:=SUM([.C46:.D46])" office:value-type="float" office:value="2211770" calcext:value-type="float">
            <text:p>2,211,770</text:p>
          </table:table-cell>
          <table:table-cell table:style-name="ce154" table:number-columns-repeated="5"/>
          <table:table-cell table:style-name="ce154" office:value-type="string" calcext:value-type="string">
            <text:p><text:s/></text:p>
          </table:table-cell>
          <table:table-cell table:style-name="ce154" table:number-columns-repeated="15"/>
          <table:table-cell table:number-columns-repeated="998"/>
        </table:table-row>
        <table:table-row table:style-name="ro1">
          <table:table-cell table:style-name="ce115"/>
          <table:table-cell table:style-name="ce125" office:value-type="float" office:value="2020" calcext:value-type="float">
            <text:p>2020</text:p>
          </table:table-cell>
          <table:table-cell table:style-name="ce141" office:value-type="float" office:value="762504" calcext:value-type="float">
            <text:p>762,504</text:p>
          </table:table-cell>
          <table:table-cell table:style-name="ce141" office:value-type="float" office:value="1872822" calcext:value-type="float">
            <text:p>1,872,822</text:p>
          </table:table-cell>
          <table:table-cell table:style-name="ce141" table:formula="of:=SUM([.C47:.D47])" office:value-type="float" office:value="2635326" calcext:value-type="float">
            <text:p>2,635,326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float" office:value="2021" calcext:value-type="float">
            <text:p>2021</text:p>
          </table:table-cell>
          <table:table-cell table:style-name="ce141" office:value-type="float" office:value="500000" calcext:value-type="float">
            <text:p>500,000</text:p>
          </table:table-cell>
          <table:table-cell table:style-name="ce141" office:value-type="float" office:value="1971606" calcext:value-type="float">
            <text:p>1,971,606</text:p>
          </table:table-cell>
          <table:table-cell table:style-name="ce141" table:formula="of:=SUM([.C48:.D48])" office:value-type="float" office:value="2471606" calcext:value-type="float">
            <text:p>2,471,606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string" calcext:value-type="string">
            <text:p>Thereafter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80013633" calcext:value-type="float">
            <text:p>80,013,633</text:p>
          </table:table-cell>
          <table:table-cell table:style-name="ce141" table:formula="of:=SUM([.C49:.D49])" office:value-type="float" office:value="80013633" calcext:value-type="float">
            <text:p>80,013,633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string" calcext:value-type="string">
            <text:p>Premium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587540" calcext:value-type="float">
            <text:p>587,540</text:p>
          </table:table-cell>
          <table:table-cell table:style-name="ce141" table:formula="of:=SUM([.C50:.D50])" office:value-type="float" office:value="587540" calcext:value-type="float">
            <text:p>587,540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7" office:value-type="string" calcext:value-type="string">
            <text:p>Total</text:p>
          </table:table-cell>
          <table:table-cell table:style-name="ce143" table:formula="of:=SUM([.C44:.C50])" office:value-type="float" office:value="2500028" calcext:value-type="float">
            <text:p>2,500,028</text:p>
          </table:table-cell>
          <table:table-cell table:style-name="ce143" table:formula="of:=SUM([.D44:.D50])" office:value-type="float" office:value="102357668" calcext:value-type="float">
            <text:p>102,357,668</text:p>
          </table:table-cell>
          <table:table-cell table:style-name="ce143" table:formula="of:=SUM([.E44:.E50])" office:value-type="float" office:value="104857696" calcext:value-type="float">
            <text:p>104,857,696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0" table:number-columns-repeated="3"/>
          <table:table-cell table:style-name="ce154" table:number-columns-repeated="22"/>
          <table:table-cell table:number-columns-repeated="998"/>
        </table:table-row>
        <table:table-row table:style-name="ro1">
          <table:table-cell table:style-name="ce115" office:value-type="float" office:value="2017" calcext:value-type="float">
            <text:p>2017</text:p>
          </table:table-cell>
          <table:table-cell table:style-name="ce128" office:value-type="date" office:date-value="2023-06-30" calcext:value-type="date">
            <text:p>June 30</text:p>
          </table:table-cell>
          <table:table-cell table:style-name="ce144" office:value-type="string" calcext:value-type="string">
            <text:p>RSED Total</text:p>
          </table:table-cell>
          <table:table-cell table:style-name="ce144" office:value-type="string" calcext:value-type="string">
            <text:p>LDC Total</text:p>
          </table:table-cell>
          <table:table-cell table:style-name="ce144" office:value-type="string" calcext:value-type="string">
            <text:p>RSEA Total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18" calcext:value-type="float">
            <text:p>2018</text:p>
          </table:table-cell>
          <table:table-cell table:style-name="ce145" office:value-type="float" office:value="612526" calcext:value-type="float">
            <text:p>612,526</text:p>
          </table:table-cell>
          <table:table-cell table:style-name="ce145" office:value-type="float" office:value="9110000" calcext:value-type="float">
            <text:p>9,110,000</text:p>
          </table:table-cell>
          <table:table-cell table:style-name="ce145" table:formula="of:=SUM([.C54:.D54])" office:value-type="float" office:value="9722526" calcext:value-type="float">
            <text:p>9,722,526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19" calcext:value-type="float">
            <text:p>2019</text:p>
          </table:table-cell>
          <table:table-cell table:style-name="ce145" office:value-type="float" office:value="562502" calcext:value-type="float">
            <text:p>562,502</text:p>
          </table:table-cell>
          <table:table-cell table:style-name="ce145" office:value-type="float" office:value="2225000" calcext:value-type="float">
            <text:p>2,225,000</text:p>
          </table:table-cell>
          <table:table-cell table:style-name="ce145" table:formula="of:=SUM([.C55:.D55])" office:value-type="float" office:value="2787502" calcext:value-type="float">
            <text:p>2,787,502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0" calcext:value-type="float">
            <text:p>2020</text:p>
          </table:table-cell>
          <table:table-cell table:style-name="ce145" office:value-type="float" office:value="887500" calcext:value-type="float">
            <text:p>887,500</text:p>
          </table:table-cell>
          <table:table-cell table:style-name="ce145" office:value-type="float" office:value="3545000" calcext:value-type="float">
            <text:p>3,545,000</text:p>
          </table:table-cell>
          <table:table-cell table:style-name="ce145" table:formula="of:=SUM([.C56:.D56])" office:value-type="float" office:value="4432500" calcext:value-type="float">
            <text:p>4,432,500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1" calcext:value-type="float">
            <text:p>2021</text:p>
          </table:table-cell>
          <table:table-cell table:style-name="ce145" office:value-type="float" office:value="625000" calcext:value-type="float">
            <text:p>625,000</text:p>
          </table:table-cell>
          <table:table-cell table:style-name="ce145" office:value-type="float" office:value="2455000" calcext:value-type="float">
            <text:p>2,455,000</text:p>
          </table:table-cell>
          <table:table-cell table:style-name="ce145" table:formula="of:=SUM([.C57:.D57])" office:value-type="float" office:value="3080000" calcext:value-type="float">
            <text:p>3,080,000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2" calcext:value-type="float">
            <text:p>2022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5405000" calcext:value-type="float">
            <text:p>5,405,000</text:p>
          </table:table-cell>
          <table:table-cell table:style-name="ce145" table:formula="of:=SUM([.C58:.D58])" office:value-type="float" office:value="5405000" calcext:value-type="float">
            <text:p>5,405,000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string" calcext:value-type="string">
            <text:p>Thereafter</text:p>
          </table:table-cell>
          <table:table-cell table:style-name="ce145" office:value-type="float" office:value="1000000" calcext:value-type="float">
            <text:p>1,000,000</text:p>
          </table:table-cell>
          <table:table-cell table:style-name="ce145" office:value-type="float" office:value="115085000" calcext:value-type="float">
            <text:p>115,085,000</text:p>
          </table:table-cell>
          <table:table-cell table:style-name="ce145" table:formula="of:=SUM([.C59:.D59])" office:value-type="float" office:value="116085000" calcext:value-type="float">
            <text:p>116,085,000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7"/>
          <table:table-cell table:style-name="ce130" office:value-type="string" calcext:value-type="string">
            <text:p>Subtotal</text:p>
          </table:table-cell>
          <table:table-cell table:style-name="ce146" table:formula="of:=SUM([.C54:.C59])" office:value-type="float" office:value="3687528" calcext:value-type="float">
            <text:p>3,687,528</text:p>
          </table:table-cell>
          <table:table-cell table:style-name="ce146" table:formula="of:=SUM([.D54:.D59])" office:value-type="float" office:value="137825000" calcext:value-type="float">
            <text:p>137,825,000</text:p>
          </table:table-cell>
          <table:table-cell table:style-name="ce146" table:formula="of:=SUM([.E54:.E59])" office:value-type="float" office:value="141512528" calcext:value-type="float">
            <text:p>141,512,528</text:p>
          </table:table-cell>
          <table:table-cell table:style-name="ce117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1" office:value-type="string" calcext:value-type="string">
            <text:p>Costs</text:p>
          </table:table-cell>
          <table:table-cell table:style-name="ce147" office:value-type="string" calcext:value-type="string">
            <text:p>-</text:p>
          </table:table-cell>
          <table:table-cell table:style-name="ce153" office:value-type="float" office:value="-4859966" calcext:value-type="float">
            <text:p>-4,859,966</text:p>
          </table:table-cell>
          <table:table-cell table:style-name="ce153" table:formula="of:=SUM([.C61:.D61])" office:value-type="float" office:value="-4859966" calcext:value-type="float">
            <text:p>-4,859,966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2" office:value-type="string" calcext:value-type="string">
            <text:p>Total</text:p>
          </table:table-cell>
          <table:table-cell table:style-name="ce148" table:formula="of:=SUM([.C60:.C61])" office:value-type="float" office:value="3687528" calcext:value-type="float">
            <text:p>3,687,528</text:p>
          </table:table-cell>
          <table:table-cell table:style-name="ce148" table:formula="of:=SUM([.D60:.D61])" office:value-type="float" office:value="132965034" calcext:value-type="float">
            <text:p>132,965,034</text:p>
          </table:table-cell>
          <table:table-cell table:style-name="ce148" table:formula="of:=(SUM([.E60:.E61]))" office:value-type="float" office:value="136652562" calcext:value-type="float">
            <text:p>136,652,562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8"/>
          <table:table-cell table:style-name="ce120" table:number-columns-repeated="3"/>
          <table:table-cell table:style-name="ce154" table:number-columns-repeated="22"/>
          <table:table-cell table:number-columns-repeated="998"/>
        </table:table-row>
        <table:table-row table:style-name="ro1">
          <table:table-cell table:style-name="ce115" office:value-type="float" office:value="2018" calcext:value-type="float">
            <text:p>2018</text:p>
          </table:table-cell>
          <table:table-cell table:style-name="ce124" office:value-type="date" office:date-value="2023-06-30" calcext:value-type="date">
            <text:p>June 30</text:p>
          </table:table-cell>
          <table:table-cell table:style-name="ce140" office:value-type="string" calcext:value-type="string">
            <text:p>RSED Total</text:p>
          </table:table-cell>
          <table:table-cell table:style-name="ce140" office:value-type="string" calcext:value-type="string">
            <text:p>LDC Total</text:p>
          </table:table-cell>
          <table:table-cell table:style-name="ce140" office:value-type="string" calcext:value-type="string">
            <text:p>RSEA Total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float" office:value="2019" calcext:value-type="float">
            <text:p>2019</text:p>
          </table:table-cell>
          <table:table-cell table:style-name="ce141" office:value-type="float" office:value="491668" calcext:value-type="float">
            <text:p>491,668</text:p>
          </table:table-cell>
          <table:table-cell table:style-name="ce141" office:value-type="float" office:value="2225000" calcext:value-type="float">
            <text:p>2,225,000</text:p>
          </table:table-cell>
          <table:table-cell table:style-name="ce141" table:formula="of:=SUM([.C65:.D65])" office:value-type="float" office:value="2716668" calcext:value-type="float">
            <text:p>2,716,668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float" office:value="2020" calcext:value-type="float">
            <text:p>2020</text:p>
          </table:table-cell>
          <table:table-cell table:style-name="ce141" office:value-type="float" office:value="987512" calcext:value-type="float">
            <text:p>987,512</text:p>
          </table:table-cell>
          <table:table-cell table:style-name="ce141" office:value-type="float" office:value="3545000" calcext:value-type="float">
            <text:p>3,545,000</text:p>
          </table:table-cell>
          <table:table-cell table:style-name="ce141" table:formula="of:=SUM([.C66:.D66])" office:value-type="float" office:value="4532512" calcext:value-type="float">
            <text:p>4,532,512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float" office:value="2021" calcext:value-type="float">
            <text:p>2021</text:p>
          </table:table-cell>
          <table:table-cell table:style-name="ce141" office:value-type="float" office:value="712500" calcext:value-type="float">
            <text:p>712,500</text:p>
          </table:table-cell>
          <table:table-cell table:style-name="ce141" office:value-type="float" office:value="2455000" calcext:value-type="float">
            <text:p>2,455,000</text:p>
          </table:table-cell>
          <table:table-cell table:style-name="ce141" table:formula="of:=SUM([.C67:.D67])" office:value-type="float" office:value="3167500" calcext:value-type="float">
            <text:p>3,167,500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float" office:value="2022" calcext:value-type="float">
            <text:p>2022</text:p>
          </table:table-cell>
          <table:table-cell table:style-name="ce141" office:value-type="float" office:value="62500" calcext:value-type="float">
            <text:p>62,500</text:p>
          </table:table-cell>
          <table:table-cell table:style-name="ce141" office:value-type="float" office:value="2650000" calcext:value-type="float">
            <text:p>2,650,000</text:p>
          </table:table-cell>
          <table:table-cell table:style-name="ce141" table:formula="of:=SUM([.C68:.D68])" office:value-type="float" office:value="2712500" calcext:value-type="float">
            <text:p>2,712,500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float" office:value="2023" calcext:value-type="float">
            <text:p>2023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2995000" calcext:value-type="float">
            <text:p>2,995,000</text:p>
          </table:table-cell>
          <table:table-cell table:style-name="ce141" table:formula="of:=SUM([.C69:.D69])-[.F73]" office:value-type="float" office:value="2995000" calcext:value-type="float">
            <text:p>2,995,000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string" calcext:value-type="string">
            <text:p>Thereafter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17756675" calcext:value-type="float">
            <text:p>117,756,675</text:p>
          </table:table-cell>
          <table:table-cell table:style-name="ce141" table:formula="of:=SUM([.C70:.D70])" office:value-type="float" office:value="117756675" calcext:value-type="float">
            <text:p>117,756,675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6" office:value-type="string" calcext:value-type="string">
            <text:p>Subtotal</text:p>
          </table:table-cell>
          <table:table-cell table:style-name="ce142" table:formula="of:=SUM([.C65:.C70])" office:value-type="float" office:value="2254180" calcext:value-type="float">
            <text:p>2,254,180</text:p>
          </table:table-cell>
          <table:table-cell table:style-name="ce142" table:formula="of:=SUM([.D65:.D70])" office:value-type="float" office:value="131626675" calcext:value-type="float">
            <text:p>131,626,675</text:p>
          </table:table-cell>
          <table:table-cell table:style-name="ce142" table:formula="of:=SUM([.E65:.E70])" office:value-type="float" office:value="133880855" calcext:value-type="float">
            <text:p>133,880,855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3" office:value-type="string" calcext:value-type="string">
            <text:p>Costs</text:p>
          </table:table-cell>
          <table:table-cell table:style-name="ce149" office:value-type="string" calcext:value-type="string">
            <text:p>q</text:p>
          </table:table-cell>
          <table:table-cell table:style-name="ce149" office:value-type="float" office:value="-4488958" calcext:value-type="float">
            <text:p>-4,488,958</text:p>
          </table:table-cell>
          <table:table-cell table:style-name="ce149" table:formula="of:=SUM([.C72:.D72])" office:value-type="float" office:value="-4488958" calcext:value-type="float">
            <text:p>-4,488,958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7" office:value-type="string" calcext:value-type="string">
            <text:p>Total</text:p>
          </table:table-cell>
          <table:table-cell table:style-name="ce143" table:formula="of:=SUM([.C71:.C72])" office:value-type="float" office:value="2254180" calcext:value-type="float">
            <text:p>2,254,180</text:p>
          </table:table-cell>
          <table:table-cell table:style-name="ce143" table:formula="of:=SUM([.D71:.D72])" office:value-type="float" office:value="127137717" calcext:value-type="float">
            <text:p>127,137,717</text:p>
          </table:table-cell>
          <table:table-cell table:style-name="ce143" table:formula="of:=SUM([.E71:.E72])" office:value-type="float" office:value="129391897" calcext:value-type="float">
            <text:p>129,391,897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0" table:number-columns-repeated="3"/>
          <table:table-cell table:style-name="ce154" table:number-columns-repeated="22"/>
          <table:table-cell table:number-columns-repeated="998"/>
        </table:table-row>
        <table:table-row table:style-name="ro1">
          <table:table-cell table:style-name="ce115" office:value-type="float" office:value="2019" calcext:value-type="float">
            <text:p>2019</text:p>
          </table:table-cell>
          <table:table-cell table:style-name="ce124" office:value-type="date" office:date-value="2023-06-30" calcext:value-type="date">
            <text:p>June 30</text:p>
          </table:table-cell>
          <table:table-cell table:style-name="ce140" office:value-type="string" calcext:value-type="string">
            <text:p>RSED Total</text:p>
          </table:table-cell>
          <table:table-cell table:style-name="ce140" office:value-type="string" calcext:value-type="string">
            <text:p>LDC Total</text:p>
          </table:table-cell>
          <table:table-cell table:style-name="ce140" office:value-type="string" calcext:value-type="string">
            <text:p>RSEA Total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float" office:value="2020" calcext:value-type="float">
            <text:p>2020</text:p>
          </table:table-cell>
          <table:table-cell table:style-name="ce141" office:value-type="float" office:value="775000" calcext:value-type="float">
            <text:p>775,000</text:p>
          </table:table-cell>
          <table:table-cell table:style-name="ce141" office:value-type="float" office:value="2915122" calcext:value-type="float">
            <text:p>2,915,122</text:p>
          </table:table-cell>
          <table:table-cell table:style-name="ce141" table:formula="of:=SUM([.C76:.D76])" office:value-type="float" office:value="3690122" calcext:value-type="float">
            <text:p>3,690,122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float" office:value="2021" calcext:value-type="float">
            <text:p>2021</text:p>
          </table:table-cell>
          <table:table-cell table:style-name="ce141" office:value-type="float" office:value="887500" calcext:value-type="float">
            <text:p>887,500</text:p>
          </table:table-cell>
          <table:table-cell table:style-name="ce141" office:value-type="float" office:value="3304934" calcext:value-type="float">
            <text:p>3,304,934</text:p>
          </table:table-cell>
          <table:table-cell table:style-name="ce141" table:formula="of:=SUM([.C77:.D77])" office:value-type="float" office:value="4192434" calcext:value-type="float">
            <text:p>4,192,434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float" office:value="2022" calcext:value-type="float">
            <text:p>2022</text:p>
          </table:table-cell>
          <table:table-cell table:style-name="ce141" office:value-type="float" office:value="562500" calcext:value-type="float">
            <text:p>562,500</text:p>
          </table:table-cell>
          <table:table-cell table:style-name="ce141" office:value-type="float" office:value="3083571" calcext:value-type="float">
            <text:p>3,083,571</text:p>
          </table:table-cell>
          <table:table-cell table:style-name="ce141" table:formula="of:=SUM([.C78:.D78])" office:value-type="float" office:value="3646071" calcext:value-type="float">
            <text:p>3,646,071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float" office:value="2023" calcext:value-type="float">
            <text:p>2023</text:p>
          </table:table-cell>
          <table:table-cell table:style-name="ce141" office:value-type="float" office:value="112500" calcext:value-type="float">
            <text:p>112,500</text:p>
          </table:table-cell>
          <table:table-cell table:style-name="ce141" office:value-type="float" office:value="3449143" calcext:value-type="float">
            <text:p>3,449,143</text:p>
          </table:table-cell>
          <table:table-cell table:style-name="ce141" table:formula="of:=SUM([.C79:.D79])" office:value-type="float" office:value="3561643" calcext:value-type="float">
            <text:p>3,561,643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float" office:value="2024" calcext:value-type="float">
            <text:p>2024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3609956" calcext:value-type="float">
            <text:p>3,609,956</text:p>
          </table:table-cell>
          <table:table-cell table:style-name="ce141" table:formula="of:=SUM([.C80:.D80])" office:value-type="float" office:value="3609956" calcext:value-type="float">
            <text:p>3,609,956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5" office:value-type="string" calcext:value-type="string">
            <text:p>Thereafter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49650238" calcext:value-type="float">
            <text:p>149,650,238</text:p>
          </table:table-cell>
          <table:table-cell table:style-name="ce141" table:formula="of:=SUM([.C81:.D81])" office:value-type="float" office:value="149650238" calcext:value-type="float">
            <text:p>149,650,238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6" office:value-type="string" calcext:value-type="string">
            <text:p>Subtotal</text:p>
          </table:table-cell>
          <table:table-cell table:style-name="ce142" table:formula="of:=SUM([.C76:.C81])" office:value-type="float" office:value="2337500" calcext:value-type="float">
            <text:p>2,337,500</text:p>
          </table:table-cell>
          <table:table-cell table:style-name="ce142" table:formula="of:=SUM([.D76:.D81])" office:value-type="float" office:value="166012964" calcext:value-type="float">
            <text:p>166,012,964</text:p>
          </table:table-cell>
          <table:table-cell table:style-name="ce142" table:formula="of:=SUM([.E76:.E81])" office:value-type="float" office:value="168350464" calcext:value-type="float">
            <text:p>168,350,464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3" office:value-type="string" calcext:value-type="string">
            <text:p>Costs</text:p>
          </table:table-cell>
          <table:table-cell table:style-name="ce149" office:value-type="string" calcext:value-type="string">
            <text:p>-</text:p>
          </table:table-cell>
          <table:table-cell table:style-name="ce149" office:value-type="float" office:value="-4751620" calcext:value-type="float">
            <text:p>-4,751,620</text:p>
          </table:table-cell>
          <table:table-cell table:style-name="ce149" table:formula="of:=SUM([.C83:.D83])" office:value-type="float" office:value="-4751620" calcext:value-type="float">
            <text:p>-4,751,620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4" office:value-type="string" calcext:value-type="string">
            <text:p>Total</text:p>
          </table:table-cell>
          <table:table-cell table:style-name="ce150" table:formula="of:=SUM([.C82:.C83])" office:value-type="float" office:value="2337500" calcext:value-type="float">
            <text:p>2,337,500</text:p>
          </table:table-cell>
          <table:table-cell table:style-name="ce150" table:formula="of:=SUM([.D82:.D83])" office:value-type="float" office:value="161261344" calcext:value-type="float">
            <text:p>161,261,344</text:p>
          </table:table-cell>
          <table:table-cell table:style-name="ce155" table:formula="of:=SUM([.E82:.E83])" office:value-type="float" office:value="163598844" calcext:value-type="float">
            <text:p>163,598,844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5"/>
          <table:table-cell table:style-name="ce151" table:number-columns-repeated="3"/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 office:value-type="float" office:value="2020" calcext:value-type="float">
            <text:p>2020</text:p>
          </table:table-cell>
          <table:table-cell table:style-name="ce128" office:value-type="date" office:date-value="2023-06-30" calcext:value-type="date">
            <text:p>June 30</text:p>
          </table:table-cell>
          <table:table-cell table:style-name="ce144" office:value-type="string" calcext:value-type="string">
            <text:p>RSED Total</text:p>
          </table:table-cell>
          <table:table-cell table:style-name="ce144" office:value-type="string" calcext:value-type="string">
            <text:p>LDC Total</text:p>
          </table:table-cell>
          <table:table-cell table:style-name="ce144" office:value-type="string" calcext:value-type="string">
            <text:p>RSEA Total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1" calcext:value-type="float">
            <text:p>2021</text:p>
          </table:table-cell>
          <table:table-cell table:style-name="ce145" office:value-type="float" office:value="1498180" calcext:value-type="float">
            <text:p>1,498,180</text:p>
          </table:table-cell>
          <table:table-cell table:style-name="ce145" office:value-type="float" office:value="2508117" calcext:value-type="float">
            <text:p>2,508,117</text:p>
          </table:table-cell>
          <table:table-cell table:style-name="ce145" table:formula="of:=SUM([.C87:.D87])" office:value-type="float" office:value="4006297" calcext:value-type="float">
            <text:p>4,006,297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2" calcext:value-type="float">
            <text:p>2022</text:p>
          </table:table-cell>
          <table:table-cell table:style-name="ce145" office:value-type="float" office:value="2586793" calcext:value-type="float">
            <text:p>2,586,793</text:p>
          </table:table-cell>
          <table:table-cell table:style-name="ce145" office:value-type="float" office:value="5408669" calcext:value-type="float">
            <text:p>5,408,669</text:p>
          </table:table-cell>
          <table:table-cell table:style-name="ce145" table:formula="of:=SUM([.C88:.D88])" office:value-type="float" office:value="7995462" calcext:value-type="float">
            <text:p>7,995,462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3" calcext:value-type="float">
            <text:p>2023</text:p>
          </table:table-cell>
          <table:table-cell table:style-name="ce145" office:value-type="float" office:value="1551030" calcext:value-type="float">
            <text:p>1,551,030</text:p>
          </table:table-cell>
          <table:table-cell table:style-name="ce145" office:value-type="float" office:value="3034462" calcext:value-type="float">
            <text:p>3,034,462</text:p>
          </table:table-cell>
          <table:table-cell table:style-name="ce145" table:formula="of:=SUM([.C89:.D89])" office:value-type="float" office:value="4585492" calcext:value-type="float">
            <text:p>4,585,492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4" calcext:value-type="float">
            <text:p>2024</text:p>
          </table:table-cell>
          <table:table-cell table:style-name="ce145" office:value-type="float" office:value="1086919" calcext:value-type="float">
            <text:p>1,086,919</text:p>
          </table:table-cell>
          <table:table-cell table:style-name="ce145" office:value-type="float" office:value="3180506" calcext:value-type="float">
            <text:p>3,180,506</text:p>
          </table:table-cell>
          <table:table-cell table:style-name="ce145" table:formula="of:=SUM([.C90:.D90])" office:value-type="float" office:value="4267425" calcext:value-type="float">
            <text:p>4,267,425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5" calcext:value-type="float">
            <text:p>2025</text:p>
          </table:table-cell>
          <table:table-cell table:style-name="ce145" office:value-type="float" office:value="927211" calcext:value-type="float">
            <text:p>927,211</text:p>
          </table:table-cell>
          <table:table-cell table:style-name="ce145" office:value-type="float" office:value="3471812" calcext:value-type="float">
            <text:p>3,471,812</text:p>
          </table:table-cell>
          <table:table-cell table:style-name="ce145" table:formula="of:=SUM([.C91:.D91])" office:value-type="float" office:value="4399023" calcext:value-type="float">
            <text:p>4,399,023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string" calcext:value-type="string">
            <text:p>Thereafter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147927462" calcext:value-type="float">
            <text:p>147,927,462</text:p>
          </table:table-cell>
          <table:table-cell table:style-name="ce145" table:formula="of:=SUM([.C92:.D92])" office:value-type="float" office:value="147927462" calcext:value-type="float">
            <text:p>147,927,462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6" office:value-type="string" calcext:value-type="string">
            <text:p>Subtotal</text:p>
          </table:table-cell>
          <table:table-cell table:style-name="ce152" table:formula="of:=SUM([.C87:.C92])" office:value-type="float" office:value="7650133" calcext:value-type="float">
            <text:p>7,650,133</text:p>
          </table:table-cell>
          <table:table-cell table:style-name="ce152" table:formula="of:=SUM([.D87:.D92])" office:value-type="float" office:value="165531028" calcext:value-type="float">
            <text:p>165,531,028</text:p>
          </table:table-cell>
          <table:table-cell table:style-name="ce152" table:formula="of:=SUM([.E87:.E92])" office:value-type="float" office:value="173181161" calcext:value-type="float">
            <text:p>173,181,161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1" office:value-type="string" calcext:value-type="string">
            <text:p>Costs</text:p>
          </table:table-cell>
          <table:table-cell table:style-name="ce153" office:value-type="string" calcext:value-type="string">
            <text:p>-</text:p>
          </table:table-cell>
          <table:table-cell table:style-name="ce153" office:value-type="float" office:value="-4480037" calcext:value-type="float">
            <text:p>-4,480,037</text:p>
          </table:table-cell>
          <table:table-cell table:style-name="ce153" table:formula="of:=SUM([.C94:.D94])" office:value-type="float" office:value="-4480037" calcext:value-type="float">
            <text:p>-4,480,037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1" office:value-type="string" calcext:value-type="string">
            <text:p>Total</text:p>
          </table:table-cell>
          <table:table-cell table:style-name="ce153" table:formula="of:=SUM([.C93:.C94])" office:value-type="float" office:value="7650133" calcext:value-type="float">
            <text:p>7,650,133</text:p>
          </table:table-cell>
          <table:table-cell table:style-name="ce153" table:formula="of:=SUM([.D93:.D94])" office:value-type="float" office:value="161050991" calcext:value-type="float">
            <text:p>161,050,991</text:p>
          </table:table-cell>
          <table:table-cell table:style-name="ce156" table:formula="of:=SUM([.E93:.E94])" office:value-type="float" office:value="168701124" calcext:value-type="float">
            <text:p>168,701,124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5"/>
          <table:table-cell table:style-name="ce151" table:number-columns-repeated="3"/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 office:value-type="float" office:value="2021" calcext:value-type="float">
            <text:p>2021</text:p>
          </table:table-cell>
          <table:table-cell table:style-name="ce128" office:value-type="date" office:date-value="2023-06-30" calcext:value-type="date">
            <text:p>June 30</text:p>
          </table:table-cell>
          <table:table-cell table:style-name="ce144" office:value-type="string" calcext:value-type="string">
            <text:p>RSED Total</text:p>
          </table:table-cell>
          <table:table-cell table:style-name="ce144" office:value-type="string" calcext:value-type="string">
            <text:p>LDC Total</text:p>
          </table:table-cell>
          <table:table-cell table:style-name="ce144" office:value-type="string" calcext:value-type="string">
            <text:p>RSEA Total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2" calcext:value-type="float">
            <text:p>2022</text:p>
          </table:table-cell>
          <table:table-cell table:style-name="ce145" office:value-type="float" office:value="2890204" calcext:value-type="float">
            <text:p>2,890,204</text:p>
          </table:table-cell>
          <table:table-cell table:style-name="ce145" office:value-type="float" office:value="5408669" calcext:value-type="float">
            <text:p>5,408,669</text:p>
          </table:table-cell>
          <table:table-cell table:style-name="ce145" table:formula="of:=SUM([.C98:.D98])" office:value-type="float" office:value="8298873" calcext:value-type="float">
            <text:p>8,298,873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3" calcext:value-type="float">
            <text:p>2023</text:p>
          </table:table-cell>
          <table:table-cell table:style-name="ce145" office:value-type="float" office:value="1548026" calcext:value-type="float">
            <text:p>1,548,026</text:p>
          </table:table-cell>
          <table:table-cell table:style-name="ce145" office:value-type="float" office:value="4028136" calcext:value-type="float">
            <text:p>4,028,136</text:p>
          </table:table-cell>
          <table:table-cell table:style-name="ce145" table:formula="of:=SUM([.C99:.D99])" office:value-type="float" office:value="5576162" calcext:value-type="float">
            <text:p>5,576,162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4" calcext:value-type="float">
            <text:p>2024</text:p>
          </table:table-cell>
          <table:table-cell table:style-name="ce145" office:value-type="float" office:value="1083731" calcext:value-type="float">
            <text:p>1,083,731</text:p>
          </table:table-cell>
          <table:table-cell table:style-name="ce145" office:value-type="float" office:value="3445507" calcext:value-type="float">
            <text:p>3,445,507</text:p>
          </table:table-cell>
          <table:table-cell table:style-name="ce145" table:formula="of:=SUM([.C100:.D100])" office:value-type="float" office:value="4529238" calcext:value-type="float">
            <text:p>4,529,238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5" calcext:value-type="float">
            <text:p>2025</text:p>
          </table:table-cell>
          <table:table-cell table:style-name="ce145" office:value-type="float" office:value="884892" calcext:value-type="float">
            <text:p>884,892</text:p>
          </table:table-cell>
          <table:table-cell table:style-name="ce145" office:value-type="float" office:value="3746812" calcext:value-type="float">
            <text:p>3,746,812</text:p>
          </table:table-cell>
          <table:table-cell table:style-name="ce145" table:formula="of:=SUM([.C101:.D101])" office:value-type="float" office:value="4631704" calcext:value-type="float">
            <text:p>4,631,704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6" calcext:value-type="float">
            <text:p>2026</text:p>
          </table:table-cell>
          <table:table-cell table:style-name="ce145" office:value-type="float" office:value="160989" calcext:value-type="float">
            <text:p>160,989</text:p>
          </table:table-cell>
          <table:table-cell table:style-name="ce145" office:value-type="float" office:value="4123391" calcext:value-type="float">
            <text:p>4,123,391</text:p>
          </table:table-cell>
          <table:table-cell table:style-name="ce145" table:formula="of:=SUM([.C102:.D102])" office:value-type="float" office:value="4284380" calcext:value-type="float">
            <text:p>4,284,380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string" calcext:value-type="string">
            <text:p>Thereafter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171184066" calcext:value-type="float">
            <text:p>171,184,066</text:p>
          </table:table-cell>
          <table:table-cell table:style-name="ce145" table:formula="of:=SUM([.C103:.D103])" office:value-type="float" office:value="171184066" calcext:value-type="float">
            <text:p>171,184,066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6" office:value-type="string" calcext:value-type="string">
            <text:p>Subtotal</text:p>
          </table:table-cell>
          <table:table-cell table:style-name="ce152" table:formula="of:=SUM([.C98:.C103])" office:value-type="float" office:value="6567842" calcext:value-type="float">
            <text:p>6,567,842</text:p>
          </table:table-cell>
          <table:table-cell table:style-name="ce152" table:formula="of:=SUM([.D98:.D103])" office:value-type="float" office:value="191936581" calcext:value-type="float">
            <text:p>191,936,581</text:p>
          </table:table-cell>
          <table:table-cell table:style-name="ce152" table:formula="of:=SUM([.E98:.E103])" office:value-type="float" office:value="198504423" calcext:value-type="float">
            <text:p>198,504,423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1" office:value-type="string" calcext:value-type="string">
            <text:p>Costs</text:p>
          </table:table-cell>
          <table:table-cell table:style-name="ce153" office:value-type="string" calcext:value-type="string">
            <text:p>-</text:p>
          </table:table-cell>
          <table:table-cell table:style-name="ce153" office:value-type="float" office:value="-2088378" calcext:value-type="float">
            <text:p>-2,088,378</text:p>
          </table:table-cell>
          <table:table-cell table:style-name="ce153" table:formula="of:=SUM([.C105:.D105])" office:value-type="float" office:value="-2088378" calcext:value-type="float">
            <text:p>-2,088,378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1" office:value-type="string" calcext:value-type="string">
            <text:p>Total</text:p>
          </table:table-cell>
          <table:table-cell table:style-name="ce153" table:formula="of:=SUM([.C104:.C105])" office:value-type="float" office:value="6567842" calcext:value-type="float">
            <text:p>6,567,842</text:p>
          </table:table-cell>
          <table:table-cell table:style-name="ce153" table:formula="of:=SUM([.D104:.D105])" office:value-type="float" office:value="189848203" calcext:value-type="float">
            <text:p>189,848,203</text:p>
          </table:table-cell>
          <table:table-cell table:style-name="ce156" table:formula="of:=SUM([.E104:.E105])" office:value-type="float" office:value="196416045" calcext:value-type="float">
            <text:p>196,416,045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5"/>
          <table:table-cell table:style-name="ce151" table:number-columns-repeated="3"/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 office:value-type="float" office:value="2022" calcext:value-type="float">
            <text:p>2022</text:p>
          </table:table-cell>
          <table:table-cell table:style-name="ce128" office:value-type="date" office:date-value="2023-06-30" calcext:value-type="date">
            <text:p>June 30</text:p>
          </table:table-cell>
          <table:table-cell table:style-name="ce144" office:value-type="string" calcext:value-type="string">
            <text:p>RSED Total</text:p>
          </table:table-cell>
          <table:table-cell table:style-name="ce144" office:value-type="string" calcext:value-type="string">
            <text:p>LDC Total</text:p>
          </table:table-cell>
          <table:table-cell table:style-name="ce144" office:value-type="string" calcext:value-type="string">
            <text:p>RSEA Total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3" calcext:value-type="float">
            <text:p>2023</text:p>
          </table:table-cell>
          <table:table-cell table:style-name="ce145" office:value-type="float" office:value="367408" calcext:value-type="float">
            <text:p>367,408</text:p>
          </table:table-cell>
          <table:table-cell table:style-name="ce145" office:value-type="float" office:value="4179462" calcext:value-type="float">
            <text:p>4,179,462</text:p>
          </table:table-cell>
          <table:table-cell table:style-name="ce145" table:formula="of:=SUM([.C109:.D109])" office:value-type="float" office:value="4546870" calcext:value-type="float">
            <text:p>4,546,870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4" calcext:value-type="float">
            <text:p>2024</text:p>
          </table:table-cell>
          <table:table-cell table:style-name="ce145" office:value-type="float" office:value="675198" calcext:value-type="float">
            <text:p>675,198</text:p>
          </table:table-cell>
          <table:table-cell table:style-name="ce145" office:value-type="float" office:value="7055507" calcext:value-type="float">
            <text:p>7,055,507</text:p>
          </table:table-cell>
          <table:table-cell table:style-name="ce145" table:formula="of:=SUM([.C110:.D110])" office:value-type="float" office:value="7730705" calcext:value-type="float">
            <text:p>7,730,705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5" calcext:value-type="float">
            <text:p>2025</text:p>
          </table:table-cell>
          <table:table-cell table:style-name="ce145" office:value-type="float" office:value="393029" calcext:value-type="float">
            <text:p>393,029</text:p>
          </table:table-cell>
          <table:table-cell table:style-name="ce145" office:value-type="float" office:value="4656812" calcext:value-type="float">
            <text:p>4,656,812</text:p>
          </table:table-cell>
          <table:table-cell table:style-name="ce145" table:formula="of:=SUM([.C111:.D111])" office:value-type="float" office:value="5049841" calcext:value-type="float">
            <text:p>5,049,841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6" calcext:value-type="float">
            <text:p>2026</text:p>
          </table:table-cell>
          <table:table-cell table:style-name="ce145" office:value-type="float" office:value="14661" calcext:value-type="float">
            <text:p>14,661</text:p>
          </table:table-cell>
          <table:table-cell table:style-name="ce145" office:value-type="float" office:value="5033392" calcext:value-type="float">
            <text:p>5,033,392</text:p>
          </table:table-cell>
          <table:table-cell table:style-name="ce145" table:formula="of:=SUM([.C112:.D112])" office:value-type="float" office:value="5048053" calcext:value-type="float">
            <text:p>5,048,053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float" office:value="2027" calcext:value-type="float">
            <text:p>2027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5235256" calcext:value-type="float">
            <text:p>5,235,256</text:p>
          </table:table-cell>
          <table:table-cell table:style-name="ce145" table:formula="of:=SUM([.C113:.D113])" office:value-type="float" office:value="5235256" calcext:value-type="float">
            <text:p>5,235,256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29" office:value-type="string" calcext:value-type="string">
            <text:p>Thereafter</text:p>
          </table:table-cell>
          <table:table-cell table:style-name="ce145" office:value-type="string" calcext:value-type="string">
            <text:p>-</text:p>
          </table:table-cell>
          <table:table-cell table:style-name="ce145" office:value-type="float" office:value="158463810" calcext:value-type="float">
            <text:p>158,463,810</text:p>
          </table:table-cell>
          <table:table-cell table:style-name="ce145" table:formula="of:=SUM([.C114:.D114])" office:value-type="float" office:value="158463810" calcext:value-type="float">
            <text:p>158,463,810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6" office:value-type="string" calcext:value-type="string">
            <text:p>Subtotal</text:p>
          </table:table-cell>
          <table:table-cell table:style-name="ce152" table:formula="of:=SUM([.C109:.C114])" office:value-type="float" office:value="1450296" calcext:value-type="float">
            <text:p>1,450,296</text:p>
          </table:table-cell>
          <table:table-cell table:style-name="ce152" table:formula="of:=SUM([.D109:.D114])" office:value-type="float" office:value="184624239" calcext:value-type="float">
            <text:p>184,624,239</text:p>
          </table:table-cell>
          <table:table-cell table:style-name="ce152" table:formula="of:=SUM([.E109:.E114])" office:value-type="float" office:value="186074535" calcext:value-type="float">
            <text:p>186,074,535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1" office:value-type="string" calcext:value-type="string">
            <text:p>Costs</text:p>
          </table:table-cell>
          <table:table-cell table:style-name="ce153" office:value-type="string" calcext:value-type="string">
            <text:p>-</text:p>
          </table:table-cell>
          <table:table-cell table:style-name="ce153" office:value-type="float" office:value="476031" calcext:value-type="float">
            <text:p>476,031</text:p>
          </table:table-cell>
          <table:table-cell table:style-name="ce153" table:formula="of:=SUM([.C116:.D116])" office:value-type="float" office:value="476031" calcext:value-type="float">
            <text:p>476,031</text:p>
          </table:table-cell>
          <table:table-cell table:style-name="ce154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31" office:value-type="string" calcext:value-type="string">
            <text:p>Total</text:p>
          </table:table-cell>
          <table:table-cell table:style-name="ce153" table:formula="of:=SUM([.C115:.C116])" office:value-type="float" office:value="1450296" calcext:value-type="float">
            <text:p>1,450,296</text:p>
          </table:table-cell>
          <table:table-cell table:style-name="ce153" table:formula="of:=SUM([.D115:.D116])" office:value-type="float" office:value="185100270" calcext:value-type="float">
            <text:p>185,100,270</text:p>
          </table:table-cell>
          <table:table-cell table:style-name="ce156" table:formula="of:=SUM([.E115:.E116])" office:value-type="float" office:value="186550566" calcext:value-type="float">
            <text:p>186,550,566</text:p>
          </table:table-cell>
          <table:table-cell table:style-name="ce154" table:number-columns-repeated="21"/>
          <table:table-cell table:number-columns-repeated="998"/>
        </table:table-row>
        <table:table-row table:style-name="ro1" table:number-rows-repeated="929">
          <table:table-cell table:style-name="ce115"/>
          <table:table-cell table:style-name="ce123" table:number-columns-repeated="3"/>
          <table:table-cell table:style-name="ce154" table:number-columns-repeated="22"/>
          <table:table-cell table:number-columns-repeated="998"/>
        </table:table-row>
        <table:table-row table:style-name="ro8" table:number-rows-repeated="104752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eleted data" table:style-name="ta3">
        <table:table-column table:style-name="co11" table:number-columns-repeated="1024" table:default-cell-style-name="Default"/>
        <table:table-row table:style-name="ro2">
          <table:table-cell table:style-name="ce4" office:value-type="string" calcext:value-type="string">
            <text:p>Loans</text:p>
          </table:table-cell>
          <table:table-cell table:style-name="ce28" office:value-type="string" calcext:value-type="string">
            <text:p>Date</text:p>
          </table:table-cell>
          <table:table-cell table:style-name="ce35" office:value-type="string" calcext:value-type="string">
            <text:p>Name</text:p>
          </table:table-cell>
          <table:table-cell table:style-name="ce35" office:value-type="string" calcext:value-type="string">
            <text:p>Principal Amount &amp; Significant Terms</text:p>
          </table:table-cell>
          <table:table-cell table:style-name="ce35" table:number-columns-repeated="3"/>
          <table:table-cell table:style-name="ce35" office:value-type="string" calcext:value-type="string">
            <text:p>Abbreviation</text:p>
          </table:table-cell>
          <table:table-cell table:style-name="ce35" office:value-type="string" calcext:value-type="string">
            <text:p>Defined</text:p>
          </table:table-cell>
          <table:table-cell table:style-name="ce35" office:value-type="string" calcext:value-type="string">
            <text:p>Lender &amp; Interest</text:p>
          </table:table-cell>
          <table:table-cell table:style-name="ce35" table:number-columns-repeated="18"/>
          <table:table-cell table:number-columns-repeated="996"/>
        </table:table-row>
        <table:table-row table:style-name="ro1">
          <table:table-cell table:style-name="ce157"/>
          <table:table-cell table:style-name="ce158" office:value-type="date" office:date-value="2009-02-01" calcext:value-type="date">
            <text:p>Feb 2009</text:p>
          </table:table-cell>
          <table:table-cell table:style-name="ce8" office:value-type="string" calcext:value-type="string">
            <text:p>Rocketship National</text:p>
          </table:table-cell>
          <table:table-cell table:style-name="ce159" office:value-type="string" calcext:value-type="string">
            <text:p>$2,300,000 ($2M to be forgiven if specified goals met)</text:p>
          </table:table-cell>
          <table:table-cell table:style-name="ce159" table:number-columns-repeated="3"/>
          <table:table-cell table:style-name="ce161" office:value-type="string" calcext:value-type="string">
            <text:p>RSN</text:p>
          </table:table-cell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office:value-type="string" calcext:value-type="string">
            <text:p>Charter School Growth Fund @ 4.0%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57"/>
          <table:table-cell table:style-name="ce7"/>
          <table:table-cell table:style-name="ce8"/>
          <table:table-cell table:style-name="ce160" office:value-type="string" calcext:value-type="string" table:number-columns-spanned="4" table:number-rows-spanned="1">
            <text:p>$3,400,000 ($2.35M to be forgiven if specified goals met)</text:p>
          </table:table-cell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table:formula="of:=CONCATENATE(&quot;Oct 2010: Amended loan at &quot;;ADDRESS(8;11;4);&quot; to $3.4M @ 3.25%&quot;)" office:value-type="string" office:string-value="Oct 2010: Amended loan at K8 to $3.4M @ 3.25%" calcext:value-type="string">
            <text:p>Oct 2010: Amended loan at K8 to $3.4M @ 3.25%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57"/>
          <table:table-cell table:style-name="ce7"/>
          <table:table-cell table:style-name="ce8"/>
          <table:table-cell table:style-name="ce160" table:number-columns-spanned="4" table:number-rows-spanned="1"/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table:formula="of:=CONCATENATE(&quot;Jun 2012: $1.45M of loan at &quot;;ADDRESS(9;11;4);&quot; converted to grant.&quot;)" office:value-type="string" office:string-value="Jun 2012: $1.45M of loan at K9 converted to grant." calcext:value-type="string">
            <text:p>Jun 2012: $1.45M of loan at K9 converted to grant.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57"/>
          <table:table-cell table:style-name="ce7"/>
          <table:table-cell table:style-name="ce8"/>
          <table:table-cell table:style-name="ce160" table:number-columns-spanned="4" table:number-rows-spanned="1"/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table:formula="of:=CONCATENATE(&quot;2012-13: $1.3M of loan at &quot;;ADDRESS(9;11;4);&quot; to be converted to grant.  &#10;Remaining $300K + interest due 20 Jun 2017.&quot;)" office:value-type="string" office:string-value="2012-13: $1.3M of loan at K9 to be converted to grant.  &#10;Remaining $300K + interest due 20 Jun 2017." calcext:value-type="string">
            <text:p>2012-13: $1.3M of loan at K9 to be converted to grant.  </text:p>
            <text:p>Remaining $300K + interest due 20 Jun 2017.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57"/>
          <table:table-cell table:style-name="ce7"/>
          <table:table-cell table:style-name="ce8"/>
          <table:table-cell table:style-name="ce160" office:value-type="string" calcext:value-type="string" table:number-columns-spanned="4" table:number-rows-spanned="1">
            <text:p>$1,500,000 (forgiven if specified goals met) </text:p>
          </table:table-cell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office:value-type="string" calcext:value-type="string">
            <text:p><text:span text:style-name="T2">Jul 2009: Walton Fund @ 4.0% due 01 Oct 2015 if goals not met.</text:span></text:p>
            <text:p><text:span text:style-name="T3">$500K converted into grant; $500K note payable </text:span><text:span text:style-name="T21">($500K unaccounted for)</text:span>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57"/>
          <table:table-cell table:style-name="ce7"/>
          <table:table-cell table:style-name="ce8"/>
          <table:table-cell table:style-name="ce160" office:value-type="float" office:value="1000000" calcext:value-type="float" table:number-columns-spanned="4" table:number-rows-spanned="1">
            <text:p>$1,000,000</text:p>
          </table:table-cell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6</text:p>
          </table:table-cell>
          <table:table-cell table:style-name="ce8" office:value-type="string" calcext:value-type="string">
            <text:p>March 2012: Charter School Growth Fund (CSGF) @ 4%</text:p>
            <text:p>due Oct 2013 for RS7-LLC8 construction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57"/>
          <table:table-cell table:style-name="ce7"/>
          <table:table-cell table:style-name="ce8"/>
          <table:table-cell table:style-name="ce160" office:value-type="float" office:value="510000" calcext:value-type="float" table:number-columns-spanned="4" table:number-rows-spanned="1">
            <text:p>$510,000</text:p>
          </table:table-cell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6</text:p>
          </table:table-cell>
          <table:table-cell table:style-name="ce8" office:value-type="string" calcext:value-type="string">
            <text:p><text:span text:style-name="T2">5 CDE loans @ 0.38% - 3.43.%</text:span></text:p>
            <text:p><text:span text:style-name="T2">Principal payments deducted from apportionmnet revenue</text:span></text:p>
            <text:p><text:span text:style-name="T26">(not interest?)</text:span>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57"/>
          <table:table-cell table:style-name="ce7"/>
          <table:table-cell table:style-name="ce8" office:value-type="string" calcext:value-type="string">
            <text:p>Mateo Sheedy</text:p>
          </table:table-cell>
          <table:table-cell table:style-name="ce160" office:value-type="float" office:value="5000000" calcext:value-type="float" table:number-columns-spanned="4" table:number-rows-spanned="1">
            <text:p>$5,000,000</text:p>
          </table:table-cell>
          <table:covered-table-cell table:number-columns-repeated="3"/>
          <table:table-cell table:style-name="ce161" office:value-type="string" calcext:value-type="string">
            <text:p>LLC2</text:p>
          </table:table-cell>
          <table:table-cell table:style-name="ce8" office:value-type="string" calcext:value-type="string">
            <text:p>Consolidated Financials 2012, </text:p>
            <text:p>Note 6, p.16</text:p>
          </table:table-cell>
          <table:table-cell table:style-name="ce8" office:value-type="string" calcext:value-type="string">
            <text:p>2007-08: Community Development Financial Institutions Fund @ 5.0%</text:p>
            <text:p>7 year term; interest only over term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57"/>
          <table:table-cell table:style-name="ce7"/>
          <table:table-cell table:style-name="ce8"/>
          <table:table-cell table:style-name="ce160" office:value-type="string" calcext:value-type="string" table:number-columns-spanned="4" table:number-rows-spanned="1">
            <text:p>$641, 405 (out of $700K)</text:p>
          </table:table-cell>
          <table:covered-table-cell table:number-columns-repeated="3"/>
          <table:table-cell table:style-name="ce161"/>
          <table:table-cell table:style-name="ce8" office:value-type="string" calcext:value-type="string">
            <text:p>Consolidated Financials 2012, </text:p>
            <text:p>Note 6, p.16</text:p>
          </table:table-cell>
          <table:table-cell table:style-name="ce8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57"/>
          <table:table-cell table:style-name="ce7"/>
          <table:table-cell table:style-name="ce8" office:value-type="string" calcext:value-type="string">
            <text:p>Sí Si Puede</text:p>
          </table:table-cell>
          <table:table-cell table:style-name="ce160" office:value-type="float" office:value="6800000" calcext:value-type="float" table:number-columns-spanned="4" table:number-rows-spanned="1">
            <text:p>$6,800,000</text:p>
          </table:table-cell>
          <table:covered-table-cell table:number-columns-repeated="3"/>
          <table:table-cell table:style-name="ce161" office:value-type="string" calcext:value-type="string">
            <text:p>LLC3</text:p>
          </table:table-cell>
          <table:table-cell table:style-name="ce8" office:value-type="string" calcext:value-type="string">
            <text:p>Consolidated Financials 2012, </text:p>
            <text:p>Note 6, p.17</text:p>
          </table:table-cell>
          <table:table-cell table:style-name="ce8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8" table:number-columns-repeated="18"/>
          <table:table-cell table:number-columns-repeated="996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8" table:number-columns-repeated="25"/>
          <table:table-cell table:number-columns-repeated="996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SB740_Leases" table:base-cell-address="$Dashboard.$A$1" table:cell-range-address="$Dashboard.$A$113:.$H$21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Alegreya Sans&quot;" svg:font-family="'&quot;docs-Alegreya Sans&quot;'"/>
    <style:font-face style:name="Alegreya Sans" svg:font-family="'Alegreya Sans'"/>
    <style:font-face style:name="Alegreya Sans, Arial" svg:font-family="'Alegreya Sans, Arial'"/>
    <style:font-face style:name="Arial" svg:font-family="Arial"/>
    <style:font-face style:name="Cambria" svg:font-family="Cambria"/>
    <style:font-face style:name="Roboto" svg:font-family="Roboto"/>
    <style:font-face style:name="Roboto Mono" svg:font-family="'Roboto Mono'"/>
    <style:font-face style:name="Roboto Mono, Arial" svg:font-family="'Roboto Mono, Aria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 </number:text>
      <number:month number:textual="true"/>
      <number:text> </number:text>
      <number:year number:style="long"/>
    </number:date-style>
    <number:date-style style:name="N126">
      <number:month number:style="long" number:textual="true"/>
      <number:text> </number:text>
      <number:year number:style="long"/>
    </number:date-style>
    <number:date-style style:name="N127">
      <number:month number:textual="true"/>
      <number:text> </number:text>
      <number:year number:style="long"/>
    </number:date-style>
    <number:number-style style:name="N128">
      <number:text>$</number:text>
      <number:number number:decimal-places="2" loext:min-decimal-places="2" number:min-integer-digits="1" number:grouping="true"/>
    </number:number-style>
    <number:currency-style style:name="N129">
      <number:currency-symbol>$</number:currency-symbol>
      <number:number number:decimal-places="0" loext:min-decimal-places="0" number:min-integer-digits="1" number:grouping="true"/>
    </number:currency-style>
    <number:number-style style:name="N130">
      <number:text>$</number:text>
      <number:number number:decimal-places="0" loext:min-decimal-places="0" number:min-integer-digits="1" number:grouping="true"/>
    </number:number-style>
    <number:date-style style:name="N131">
      <number:month number:style="long" number:textual="true"/>
      <number:text> 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Roboto" fo:font-family="Roboto" style:font-name-asian="Linux Libertine G" style:font-family-asian="'Linux Libertine G'" style:font-family-generic-asian="system" style:font-pitch-asian="variable" style:font-name-complex="Roboto" style:font-family-complex="Roboto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bt_20_Summaries" style:display-name="PageStyle_Debt Summari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leted_20_data" style:display-name="PageStyle_deleted 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453" meta:object-count="0"/>
    <meta:generator>LibreOfficeDev/6.0.5.2$Linux_X86_64 LibreOffice_project/</meta:generator>
  </office:meta>
</office:document-meta>
</file>